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s" table:style-name="ta1" table:print="false">
        <table:table-column table:style-name="co1" table:default-cell-style-name="Default"/>
        <table:table-row table:style-name="ro1">
          <table:table-cell>
            <draw:frame table:end-cell-address="Graphs.H22" table:end-x="2.119cm" table:end-y="0.319cm" draw:z-index="0" draw:style-name="gr1" draw:text-style-name="P1" svg:width="17.813cm" svg:height="9.697cm" svg:x="0.112cm" svg:y="0.106cm">
              <draw:object draw:notify-on-update-of-ranges="Data.A1:Data.A1 Data.A2:Data.A301 Data.B1:Data.B1 Data.B2:Data.B301 Data.C1:Data.C1 Data.C2:Data.C301 Data.D1:Data.D1 Data.D2:Data.D301 Data.E1:Data.E1 Data.E2:Data.E3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12x12 1ff</text:p>
          </table:table-cell>
          <table:table-cell table:style-name="ce1" office:value-type="string">
            <text:p>21x21 3ff</text:p>
          </table:table-cell>
          <table:table-cell table:style-name="ce1" office:value-type="string">
            <text:p>30x30 6ff</text:p>
          </table:table-cell>
          <table:table-cell table:style-name="ce1" office:value-type="string">
            <text:p>38x38 10ff</text:p>
          </table:table-cell>
          <table:table-cell table:style-name="ce1" office:value-type="string">
            <text:p>47x47 15ff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number-columns-repeated="3" office:value-type="float" office:value="1.9">
            <text:p>1.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">
            <text:p>3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">
            <text:p>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table:number-columns-repeated="2" office:value-type="float" office:value="3.4">
            <text:p>3.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3.7">
            <text:p>3.7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8">
            <text:p>3.8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9">
            <text:p>3.9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number-columns-repeated="2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.4">
            <text:p>4.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number-columns-repeated="3" office:value-type="float" office:value="5.1">
            <text:p>5.1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.2">
            <text:p>5.2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5.5">
            <text:p>5.5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5.7">
            <text:p>5.7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5.8">
            <text:p>5.8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6.1">
            <text:p>6.1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6.7">
            <text:p>6.7</text:p>
          </table:table-cell>
          <table:table-cell office:value-type="float" office:value="6.3">
            <text:p>6.3</text:p>
          </table:table-cell>
          <table:table-cell office:value-type="float" office:value="6.1">
            <text:p>6.1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6.7">
            <text:p>6.7</text:p>
          </table:table-cell>
          <table:table-cell office:value-type="float" office:value="6.4">
            <text:p>6.4</text:p>
          </table:table-cell>
          <table:table-cell office:value-type="float" office:value="6.2">
            <text:p>6.2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6.6">
            <text:p>6.6</text:p>
          </table:table-cell>
          <table:table-cell office:value-type="float" office:value="6.4">
            <text:p>6.4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6.7">
            <text:p>6.7</text:p>
          </table:table-cell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6.7">
            <text:p>6.7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7.3">
            <text:p>7.3</text:p>
          </table:table-cell>
          <table:table-cell office:value-type="float" office:value="7.1">
            <text:p>7.1</text:p>
          </table:table-cell>
          <table:table-cell office:value-type="float" office:value="6.8">
            <text:p>6.8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6.9">
            <text:p>6.9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7.6">
            <text:p>7.6</text:p>
          </table:table-cell>
          <table:table-cell office:value-type="float" office:value="7.5">
            <text:p>7.5</text:p>
          </table:table-cell>
          <table:table-cell office:value-type="float" office:value="6.9">
            <text:p>6.9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7.9">
            <text:p>7.9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8.1">
            <text:p>8.1</text:p>
          </table:table-cell>
          <table:table-cell office:value-type="float" office:value="7.8">
            <text:p>7.8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table:number-columns-repeated="2" office:value-type="float" office:value="8.2">
            <text:p>8.2</text:p>
          </table:table-cell>
          <table:table-cell office:value-type="float" office:value="7.6">
            <text:p>7.6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8.5">
            <text:p>8.5</text:p>
          </table:table-cell>
          <table:table-cell office:value-type="float" office:value="8.4">
            <text:p>8.4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8.8">
            <text:p>8.8</text:p>
          </table:table-cell>
          <table:table-cell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9">
            <text:p>8.9</text:p>
          </table:table-cell>
          <table:table-cell office:value-type="float" office:value="8.6">
            <text:p>8.6</text:p>
          </table:table-cell>
          <table:table-cell office:value-type="float" office:value="7.6">
            <text:p>7.6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8.9">
            <text:p>8.9</text:p>
          </table:table-cell>
          <table:table-cell office:value-type="float" office:value="8.7">
            <text:p>8.7</text:p>
          </table:table-cell>
          <table:table-cell office:value-type="float" office:value="7.7">
            <text:p>7.7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9">
            <text:p>9</text:p>
          </table:table-cell>
          <table:table-cell office:value-type="float" office:value="8.9">
            <text:p>8.9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9">
            <text:p>9</text:p>
          </table:table-cell>
          <table:table-cell office:value-type="float" office:value="9.1">
            <text:p>9.1</text:p>
          </table:table-cell>
          <table:table-cell table:number-columns-repeated="2" office:value-type="float" office:value="8.1">
            <text:p>8.1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table:number-columns-repeated="2" office:value-type="float" office:value="9.2">
            <text:p>9.2</text:p>
          </table:table-cell>
          <table:table-cell table:number-columns-repeated="2" office:value-type="float" office:value="8.1">
            <text:p>8.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8.2">
            <text:p>8.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9.7">
            <text:p>9.7</text:p>
          </table:table-cell>
          <table:table-cell office:value-type="float" office:value="9.4">
            <text:p>9.4</text:p>
          </table:table-cell>
          <table:table-cell office:value-type="float" office:value="8.3">
            <text:p>8.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9.9">
            <text:p>9.9</text:p>
          </table:table-cell>
          <table:table-cell office:value-type="float" office:value="9.4">
            <text:p>9.4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table:number-columns-repeated="2" office:value-type="float" office:value="9.9">
            <text:p>9.9</text:p>
          </table:table-cell>
          <table:table-cell office:value-type="float" office:value="9.5">
            <text:p>9.5</text:p>
          </table:table-cell>
          <table:table-cell office:value-type="float" office:value="8.9">
            <text:p>8.9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number-columns-repeated="2" office:value-type="float" office:value="9.9">
            <text:p>9.9</text:p>
          </table:table-cell>
          <table:table-cell table:number-columns-repeated="2" office:value-type="float" office:value="8.9">
            <text:p>8.9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  <table:table-cell office:value-type="float" office:value="9.1">
            <text:p>9.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.2">
            <text:p>9.2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9.2">
            <text:p>9.2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10.1">
            <text:p>10.1</text:p>
          </table:table-cell>
          <table:table-cell office:value-type="float" office:value="10.4">
            <text:p>10.4</text:p>
          </table:table-cell>
          <table:table-cell office:value-type="float" office:value="9.4">
            <text:p>9.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table:number-columns-repeated="2"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9.4">
            <text:p>9.4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table:number-columns-repeated="2"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9.7">
            <text:p>9.7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table:number-columns-repeated="2"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9.9">
            <text:p>9.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number-columns-repeated="2"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0.1">
            <text:p>10.1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11.2922902494">
            <text:p>11.29</text:p>
          </table:table-cell>
          <table:table-cell office:value-type="float" office:value="11.5982222222">
            <text:p>11.6</text:p>
          </table:table-cell>
          <table:table-cell office:value-type="float" office:value="10.1992382271">
            <text:p>10.2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11.4805555556">
            <text:p>11.48</text:p>
          </table:table-cell>
          <table:table-cell office:value-type="float" office:value="11.2922902494">
            <text:p>11.29</text:p>
          </table:table-cell>
          <table:table-cell office:value-type="float" office:value="11.796">
            <text:p>11.8</text:p>
          </table:table-cell>
          <table:table-cell office:value-type="float" office:value="10.3965373961">
            <text:p>10.4</text:p>
          </table:table-cell>
          <table:table-cell office:value-type="float" office:value="10.8995473065">
            <text:p>10.9</text:p>
          </table:table-cell>
        </table:table-row>
        <table:table-row table:style-name="ro1">
          <table:table-cell office:value-type="float" office:value="11.5805555556">
            <text:p>11.58</text:p>
          </table:table-cell>
          <table:table-cell office:value-type="float" office:value="11.4922902494">
            <text:p>11.49</text:p>
          </table:table-cell>
          <table:table-cell office:value-type="float" office:value="11.89">
            <text:p>11.89</text:p>
          </table:table-cell>
          <table:table-cell office:value-type="float" office:value="10.5948060942">
            <text:p>10.59</text:p>
          </table:table-cell>
          <table:table-cell office:value-type="float" office:value="10.8990493436">
            <text:p>10.9</text:p>
          </table:table-cell>
        </table:table-row>
        <table:table-row table:style-name="ro1">
          <table:table-cell office:value-type="float" office:value="11.7791666667">
            <text:p>11.78</text:p>
          </table:table-cell>
          <table:table-cell office:value-type="float" office:value="11.6922902494">
            <text:p>11.69</text:p>
          </table:table-cell>
          <table:table-cell office:value-type="float" office:value="12.0898888889">
            <text:p>12.09</text:p>
          </table:table-cell>
          <table:table-cell office:value-type="float" office:value="10.6939750693">
            <text:p>10.69</text:p>
          </table:table-cell>
          <table:table-cell office:value-type="float" office:value="10.9971480308">
            <text:p>11</text:p>
          </table:table-cell>
        </table:table-row>
        <table:table-row table:style-name="ro1">
          <table:table-cell office:value-type="float" office:value="11.8618055556">
            <text:p>11.86</text:p>
          </table:table-cell>
          <table:table-cell office:value-type="float" office:value="11.8823129252">
            <text:p>11.88</text:p>
          </table:table-cell>
          <table:table-cell office:value-type="float" office:value="12.3878888889">
            <text:p>12.39</text:p>
          </table:table-cell>
          <table:table-cell office:value-type="float" office:value="10.7934903047">
            <text:p>10.79</text:p>
          </table:table-cell>
          <table:table-cell office:value-type="float" office:value="11.1961068357">
            <text:p>11.2</text:p>
          </table:table-cell>
        </table:table-row>
        <table:table-row table:style-name="ro1">
          <table:table-cell office:value-type="float" office:value="11.9618055556">
            <text:p>11.96</text:p>
          </table:table-cell>
          <table:table-cell office:value-type="float" office:value="12.0820861678">
            <text:p>12.08</text:p>
          </table:table-cell>
          <table:table-cell office:value-type="float" office:value="12.4866666667">
            <text:p>12.49</text:p>
          </table:table-cell>
          <table:table-cell office:value-type="float" office:value="10.9921745152">
            <text:p>10.99</text:p>
          </table:table-cell>
          <table:table-cell office:value-type="float" office:value="11.4947487551">
            <text:p>11.49</text:p>
          </table:table-cell>
        </table:table-row>
        <table:table-row table:style-name="ro1">
          <table:table-cell office:value-type="float" office:value="12.1611111111">
            <text:p>12.16</text:p>
          </table:table-cell>
          <table:table-cell office:value-type="float" office:value="12.2818594104">
            <text:p>12.28</text:p>
          </table:table-cell>
          <table:table-cell office:value-type="float" office:value="12.5864444444">
            <text:p>12.59</text:p>
          </table:table-cell>
          <table:table-cell office:value-type="float" office:value="11.2912742382">
            <text:p>11.29</text:p>
          </table:table-cell>
          <table:table-cell office:value-type="float" office:value="11.4942960616">
            <text:p>11.49</text:p>
          </table:table-cell>
        </table:table-row>
        <table:table-row table:style-name="ro1">
          <table:table-cell office:value-type="float" office:value="12.3604166667">
            <text:p>12.36</text:p>
          </table:table-cell>
          <table:table-cell office:value-type="float" office:value="12.4816326531">
            <text:p>12.48</text:p>
          </table:table-cell>
          <table:table-cell office:value-type="float" office:value="12.985">
            <text:p>12.99</text:p>
          </table:table-cell>
          <table:table-cell office:value-type="float" office:value="11.5909279778">
            <text:p>11.59</text:p>
          </table:table-cell>
          <table:table-cell office:value-type="float" office:value="11.6921231326">
            <text:p>11.69</text:p>
          </table:table-cell>
        </table:table-row>
        <table:table-row table:style-name="ro1">
          <table:table-cell office:value-type="float" office:value="12.6583333333">
            <text:p>12.66</text:p>
          </table:table-cell>
          <table:table-cell office:value-type="float" office:value="12.6814058957">
            <text:p>12.68</text:p>
          </table:table-cell>
          <table:table-cell office:value-type="float" office:value="12.9841111111">
            <text:p>12.98</text:p>
          </table:table-cell>
          <table:table-cell office:value-type="float" office:value="11.6896814404">
            <text:p>11.69</text:p>
          </table:table-cell>
          <table:table-cell office:value-type="float" office:value="11.9918515165">
            <text:p>11.99</text:p>
          </table:table-cell>
        </table:table-row>
        <table:table-row table:style-name="ro1">
          <table:table-cell office:value-type="float" office:value="12.9527777778">
            <text:p>12.95</text:p>
          </table:table-cell>
          <table:table-cell office:value-type="float" office:value="12.980952381">
            <text:p>12.98</text:p>
          </table:table-cell>
          <table:table-cell office:value-type="float" office:value="13.2838888889">
            <text:p>13.28</text:p>
          </table:table-cell>
          <table:table-cell office:value-type="float" office:value="11.6886426593">
            <text:p>11.69</text:p>
          </table:table-cell>
          <table:table-cell office:value-type="float" office:value="12.1917157085">
            <text:p>12.19</text:p>
          </table:table-cell>
        </table:table-row>
        <table:table-row table:style-name="ro1">
          <table:table-cell office:value-type="float" office:value="13.0423611111">
            <text:p>13.04</text:p>
          </table:table-cell>
          <table:table-cell office:value-type="float" office:value="12.980952381">
            <text:p>12.98</text:p>
          </table:table-cell>
          <table:table-cell office:value-type="float" office:value="13.4837777778">
            <text:p>13.48</text:p>
          </table:table-cell>
          <table:table-cell office:value-type="float" office:value="11.6867728532">
            <text:p>11.69</text:p>
          </table:table-cell>
          <table:table-cell office:value-type="float" office:value="12.2908103214">
            <text:p>12.29</text:p>
          </table:table-cell>
        </table:table-row>
        <table:table-row table:style-name="ro1">
          <table:table-cell office:value-type="float" office:value="13.2416666667">
            <text:p>13.24</text:p>
          </table:table-cell>
          <table:table-cell office:value-type="float" office:value="12.980952381">
            <text:p>12.98</text:p>
          </table:table-cell>
          <table:table-cell office:value-type="float" office:value="13.6832222222">
            <text:p>13.68</text:p>
          </table:table-cell>
          <table:table-cell office:value-type="float" office:value="11.885734072">
            <text:p>11.89</text:p>
          </table:table-cell>
          <table:table-cell office:value-type="float" office:value="12.388184699">
            <text:p>12.39</text:p>
          </table:table-cell>
        </table:table-row>
        <table:table-row table:style-name="ro1">
          <table:table-cell office:value-type="float" office:value="13.2416666667">
            <text:p>13.24</text:p>
          </table:table-cell>
          <table:table-cell office:value-type="float" office:value="13.2807256236">
            <text:p>13.28</text:p>
          </table:table-cell>
          <table:table-cell office:value-type="float" office:value="13.883">
            <text:p>13.88</text:p>
          </table:table-cell>
          <table:table-cell office:value-type="float" office:value="12.0836565097">
            <text:p>12.08</text:p>
          </table:table-cell>
          <table:table-cell office:value-type="float" office:value="12.5880036215">
            <text:p>12.59</text:p>
          </table:table-cell>
        </table:table-row>
        <table:table-row table:style-name="ro1">
          <table:table-cell office:value-type="float" office:value="13.5402777778">
            <text:p>13.54</text:p>
          </table:table-cell>
          <table:table-cell office:value-type="float" office:value="13.3804988662">
            <text:p>13.38</text:p>
          </table:table-cell>
          <table:table-cell office:value-type="float" office:value="13.982">
            <text:p>13.98</text:p>
          </table:table-cell>
          <table:table-cell office:value-type="float" office:value="12.2831024931">
            <text:p>12.28</text:p>
          </table:table-cell>
          <table:table-cell office:value-type="float" office:value="12.8859212313">
            <text:p>12.89</text:p>
          </table:table-cell>
        </table:table-row>
        <table:table-row table:style-name="ro1">
          <table:table-cell office:value-type="float" office:value="13.8388888889">
            <text:p>13.84</text:p>
          </table:table-cell>
          <table:table-cell office:value-type="float" office:value="13.5802721088">
            <text:p>13.58</text:p>
          </table:table-cell>
          <table:table-cell office:value-type="float" office:value="14.1798888889">
            <text:p>14.18</text:p>
          </table:table-cell>
          <table:table-cell office:value-type="float" office:value="12.4822714681">
            <text:p>12.48</text:p>
          </table:table-cell>
          <table:table-cell office:value-type="float" office:value="13.085106383">
            <text:p>13.09</text:p>
          </table:table-cell>
        </table:table-row>
        <table:table-row table:style-name="ro1">
          <table:table-cell office:value-type="float" office:value="14.0381944444">
            <text:p>14.04</text:p>
          </table:table-cell>
          <table:table-cell office:value-type="float" office:value="13.6800453515">
            <text:p>13.68</text:p>
          </table:table-cell>
          <table:table-cell office:value-type="float" office:value="14.2796666667">
            <text:p>14.28</text:p>
          </table:table-cell>
          <table:table-cell office:value-type="float" office:value="12.8809556787">
            <text:p>12.88</text:p>
          </table:table-cell>
          <table:table-cell office:value-type="float" office:value="13.2837483024">
            <text:p>13.28</text:p>
          </table:table-cell>
        </table:table-row>
        <table:table-row table:style-name="ro1">
          <table:table-cell office:value-type="float" office:value="14.3368055556">
            <text:p>14.34</text:p>
          </table:table-cell>
          <table:table-cell office:value-type="float" office:value="13.6800453515">
            <text:p>13.68</text:p>
          </table:table-cell>
          <table:table-cell office:value-type="float" office:value="14.6787777778">
            <text:p>14.68</text:p>
          </table:table-cell>
          <table:table-cell office:value-type="float" office:value="12.9779778393">
            <text:p>12.98</text:p>
          </table:table-cell>
          <table:table-cell office:value-type="float" office:value="13.2837483024">
            <text:p>13.28</text:p>
          </table:table-cell>
        </table:table-row>
        <table:table-row table:style-name="ro1">
          <table:table-cell office:value-type="float" office:value="14.4368055556">
            <text:p>14.44</text:p>
          </table:table-cell>
          <table:table-cell office:value-type="float" office:value="13.9798185941">
            <text:p>13.98</text:p>
          </table:table-cell>
          <table:table-cell office:value-type="float" office:value="14.9784444444">
            <text:p>14.98</text:p>
          </table:table-cell>
          <table:table-cell office:value-type="float" office:value="13.0774930748">
            <text:p>13.08</text:p>
          </table:table-cell>
          <table:table-cell office:value-type="float" office:value="13.3836577637">
            <text:p>13.38</text:p>
          </table:table-cell>
        </table:table-row>
        <table:table-row table:style-name="ro1">
          <table:table-cell office:value-type="float" office:value="14.6361111111">
            <text:p>14.64</text:p>
          </table:table-cell>
          <table:table-cell office:value-type="float" office:value="14.1768707483">
            <text:p>14.18</text:p>
          </table:table-cell>
          <table:table-cell office:value-type="float" office:value="15.078">
            <text:p>15.08</text:p>
          </table:table-cell>
          <table:table-cell office:value-type="float" office:value="13.0752770083">
            <text:p>13.08</text:p>
          </table:table-cell>
          <table:table-cell office:value-type="float" office:value="13.7818922589">
            <text:p>13.78</text:p>
          </table:table-cell>
        </table:table-row>
        <table:table-row table:style-name="ro1">
          <table:table-cell office:value-type="float" office:value="14.725">
            <text:p>14.73</text:p>
          </table:table-cell>
          <table:table-cell office:value-type="float" office:value="14.3764172336">
            <text:p>14.38</text:p>
          </table:table-cell>
          <table:table-cell office:value-type="float" office:value="15.1778888889">
            <text:p>15.18</text:p>
          </table:table-cell>
          <table:table-cell office:value-type="float" office:value="13.3741689751">
            <text:p>13.37</text:p>
          </table:table-cell>
          <table:table-cell office:value-type="float" office:value="13.8810321412">
            <text:p>13.88</text:p>
          </table:table-cell>
        </table:table-row>
        <table:table-row table:style-name="ro1">
          <table:table-cell office:value-type="float" office:value="14.9243055556">
            <text:p>14.92</text:p>
          </table:table-cell>
          <table:table-cell office:value-type="float" office:value="14.4764172336">
            <text:p>14.48</text:p>
          </table:table-cell>
          <table:table-cell office:value-type="float" office:value="15.1766666667">
            <text:p>15.18</text:p>
          </table:table-cell>
          <table:table-cell office:value-type="float" office:value="13.671398892">
            <text:p>13.67</text:p>
          </table:table-cell>
          <table:table-cell office:value-type="float" office:value="14.1799004074">
            <text:p>14.18</text:p>
          </table:table-cell>
        </table:table-row>
        <table:table-row table:style-name="ro1">
          <table:table-cell office:value-type="float" office:value="15.0243055556">
            <text:p>15.02</text:p>
          </table:table-cell>
          <table:table-cell office:value-type="float" office:value="14.5761904762">
            <text:p>14.58</text:p>
          </table:table-cell>
          <table:table-cell office:value-type="float" office:value="15.5761111111">
            <text:p>15.58</text:p>
          </table:table-cell>
          <table:table-cell office:value-type="float" office:value="13.770567867">
            <text:p>13.77</text:p>
          </table:table-cell>
          <table:table-cell office:value-type="float" office:value="14.2790855591">
            <text:p>14.28</text:p>
          </table:table-cell>
        </table:table-row>
        <table:table-row table:style-name="ro1">
          <table:table-cell office:value-type="float" office:value="15.1243055556">
            <text:p>15.12</text:p>
          </table:table-cell>
          <table:table-cell office:value-type="float" office:value="14.5739229025">
            <text:p>14.57</text:p>
          </table:table-cell>
          <table:table-cell office:value-type="float" office:value="15.6755555556">
            <text:p>15.68</text:p>
          </table:table-cell>
          <table:table-cell office:value-type="float" office:value="13.870498615">
            <text:p>13.87</text:p>
          </table:table-cell>
          <table:table-cell office:value-type="float" office:value="14.7777274785">
            <text:p>14.78</text:p>
          </table:table-cell>
        </table:table-row>
        <table:table-row table:style-name="ro1">
          <table:table-cell office:value-type="float" office:value="15.4229166667">
            <text:p>15.42</text:p>
          </table:table-cell>
          <table:table-cell office:value-type="float" office:value="15.0732426304">
            <text:p>15.07</text:p>
          </table:table-cell>
          <table:table-cell office:value-type="float" office:value="15.7754444444">
            <text:p>15.78</text:p>
          </table:table-cell>
          <table:table-cell office:value-type="float" office:value="13.9666897507">
            <text:p>13.97</text:p>
          </table:table-cell>
          <table:table-cell office:value-type="float" office:value="14.7752829335">
            <text:p>14.78</text:p>
          </table:table-cell>
        </table:table-row>
        <table:table-row table:style-name="ro1">
          <table:table-cell office:value-type="float" office:value="15.6215277778">
            <text:p>15.62</text:p>
          </table:table-cell>
          <table:table-cell office:value-type="float" office:value="15.3725623583">
            <text:p>15.37</text:p>
          </table:table-cell>
          <table:table-cell office:value-type="float" office:value="16.0731111111">
            <text:p>16.07</text:p>
          </table:table-cell>
          <table:table-cell office:value-type="float" office:value="14.1657894737">
            <text:p>14.17</text:p>
          </table:table-cell>
          <table:table-cell office:value-type="float" office:value="14.7746038932">
            <text:p>14.77</text:p>
          </table:table-cell>
        </table:table-row>
        <table:table-row table:style-name="ro1">
          <table:table-cell office:value-type="float" office:value="15.7215277778">
            <text:p>15.72</text:p>
          </table:table-cell>
          <table:table-cell office:value-type="float" office:value="15.4723356009">
            <text:p>15.47</text:p>
          </table:table-cell>
          <table:table-cell office:value-type="float" office:value="16.1728888889">
            <text:p>16.17</text:p>
          </table:table-cell>
          <table:table-cell office:value-type="float" office:value="14.3623961219">
            <text:p>14.36</text:p>
          </table:table-cell>
          <table:table-cell office:value-type="float" office:value="14.9726120416">
            <text:p>14.97</text:p>
          </table:table-cell>
        </table:table-row>
        <table:table-row table:style-name="ro1">
          <table:table-cell office:value-type="float" office:value="16.0208333333">
            <text:p>16.02</text:p>
          </table:table-cell>
          <table:table-cell office:value-type="float" office:value="15.5689342404">
            <text:p>15.57</text:p>
          </table:table-cell>
          <table:table-cell office:value-type="float" office:value="16.3725555556">
            <text:p>16.37</text:p>
          </table:table-cell>
          <table:table-cell office:value-type="float" office:value="14.5592105263">
            <text:p>14.56</text:p>
          </table:table-cell>
          <table:table-cell office:value-type="float" office:value="15.2709370756">
            <text:p>15.27</text:p>
          </table:table-cell>
        </table:table-row>
        <table:table-row table:style-name="ro1">
          <table:table-cell office:value-type="float" office:value="16.0208333333">
            <text:p>16.02</text:p>
          </table:table-cell>
          <table:table-cell office:value-type="float" office:value="15.768707483">
            <text:p>15.77</text:p>
          </table:table-cell>
          <table:table-cell office:value-type="float" office:value="16.7716666667">
            <text:p>16.77</text:p>
          </table:table-cell>
          <table:table-cell office:value-type="float" office:value="14.6554709141">
            <text:p>14.66</text:p>
          </table:table-cell>
          <table:table-cell office:value-type="float" office:value="15.4694884563">
            <text:p>15.47</text:p>
          </table:table-cell>
        </table:table-row>
        <table:table-row table:style-name="ro1">
          <table:table-cell office:value-type="float" office:value="16.3194444444">
            <text:p>16.32</text:p>
          </table:table-cell>
          <table:table-cell office:value-type="float" office:value="15.9682539683">
            <text:p>15.97</text:p>
          </table:table-cell>
          <table:table-cell office:value-type="float" office:value="16.8716666667">
            <text:p>16.87</text:p>
          </table:table-cell>
          <table:table-cell office:value-type="float" office:value="14.9539473684">
            <text:p>14.95</text:p>
          </table:table-cell>
          <table:table-cell office:value-type="float" office:value="15.5692621096">
            <text:p>15.57</text:p>
          </table:table-cell>
        </table:table-row>
        <table:table-row table:style-name="ro1">
          <table:table-cell office:value-type="float" office:value="16.41875">
            <text:p>16.42</text:p>
          </table:table-cell>
          <table:table-cell office:value-type="float" office:value="16.1678004535">
            <text:p>16.17</text:p>
          </table:table-cell>
          <table:table-cell office:value-type="float" office:value="17.0691111111">
            <text:p>17.07</text:p>
          </table:table-cell>
          <table:table-cell office:value-type="float" office:value="14.9539473684">
            <text:p>14.95</text:p>
          </table:table-cell>
          <table:table-cell office:value-type="float" office:value="15.7683567225">
            <text:p>15.77</text:p>
          </table:table-cell>
        </table:table-row>
        <table:table-row table:style-name="ro1">
          <table:table-cell office:value-type="float" office:value="16.4083333333">
            <text:p>16.41</text:p>
          </table:table-cell>
          <table:table-cell office:value-type="float" office:value="16.4673469388">
            <text:p>16.47</text:p>
          </table:table-cell>
          <table:table-cell office:value-type="float" office:value="17.2688888889">
            <text:p>17.27</text:p>
          </table:table-cell>
          <table:table-cell office:value-type="float" office:value="15.1524238227">
            <text:p>15.15</text:p>
          </table:table-cell>
          <table:table-cell office:value-type="float" office:value="15.9658669081">
            <text:p>15.97</text:p>
          </table:table-cell>
        </table:table-row>
        <table:table-row table:style-name="ro1">
          <table:table-cell office:value-type="float" office:value="16.4083333333">
            <text:p>16.41</text:p>
          </table:table-cell>
          <table:table-cell office:value-type="float" office:value="16.5671201814">
            <text:p>16.57</text:p>
          </table:table-cell>
          <table:table-cell office:value-type="float" office:value="17.3686666667">
            <text:p>17.37</text:p>
          </table:table-cell>
          <table:table-cell office:value-type="float" office:value="15.5484764543">
            <text:p>15.55</text:p>
          </table:table-cell>
          <table:table-cell office:value-type="float" office:value="16.2623811679">
            <text:p>16.26</text:p>
          </table:table-cell>
        </table:table-row>
        <table:table-row table:style-name="ro1">
          <table:table-cell office:value-type="float" office:value="16.6951388889">
            <text:p>16.7</text:p>
          </table:table-cell>
          <table:table-cell office:value-type="float" office:value="16.666893424">
            <text:p>16.67</text:p>
          </table:table-cell>
          <table:table-cell office:value-type="float" office:value="17.6682222222">
            <text:p>17.67</text:p>
          </table:table-cell>
          <table:table-cell office:value-type="float" office:value="15.6474376731">
            <text:p>15.65</text:p>
          </table:table-cell>
          <table:table-cell office:value-type="float" office:value="16.4593481213">
            <text:p>16.46</text:p>
          </table:table-cell>
        </table:table-row>
        <table:table-row table:style-name="ro1">
          <table:table-cell office:value-type="float" office:value="16.7944444444">
            <text:p>16.79</text:p>
          </table:table-cell>
          <table:table-cell office:value-type="float" office:value="16.9662131519">
            <text:p>16.97</text:p>
          </table:table-cell>
          <table:table-cell office:value-type="float" office:value="17.8664444444">
            <text:p>17.87</text:p>
          </table:table-cell>
          <table:table-cell office:value-type="float" office:value="16.0436980609">
            <text:p>16.04</text:p>
          </table:table-cell>
          <table:table-cell office:value-type="float" office:value="16.5578089633">
            <text:p>16.56</text:p>
          </table:table-cell>
        </table:table-row>
        <table:table-row table:style-name="ro1">
          <table:table-cell office:value-type="float" office:value="16.9930555556">
            <text:p>16.99</text:p>
          </table:table-cell>
          <table:table-cell office:value-type="float" office:value="17.2657596372">
            <text:p>17.27</text:p>
          </table:table-cell>
          <table:table-cell office:value-type="float" office:value="18.0654444444">
            <text:p>18.07</text:p>
          </table:table-cell>
          <table:table-cell office:value-type="float" office:value="16.1421745152">
            <text:p>16.14</text:p>
          </table:table-cell>
          <table:table-cell office:value-type="float" office:value="16.7573110005">
            <text:p>16.76</text:p>
          </table:table-cell>
        </table:table-row>
        <table:table-row table:style-name="ro1">
          <table:table-cell office:value-type="float" office:value="17.1916666667">
            <text:p>17.19</text:p>
          </table:table-cell>
          <table:table-cell office:value-type="float" office:value="17.2657596372">
            <text:p>17.27</text:p>
          </table:table-cell>
          <table:table-cell office:value-type="float" office:value="18.3652222222">
            <text:p>18.37</text:p>
          </table:table-cell>
          <table:table-cell office:value-type="float" office:value="16.2389196676">
            <text:p>16.24</text:p>
          </table:table-cell>
          <table:table-cell office:value-type="float" office:value="16.9566319602">
            <text:p>16.96</text:p>
          </table:table-cell>
        </table:table-row>
        <table:table-row table:style-name="ro1">
          <table:table-cell office:value-type="float" office:value="17.1916666667">
            <text:p>17.19</text:p>
          </table:table-cell>
          <table:table-cell office:value-type="float" office:value="17.5653061224">
            <text:p>17.57</text:p>
          </table:table-cell>
          <table:table-cell office:value-type="float" office:value="18.5647777778">
            <text:p>18.56</text:p>
          </table:table-cell>
          <table:table-cell office:value-type="float" office:value="16.434833795">
            <text:p>16.43</text:p>
          </table:table-cell>
          <table:table-cell office:value-type="float" office:value="17.0555907651">
            <text:p>17.06</text:p>
          </table:table-cell>
        </table:table-row>
        <table:table-row table:style-name="ro1">
          <table:table-cell office:value-type="float" office:value="17.4895833333">
            <text:p>17.49</text:p>
          </table:table-cell>
          <table:table-cell office:value-type="float" office:value="17.6650793651">
            <text:p>17.67</text:p>
          </table:table-cell>
          <table:table-cell office:value-type="float" office:value="18.6627777778">
            <text:p>18.66</text:p>
          </table:table-cell>
          <table:table-cell office:value-type="float" office:value="16.4337257618">
            <text:p>16.43</text:p>
          </table:table-cell>
          <table:table-cell office:value-type="float" office:value="17.2544590312">
            <text:p>17.25</text:p>
          </table:table-cell>
        </table:table-row>
        <table:table-row table:style-name="ro1">
          <table:table-cell office:value-type="float" office:value="17.6881944444">
            <text:p>17.69</text:p>
          </table:table-cell>
          <table:table-cell office:value-type="float" office:value="17.7648526077">
            <text:p>17.76</text:p>
          </table:table-cell>
          <table:table-cell office:value-type="float" office:value="18.761">
            <text:p>18.76</text:p>
          </table:table-cell>
          <table:table-cell office:value-type="float" office:value="16.630401662">
            <text:p>16.63</text:p>
          </table:table-cell>
          <table:table-cell office:value-type="float" office:value="17.3521502943">
            <text:p>17.35</text:p>
          </table:table-cell>
        </table:table-row>
        <table:table-row table:style-name="ro1">
          <table:table-cell office:value-type="float" office:value="17.6881944444">
            <text:p>17.69</text:p>
          </table:table-cell>
          <table:table-cell office:value-type="float" office:value="17.8646258503">
            <text:p>17.86</text:p>
          </table:table-cell>
          <table:table-cell office:value-type="float" office:value="19.0596666667">
            <text:p>19.06</text:p>
          </table:table-cell>
          <table:table-cell office:value-type="float" office:value="17.1270775623">
            <text:p>17.13</text:p>
          </table:table-cell>
          <table:table-cell office:value-type="float" office:value="17.9499773653">
            <text:p>17.95</text:p>
          </table:table-cell>
        </table:table-row>
        <table:table-row table:style-name="ro1">
          <table:table-cell office:value-type="float" office:value="17.7875">
            <text:p>17.79</text:p>
          </table:table-cell>
          <table:table-cell office:value-type="float" office:value="18.1637188209">
            <text:p>18.16</text:p>
          </table:table-cell>
          <table:table-cell office:value-type="float" office:value="19.1576666667">
            <text:p>19.16</text:p>
          </table:table-cell>
          <table:table-cell office:value-type="float" office:value="17.1252770083">
            <text:p>17.13</text:p>
          </table:table-cell>
          <table:table-cell office:value-type="float" office:value="17.9466274332">
            <text:p>17.95</text:p>
          </table:table-cell>
        </table:table-row>
        <table:table-row table:style-name="ro1">
          <table:table-cell office:value-type="float" office:value="18.0861111111">
            <text:p>18.09</text:p>
          </table:table-cell>
          <table:table-cell office:value-type="float" office:value="18.1637188209">
            <text:p>18.16</text:p>
          </table:table-cell>
          <table:table-cell office:value-type="float" office:value="19.2574444444">
            <text:p>19.26</text:p>
          </table:table-cell>
          <table:table-cell office:value-type="float" office:value="17.3219529086">
            <text:p>17.32</text:p>
          </table:table-cell>
          <table:table-cell office:value-type="float" office:value="18.0464010865">
            <text:p>18.05</text:p>
          </table:table-cell>
        </table:table-row>
        <table:table-row table:style-name="ro1">
          <table:table-cell office:value-type="float" office:value="18.2847222222">
            <text:p>18.28</text:p>
          </table:table-cell>
          <table:table-cell office:value-type="float" office:value="18.4632653061">
            <text:p>18.46</text:p>
          </table:table-cell>
          <table:table-cell office:value-type="float" office:value="19.5521111111">
            <text:p>19.55</text:p>
          </table:table-cell>
          <table:table-cell office:value-type="float" office:value="17.6159279778">
            <text:p>17.62</text:p>
          </table:table-cell>
          <table:table-cell office:value-type="float" office:value="18.0464010865">
            <text:p>18.05</text:p>
          </table:table-cell>
        </table:table-row>
        <table:table-row table:style-name="ro1">
          <table:table-cell office:value-type="float" office:value="18.3840277778">
            <text:p>18.38</text:p>
          </table:table-cell>
          <table:table-cell office:value-type="float" office:value="18.4632653061">
            <text:p>18.46</text:p>
          </table:table-cell>
          <table:table-cell office:value-type="float" office:value="19.6518888889">
            <text:p>19.65</text:p>
          </table:table-cell>
          <table:table-cell office:value-type="float" office:value="17.7135041551">
            <text:p>17.71</text:p>
          </table:table-cell>
          <table:table-cell office:value-type="float" office:value="18.5447713898">
            <text:p>18.54</text:p>
          </table:table-cell>
        </table:table-row>
        <table:table-row table:style-name="ro1">
          <table:table-cell office:value-type="float" office:value="18.5826388889">
            <text:p>18.58</text:p>
          </table:table-cell>
          <table:table-cell office:value-type="float" office:value="18.5630385488">
            <text:p>18.56</text:p>
          </table:table-cell>
          <table:table-cell office:value-type="float" office:value="19.7484444444">
            <text:p>19.75</text:p>
          </table:table-cell>
          <table:table-cell office:value-type="float" office:value="17.9119806094">
            <text:p>17.91</text:p>
          </table:table-cell>
          <table:table-cell office:value-type="float" office:value="18.843005885">
            <text:p>18.84</text:p>
          </table:table-cell>
        </table:table-row>
        <table:table-row table:style-name="ro1">
          <table:table-cell office:value-type="float" office:value="18.6819444444">
            <text:p>18.68</text:p>
          </table:table-cell>
          <table:table-cell office:value-type="float" office:value="18.7623582766">
            <text:p>18.76</text:p>
          </table:table-cell>
          <table:table-cell office:value-type="float" office:value="19.8462222222">
            <text:p>19.85</text:p>
          </table:table-cell>
          <table:table-cell office:value-type="float" office:value="18.2105955679">
            <text:p>18.21</text:p>
          </table:table-cell>
          <table:table-cell office:value-type="float" office:value="18.843005885">
            <text:p>18.84</text:p>
          </table:table-cell>
        </table:table-row>
        <table:table-row table:style-name="ro1">
          <table:table-cell office:value-type="float" office:value="18.78125">
            <text:p>18.78</text:p>
          </table:table-cell>
          <table:table-cell office:value-type="float" office:value="18.9619047619">
            <text:p>18.96</text:p>
          </table:table-cell>
          <table:table-cell office:value-type="float" office:value="20.3416666667">
            <text:p>20.34</text:p>
          </table:table-cell>
          <table:table-cell office:value-type="float" office:value="18.3088642659">
            <text:p>18.31</text:p>
          </table:table-cell>
          <table:table-cell office:value-type="float" office:value="18.9411951109">
            <text:p>18.94</text:p>
          </table:table-cell>
        </table:table-row>
        <table:table-row table:style-name="ro1">
          <table:table-cell office:value-type="float" office:value="18.8805555556">
            <text:p>18.88</text:p>
          </table:table-cell>
          <table:table-cell office:value-type="float" office:value="19.1614512472">
            <text:p>19.16</text:p>
          </table:table-cell>
          <table:table-cell office:value-type="float" office:value="20.4414444444">
            <text:p>20.44</text:p>
          </table:table-cell>
          <table:table-cell office:value-type="float" office:value="18.4077562327">
            <text:p>18.41</text:p>
          </table:table-cell>
          <table:table-cell office:value-type="float" office:value="19.2389769126">
            <text:p>19.24</text:p>
          </table:table-cell>
        </table:table-row>
        <table:table-row table:style-name="ro1">
          <table:table-cell office:value-type="float" office:value="18.8805555556">
            <text:p>18.88</text:p>
          </table:table-cell>
          <table:table-cell office:value-type="float" office:value="19.3560090703">
            <text:p>19.36</text:p>
          </table:table-cell>
          <table:table-cell office:value-type="float" office:value="20.6396666667">
            <text:p>20.64</text:p>
          </table:table-cell>
          <table:table-cell office:value-type="float" office:value="18.6059556787">
            <text:p>18.61</text:p>
          </table:table-cell>
          <table:table-cell office:value-type="float" office:value="19.4371208692">
            <text:p>19.44</text:p>
          </table:table-cell>
        </table:table-row>
        <table:table-row table:style-name="ro1">
          <table:table-cell office:value-type="float" office:value="18.9798611111">
            <text:p>18.98</text:p>
          </table:table-cell>
          <table:table-cell office:value-type="float" office:value="19.4557823129">
            <text:p>19.46</text:p>
          </table:table-cell>
          <table:table-cell office:value-type="float" office:value="20.7373333333">
            <text:p>20.74</text:p>
          </table:table-cell>
          <table:table-cell office:value-type="float" office:value="19.0004155125">
            <text:p>19</text:p>
          </table:table-cell>
          <table:table-cell office:value-type="float" office:value="19.4344499774">
            <text:p>19.43</text:p>
          </table:table-cell>
        </table:table-row>
        <table:table-row table:style-name="ro1">
          <table:table-cell office:value-type="float" office:value="18.9798611111">
            <text:p>18.98</text:p>
          </table:table-cell>
          <table:table-cell office:value-type="float" office:value="19.5555555556">
            <text:p>19.56</text:p>
          </table:table-cell>
          <table:table-cell office:value-type="float" office:value="20.937">
            <text:p>20.94</text:p>
          </table:table-cell>
          <table:table-cell office:value-type="float" office:value="19.0987534626">
            <text:p>19.1</text:p>
          </table:table-cell>
          <table:table-cell office:value-type="float" office:value="19.6321865097">
            <text:p>19.63</text:p>
          </table:table-cell>
        </table:table-row>
        <table:table-row table:style-name="ro1">
          <table:table-cell office:value-type="float" office:value="19.0666666667">
            <text:p>19.07</text:p>
          </table:table-cell>
          <table:table-cell office:value-type="float" office:value="19.6555555556">
            <text:p>19.66</text:p>
          </table:table-cell>
          <table:table-cell office:value-type="float" office:value="21.2321111111">
            <text:p>21.23</text:p>
          </table:table-cell>
          <table:table-cell office:value-type="float" office:value="19.1966066482">
            <text:p>19.2</text:p>
          </table:table-cell>
          <table:table-cell office:value-type="float" office:value="20.1288365776">
            <text:p>20.13</text:p>
          </table:table-cell>
        </table:table-row>
        <table:table-row table:style-name="ro1">
          <table:table-cell office:value-type="float" office:value="19.0666666667">
            <text:p>19.07</text:p>
          </table:table-cell>
          <table:table-cell office:value-type="float" office:value="19.8551020408">
            <text:p>19.86</text:p>
          </table:table-cell>
          <table:table-cell office:value-type="float" office:value="21.4302222222">
            <text:p>21.43</text:p>
          </table:table-cell>
          <table:table-cell office:value-type="float" office:value="19.4940443213">
            <text:p>19.49</text:p>
          </table:table-cell>
          <table:table-cell office:value-type="float" office:value="20.3249886827">
            <text:p>20.32</text:p>
          </table:table-cell>
        </table:table-row>
        <table:table-row table:style-name="ro1">
          <table:table-cell office:value-type="float" office:value="19.1659722222">
            <text:p>19.17</text:p>
          </table:table-cell>
          <table:table-cell office:value-type="float" office:value="19.9548752834">
            <text:p>19.95</text:p>
          </table:table-cell>
          <table:table-cell office:value-type="float" office:value="21.5301111111">
            <text:p>21.53</text:p>
          </table:table-cell>
          <table:table-cell office:value-type="float" office:value="19.6923130194">
            <text:p>19.69</text:p>
          </table:table-cell>
          <table:table-cell office:value-type="float" office:value="20.4229062924">
            <text:p>20.42</text:p>
          </table:table-cell>
        </table:table-row>
        <table:table-row table:style-name="ro1">
          <table:table-cell office:value-type="float" office:value="19.1659722222">
            <text:p>19.17</text:p>
          </table:table-cell>
          <table:table-cell office:value-type="float" office:value="20.1541950113">
            <text:p>20.15</text:p>
          </table:table-cell>
          <table:table-cell office:value-type="float" office:value="21.7296666667">
            <text:p>21.73</text:p>
          </table:table-cell>
          <table:table-cell office:value-type="float" office:value="19.9877423823">
            <text:p>19.99</text:p>
          </table:table-cell>
          <table:table-cell office:value-type="float" office:value="20.4219103667">
            <text:p>20.42</text:p>
          </table:table-cell>
        </table:table-row>
        <table:table-row table:style-name="ro1">
          <table:table-cell office:value-type="float" office:value="19.1659722222">
            <text:p>19.17</text:p>
          </table:table-cell>
          <table:table-cell office:value-type="float" office:value="20.3537414966">
            <text:p>20.35</text:p>
          </table:table-cell>
          <table:table-cell office:value-type="float" office:value="21.8294444444">
            <text:p>21.83</text:p>
          </table:table-cell>
          <table:table-cell office:value-type="float" office:value="20.1860110803">
            <text:p>20.19</text:p>
          </table:table-cell>
          <table:table-cell office:value-type="float" office:value="20.62028067">
            <text:p>20.62</text:p>
          </table:table-cell>
        </table:table-row>
        <table:table-row table:style-name="ro1">
          <table:table-cell office:value-type="float" office:value="19.1659722222">
            <text:p>19.17</text:p>
          </table:table-cell>
          <table:table-cell office:value-type="float" office:value="20.4535147392">
            <text:p>20.45</text:p>
          </table:table-cell>
          <table:table-cell office:value-type="float" office:value="22.029">
            <text:p>22.03</text:p>
          </table:table-cell>
          <table:table-cell office:value-type="float" office:value="20.2833102493">
            <text:p>20.28</text:p>
          </table:table-cell>
          <table:table-cell office:value-type="float" office:value="20.6192394749">
            <text:p>20.62</text:p>
          </table:table-cell>
        </table:table-row>
        <table:table-row table:style-name="ro1">
          <table:table-cell office:value-type="float" office:value="19.2652777778">
            <text:p>19.27</text:p>
          </table:table-cell>
          <table:table-cell office:value-type="float" office:value="20.4535147392">
            <text:p>20.45</text:p>
          </table:table-cell>
          <table:table-cell office:value-type="float" office:value="22.2268888889">
            <text:p>22.23</text:p>
          </table:table-cell>
          <table:table-cell office:value-type="float" office:value="20.3790858726">
            <text:p>20.38</text:p>
          </table:table-cell>
          <table:table-cell office:value-type="float" office:value="21.0171570847">
            <text:p>21.02</text:p>
          </table:table-cell>
        </table:table-row>
        <table:table-row table:style-name="ro1">
          <table:table-cell office:value-type="float" office:value="19.4638888889">
            <text:p>19.46</text:p>
          </table:table-cell>
          <table:table-cell office:value-type="float" office:value="20.8526077098">
            <text:p>20.85</text:p>
          </table:table-cell>
          <table:table-cell office:value-type="float" office:value="22.5265555556">
            <text:p>22.53</text:p>
          </table:table-cell>
          <table:table-cell office:value-type="float" office:value="20.775900277">
            <text:p>20.78</text:p>
          </table:table-cell>
          <table:table-cell office:value-type="float" office:value="21.2143051154">
            <text:p>21.21</text:p>
          </table:table-cell>
        </table:table-row>
        <table:table-row table:style-name="ro1">
          <table:table-cell office:value-type="float" office:value="19.5631944444">
            <text:p>19.56</text:p>
          </table:table-cell>
          <table:table-cell office:value-type="float" office:value="21.052154195">
            <text:p>21.05</text:p>
          </table:table-cell>
          <table:table-cell office:value-type="float" office:value="22.7263333333">
            <text:p>22.73</text:p>
          </table:table-cell>
          <table:table-cell office:value-type="float" office:value="20.7728531856">
            <text:p>20.77</text:p>
          </table:table-cell>
          <table:table-cell office:value-type="float" office:value="21.3128564962">
            <text:p>21.31</text:p>
          </table:table-cell>
        </table:table-row>
        <table:table-row table:style-name="ro1">
          <table:table-cell office:value-type="float" office:value="19.8611111111">
            <text:p>19.86</text:p>
          </table:table-cell>
          <table:table-cell office:value-type="float" office:value="21.1519274376">
            <text:p>21.15</text:p>
          </table:table-cell>
          <table:table-cell office:value-type="float" office:value="22.9216666667">
            <text:p>22.92</text:p>
          </table:table-cell>
          <table:table-cell office:value-type="float" office:value="20.7718836565">
            <text:p>20.77</text:p>
          </table:table-cell>
          <table:table-cell office:value-type="float" office:value="21.6121774559">
            <text:p>21.61</text:p>
          </table:table-cell>
        </table:table-row>
        <table:table-row table:style-name="ro1">
          <table:table-cell office:value-type="float" office:value="19.8611111111">
            <text:p>19.86</text:p>
          </table:table-cell>
          <table:table-cell office:value-type="float" office:value="21.2464852608">
            <text:p>21.25</text:p>
          </table:table-cell>
          <table:table-cell office:value-type="float" office:value="23.1212222222">
            <text:p>23.12</text:p>
          </table:table-cell>
          <table:table-cell office:value-type="float" office:value="21.0680747922">
            <text:p>21.07</text:p>
          </table:table-cell>
          <table:table-cell office:value-type="float" office:value="21.6086464464">
            <text:p>21.61</text:p>
          </table:table-cell>
        </table:table-row>
        <table:table-row table:style-name="ro1">
          <table:table-cell office:value-type="float" office:value="19.8611111111">
            <text:p>19.86</text:p>
          </table:table-cell>
          <table:table-cell office:value-type="float" office:value="21.3462585034">
            <text:p>21.35</text:p>
          </table:table-cell>
          <table:table-cell office:value-type="float" office:value="23.4207777778">
            <text:p>23.42</text:p>
          </table:table-cell>
          <table:table-cell office:value-type="float" office:value="21.1613573407">
            <text:p>21.16</text:p>
          </table:table-cell>
          <table:table-cell office:value-type="float" office:value="21.8057492078">
            <text:p>21.81</text:p>
          </table:table-cell>
        </table:table-row>
        <table:table-row table:style-name="ro1">
          <table:table-cell office:value-type="float" office:value="20.0597222222">
            <text:p>20.06</text:p>
          </table:table-cell>
          <table:table-cell office:value-type="float" office:value="21.6453514739">
            <text:p>21.65</text:p>
          </table:table-cell>
          <table:table-cell office:value-type="float" office:value="23.8184444444">
            <text:p>23.82</text:p>
          </table:table-cell>
          <table:table-cell office:value-type="float" office:value="21.3577562327">
            <text:p>21.36</text:p>
          </table:table-cell>
          <table:table-cell office:value-type="float" office:value="22.1031235853">
            <text:p>22.1</text:p>
          </table:table-cell>
        </table:table-row>
        <table:table-row table:style-name="ro1">
          <table:table-cell office:value-type="float" office:value="20.0597222222">
            <text:p>20.06</text:p>
          </table:table-cell>
          <table:table-cell office:value-type="float" office:value="21.6453514739">
            <text:p>21.65</text:p>
          </table:table-cell>
          <table:table-cell office:value-type="float" office:value="23.8154444444">
            <text:p>23.82</text:p>
          </table:table-cell>
          <table:table-cell office:value-type="float" office:value="21.6559556787">
            <text:p>21.66</text:p>
          </table:table-cell>
          <table:table-cell office:value-type="float" office:value="22.0998189226">
            <text:p>22.1</text:p>
          </table:table-cell>
        </table:table-row>
        <table:table-row table:style-name="ro1">
          <table:table-cell office:value-type="float" office:value="20.2583333333">
            <text:p>20.26</text:p>
          </table:table-cell>
          <table:table-cell office:value-type="float" office:value="21.6453514739">
            <text:p>21.65</text:p>
          </table:table-cell>
          <table:table-cell office:value-type="float" office:value="24.0118888889">
            <text:p>24.01</text:p>
          </table:table-cell>
          <table:table-cell office:value-type="float" office:value="21.7546398892">
            <text:p>21.75</text:p>
          </table:table-cell>
          <table:table-cell office:value-type="float" office:value="22.2982797646">
            <text:p>22.3</text:p>
          </table:table-cell>
        </table:table-row>
        <table:table-row table:style-name="ro1">
          <table:table-cell office:value-type="float" office:value="20.3576388889">
            <text:p>20.36</text:p>
          </table:table-cell>
          <table:table-cell office:value-type="float" office:value="22.0442176871">
            <text:p>22.04</text:p>
          </table:table-cell>
          <table:table-cell office:value-type="float" office:value="24.3114444444">
            <text:p>24.31</text:p>
          </table:table-cell>
          <table:table-cell office:value-type="float" office:value="21.8512465374">
            <text:p>21.85</text:p>
          </table:table-cell>
          <table:table-cell office:value-type="float" office:value="22.2972385695">
            <text:p>22.3</text:p>
          </table:table-cell>
        </table:table-row>
        <table:table-row table:style-name="ro1">
          <table:table-cell office:value-type="float" office:value="20.55625">
            <text:p>20.56</text:p>
          </table:table-cell>
          <table:table-cell office:value-type="float" office:value="22.1442176871">
            <text:p>22.14</text:p>
          </table:table-cell>
          <table:table-cell office:value-type="float" office:value="24.3114444444">
            <text:p>24.31</text:p>
          </table:table-cell>
          <table:table-cell office:value-type="float" office:value="21.9484072022">
            <text:p>21.95</text:p>
          </table:table-cell>
          <table:table-cell office:value-type="float" office:value="22.4963784518">
            <text:p>22.5</text:p>
          </table:table-cell>
        </table:table-row>
        <table:table-row table:style-name="ro1">
          <table:table-cell office:value-type="float" office:value="20.7548611111">
            <text:p>20.75</text:p>
          </table:table-cell>
          <table:table-cell office:value-type="float" office:value="22.443537415">
            <text:p>22.44</text:p>
          </table:table-cell>
          <table:table-cell office:value-type="float" office:value="24.511">
            <text:p>24.51</text:p>
          </table:table-cell>
          <table:table-cell office:value-type="float" office:value="22.1438365651">
            <text:p>22.14</text:p>
          </table:table-cell>
          <table:table-cell office:value-type="float" office:value="22.5942960616">
            <text:p>22.59</text:p>
          </table:table-cell>
        </table:table-row>
        <table:table-row table:style-name="ro1">
          <table:table-cell office:value-type="float" office:value="20.8541666667">
            <text:p>20.85</text:p>
          </table:table-cell>
          <table:table-cell office:value-type="float" office:value="22.6430839002">
            <text:p>22.64</text:p>
          </table:table-cell>
          <table:table-cell office:value-type="float" office:value="24.9084444444">
            <text:p>24.91</text:p>
          </table:table-cell>
          <table:table-cell office:value-type="float" office:value="22.5387119114">
            <text:p>22.54</text:p>
          </table:table-cell>
          <table:table-cell office:value-type="float" office:value="22.6940244455">
            <text:p>22.69</text:p>
          </table:table-cell>
        </table:table-row>
        <table:table-row table:style-name="ro1">
          <table:table-cell office:value-type="float" office:value="21.0527777778">
            <text:p>21.05</text:p>
          </table:table-cell>
          <table:table-cell office:value-type="float" office:value="22.6430839002">
            <text:p>22.64</text:p>
          </table:table-cell>
          <table:table-cell office:value-type="float" office:value="24.9053333333">
            <text:p>24.91</text:p>
          </table:table-cell>
          <table:table-cell office:value-type="float" office:value="22.8380886427">
            <text:p>22.84</text:p>
          </table:table-cell>
          <table:table-cell office:value-type="float" office:value="22.89370756">
            <text:p>22.89</text:p>
          </table:table-cell>
        </table:table-row>
        <table:table-row table:style-name="ro1">
          <table:table-cell office:value-type="float" office:value="21.1520833333">
            <text:p>21.15</text:p>
          </table:table-cell>
          <table:table-cell office:value-type="float" office:value="22.6430839002">
            <text:p>22.64</text:p>
          </table:table-cell>
          <table:table-cell office:value-type="float" office:value="25.202">
            <text:p>25.2</text:p>
          </table:table-cell>
          <table:table-cell office:value-type="float" office:value="22.9341412742">
            <text:p>22.93</text:p>
          </table:table-cell>
          <table:table-cell office:value-type="float" office:value="22.9923947488">
            <text:p>22.99</text:p>
          </table:table-cell>
        </table:table-row>
        <table:table-row table:style-name="ro1">
          <table:table-cell office:value-type="float" office:value="21.2513888889">
            <text:p>21.25</text:p>
          </table:table-cell>
          <table:table-cell office:value-type="float" office:value="22.8426303855">
            <text:p>22.84</text:p>
          </table:table-cell>
          <table:table-cell office:value-type="float" office:value="25.3993333333">
            <text:p>25.4</text:p>
          </table:table-cell>
          <table:table-cell office:value-type="float" office:value="23.0333102493">
            <text:p>23.03</text:p>
          </table:table-cell>
          <table:table-cell office:value-type="float" office:value="23.2894069715">
            <text:p>23.29</text:p>
          </table:table-cell>
        </table:table-row>
        <table:table-row table:style-name="ro1">
          <table:table-cell office:value-type="float" office:value="21.5493055556">
            <text:p>21.55</text:p>
          </table:table-cell>
          <table:table-cell office:value-type="float" office:value="23.141723356">
            <text:p>23.14</text:p>
          </table:table-cell>
          <table:table-cell office:value-type="float" office:value="25.5988888889">
            <text:p>25.6</text:p>
          </table:table-cell>
          <table:table-cell office:value-type="float" office:value="23.2288781163">
            <text:p>23.23</text:p>
          </table:table-cell>
          <table:table-cell office:value-type="float" office:value="23.4864191942">
            <text:p>23.49</text:p>
          </table:table-cell>
        </table:table-row>
        <table:table-row table:style-name="ro1">
          <table:table-cell office:value-type="float" office:value="21.5493055556">
            <text:p>21.55</text:p>
          </table:table-cell>
          <table:table-cell office:value-type="float" office:value="23.2414965986">
            <text:p>23.24</text:p>
          </table:table-cell>
          <table:table-cell office:value-type="float" office:value="25.7931111111">
            <text:p>25.79</text:p>
          </table:table-cell>
          <table:table-cell office:value-type="float" office:value="23.3265927978">
            <text:p>23.33</text:p>
          </table:table-cell>
          <table:table-cell office:value-type="float" office:value="23.5839293798">
            <text:p>23.58</text:p>
          </table:table-cell>
        </table:table-row>
        <table:table-row table:style-name="ro1">
          <table:table-cell office:value-type="float" office:value="21.7479166667">
            <text:p>21.75</text:p>
          </table:table-cell>
          <table:table-cell office:value-type="float" office:value="23.2414965986">
            <text:p>23.24</text:p>
          </table:table-cell>
          <table:table-cell office:value-type="float" office:value="25.7931111111">
            <text:p>25.79</text:p>
          </table:table-cell>
          <table:table-cell office:value-type="float" office:value="23.4263157895">
            <text:p>23.43</text:p>
          </table:table-cell>
          <table:table-cell office:value-type="float" office:value="23.6830239928">
            <text:p>23.68</text:p>
          </table:table-cell>
        </table:table-row>
        <table:table-row table:style-name="ro1">
          <table:table-cell office:value-type="float" office:value="21.8472222222">
            <text:p>21.85</text:p>
          </table:table-cell>
          <table:table-cell office:value-type="float" office:value="23.3362811791">
            <text:p>23.34</text:p>
          </table:table-cell>
          <table:table-cell office:value-type="float" office:value="26.0923333333">
            <text:p>26.09</text:p>
          </table:table-cell>
          <table:table-cell office:value-type="float" office:value="23.8229224377">
            <text:p>23.82</text:p>
          </table:table-cell>
          <table:table-cell office:value-type="float" office:value="23.6830239928">
            <text:p>23.68</text:p>
          </table:table-cell>
        </table:table-row>
        <table:table-row table:style-name="ro1">
          <table:table-cell office:value-type="float" office:value="21.8472222222">
            <text:p>21.85</text:p>
          </table:table-cell>
          <table:table-cell office:value-type="float" office:value="23.5360544218">
            <text:p>23.54</text:p>
          </table:table-cell>
          <table:table-cell office:value-type="float" office:value="26.3916666667">
            <text:p>26.39</text:p>
          </table:table-cell>
          <table:table-cell office:value-type="float" office:value="23.8229224377">
            <text:p>23.82</text:p>
          </table:table-cell>
          <table:table-cell office:value-type="float" office:value="23.7824354912">
            <text:p>23.78</text:p>
          </table:table-cell>
        </table:table-row>
        <table:table-row table:style-name="ro1">
          <table:table-cell office:value-type="float" office:value="21.8472222222">
            <text:p>21.85</text:p>
          </table:table-cell>
          <table:table-cell office:value-type="float" office:value="23.735600907">
            <text:p>23.74</text:p>
          </table:table-cell>
          <table:table-cell office:value-type="float" office:value="26.3887777778">
            <text:p>26.39</text:p>
          </table:table-cell>
          <table:table-cell office:value-type="float" office:value="23.9220914127">
            <text:p>23.92</text:p>
          </table:table-cell>
          <table:table-cell office:value-type="float" office:value="24.1805341784">
            <text:p>24.18</text:p>
          </table:table-cell>
        </table:table-row>
        <table:table-row table:style-name="ro1">
          <table:table-cell office:value-type="float" office:value="21.8472222222">
            <text:p>21.85</text:p>
          </table:table-cell>
          <table:table-cell office:value-type="float" office:value="24.0344671202">
            <text:p>24.03</text:p>
          </table:table-cell>
          <table:table-cell office:value-type="float" office:value="26.6862222222">
            <text:p>26.69</text:p>
          </table:table-cell>
          <table:table-cell office:value-type="float" office:value="24.2176592798">
            <text:p>24.22</text:p>
          </table:table-cell>
          <table:table-cell office:value-type="float" office:value="24.3771389769">
            <text:p>24.38</text:p>
          </table:table-cell>
        </table:table-row>
        <table:table-row table:style-name="ro1">
          <table:table-cell office:value-type="float" office:value="22.1451388889">
            <text:p>22.15</text:p>
          </table:table-cell>
          <table:table-cell office:value-type="float" office:value="24.0344671202">
            <text:p>24.03</text:p>
          </table:table-cell>
          <table:table-cell office:value-type="float" office:value="26.9853333333">
            <text:p>26.99</text:p>
          </table:table-cell>
          <table:table-cell office:value-type="float" office:value="24.313434903">
            <text:p>24.31</text:p>
          </table:table-cell>
          <table:table-cell office:value-type="float" office:value="24.3762788592">
            <text:p>24.38</text:p>
          </table:table-cell>
        </table:table-row>
        <table:table-row table:style-name="ro1">
          <table:table-cell office:value-type="float" office:value="22.2444444444">
            <text:p>22.24</text:p>
          </table:table-cell>
          <table:table-cell office:value-type="float" office:value="24.1340136054">
            <text:p>24.13</text:p>
          </table:table-cell>
          <table:table-cell office:value-type="float" office:value="27.0851111111">
            <text:p>27.09</text:p>
          </table:table-cell>
          <table:table-cell office:value-type="float" office:value="24.5112188366">
            <text:p>24.51</text:p>
          </table:table-cell>
          <table:table-cell office:value-type="float" office:value="24.5746944319">
            <text:p>24.57</text:p>
          </table:table-cell>
        </table:table-row>
        <table:table-row table:style-name="ro1">
          <table:table-cell office:value-type="float" office:value="22.4430555556">
            <text:p>22.44</text:p>
          </table:table-cell>
          <table:table-cell office:value-type="float" office:value="24.2337868481">
            <text:p>24.23</text:p>
          </table:table-cell>
          <table:table-cell office:value-type="float" office:value="27.1847777778">
            <text:p>27.18</text:p>
          </table:table-cell>
          <table:table-cell office:value-type="float" office:value="24.6077562327">
            <text:p>24.61</text:p>
          </table:table-cell>
          <table:table-cell office:value-type="float" office:value="24.6724762336">
            <text:p>24.67</text:p>
          </table:table-cell>
        </table:table-row>
        <table:table-row table:style-name="ro1">
          <table:table-cell office:value-type="float" office:value="22.5423611111">
            <text:p>22.54</text:p>
          </table:table-cell>
          <table:table-cell office:value-type="float" office:value="24.3274376417">
            <text:p>24.33</text:p>
          </table:table-cell>
          <table:table-cell office:value-type="float" office:value="27.5838888889">
            <text:p>27.58</text:p>
          </table:table-cell>
          <table:table-cell office:value-type="float" office:value="24.6063711911">
            <text:p>24.61</text:p>
          </table:table-cell>
          <table:table-cell office:value-type="float" office:value="24.8713444998">
            <text:p>24.87</text:p>
          </table:table-cell>
        </table:table-row>
        <table:table-row table:style-name="ro1">
          <table:table-cell office:value-type="float" office:value="22.7409722222">
            <text:p>22.74</text:p>
          </table:table-cell>
          <table:table-cell office:value-type="float" office:value="24.3274376417">
            <text:p>24.33</text:p>
          </table:table-cell>
          <table:table-cell office:value-type="float" office:value="27.7814444444">
            <text:p>27.78</text:p>
          </table:table-cell>
          <table:table-cell office:value-type="float" office:value="25.0007617729">
            <text:p>25</text:p>
          </table:table-cell>
          <table:table-cell office:value-type="float" office:value="25.0694884563">
            <text:p>25.07</text:p>
          </table:table-cell>
        </table:table-row>
        <table:table-row table:style-name="ro1">
          <table:table-cell office:value-type="float" office:value="23.0388888889">
            <text:p>23.04</text:p>
          </table:table-cell>
          <table:table-cell office:value-type="float" office:value="24.4272108844">
            <text:p>24.43</text:p>
          </table:table-cell>
          <table:table-cell office:value-type="float" office:value="27.7782222222">
            <text:p>27.78</text:p>
          </table:table-cell>
          <table:table-cell office:value-type="float" office:value="25.1959833795">
            <text:p>25.2</text:p>
          </table:table-cell>
          <table:table-cell office:value-type="float" office:value="25.1671797193">
            <text:p>25.17</text:p>
          </table:table-cell>
        </table:table-row>
        <table:table-row table:style-name="ro1">
          <table:table-cell office:value-type="float" office:value="23.1381944444">
            <text:p>23.14</text:p>
          </table:table-cell>
          <table:table-cell office:value-type="float" office:value="24.7260770975">
            <text:p>24.73</text:p>
          </table:table-cell>
          <table:table-cell office:value-type="float" office:value="27.9758888889">
            <text:p>27.98</text:p>
          </table:table-cell>
          <table:table-cell office:value-type="float" office:value="25.2924515235">
            <text:p>25.29</text:p>
          </table:table-cell>
          <table:table-cell office:value-type="float" office:value="25.2660932549">
            <text:p>25.27</text:p>
          </table:table-cell>
        </table:table-row>
        <table:table-row table:style-name="ro1">
          <table:table-cell office:value-type="float" office:value="23.5354166667">
            <text:p>23.54</text:p>
          </table:table-cell>
          <table:table-cell office:value-type="float" office:value="24.8258503401">
            <text:p>24.83</text:p>
          </table:table-cell>
          <table:table-cell office:value-type="float" office:value="28.275">
            <text:p>28.28</text:p>
          </table:table-cell>
          <table:table-cell office:value-type="float" office:value="25.4855263158">
            <text:p>25.49</text:p>
          </table:table-cell>
          <table:table-cell office:value-type="float" office:value="25.5611588954">
            <text:p>25.56</text:p>
          </table:table-cell>
        </table:table-row>
        <table:table-row table:style-name="ro1">
          <table:table-cell office:value-type="float" office:value="23.5354166667">
            <text:p>23.54</text:p>
          </table:table-cell>
          <table:table-cell office:value-type="float" office:value="25.2201814059">
            <text:p>25.22</text:p>
          </table:table-cell>
          <table:table-cell office:value-type="float" office:value="28.4744444444">
            <text:p>28.47</text:p>
          </table:table-cell>
          <table:table-cell office:value-type="float" office:value="25.6846952909">
            <text:p>25.68</text:p>
          </table:table-cell>
          <table:table-cell office:value-type="float" office:value="25.6588048891">
            <text:p>25.66</text:p>
          </table:table-cell>
        </table:table-row>
        <table:table-row table:style-name="ro1">
          <table:table-cell office:value-type="float" office:value="23.7340277778">
            <text:p>23.73</text:p>
          </table:table-cell>
          <table:table-cell office:value-type="float" office:value="25.2201814059">
            <text:p>25.22</text:p>
          </table:table-cell>
          <table:table-cell office:value-type="float" office:value="28.674">
            <text:p>28.67</text:p>
          </table:table-cell>
          <table:table-cell office:value-type="float" office:value="25.7819252078">
            <text:p>25.78</text:p>
          </table:table-cell>
          <table:table-cell office:value-type="float" office:value="25.8558623812">
            <text:p>25.86</text:p>
          </table:table-cell>
        </table:table-row>
        <table:table-row table:style-name="ro1">
          <table:table-cell office:value-type="float" office:value="23.9326388889">
            <text:p>23.93</text:p>
          </table:table-cell>
          <table:table-cell office:value-type="float" office:value="25.5192743764">
            <text:p>25.52</text:p>
          </table:table-cell>
          <table:table-cell office:value-type="float" office:value="28.674">
            <text:p>28.67</text:p>
          </table:table-cell>
          <table:table-cell office:value-type="float" office:value="25.8763850416">
            <text:p>25.88</text:p>
          </table:table-cell>
          <table:table-cell office:value-type="float" office:value="25.854685378">
            <text:p>25.85</text:p>
          </table:table-cell>
        </table:table-row>
        <table:table-row table:style-name="ro1">
          <table:table-cell office:value-type="float" office:value="24.2305555556">
            <text:p>24.23</text:p>
          </table:table-cell>
          <table:table-cell office:value-type="float" office:value="25.7131519274">
            <text:p>25.71</text:p>
          </table:table-cell>
          <table:table-cell office:value-type="float" office:value="28.9714444444">
            <text:p>28.97</text:p>
          </table:table-cell>
          <table:table-cell office:value-type="float" office:value="25.9732686981">
            <text:p>25.97</text:p>
          </table:table-cell>
          <table:table-cell office:value-type="float" office:value="26.3512901766">
            <text:p>26.35</text:p>
          </table:table-cell>
        </table:table-row>
        <table:table-row table:style-name="ro1">
          <table:table-cell office:value-type="float" office:value="24.2305555556">
            <text:p>24.23</text:p>
          </table:table-cell>
          <table:table-cell office:value-type="float" office:value="25.9124716553">
            <text:p>25.91</text:p>
          </table:table-cell>
          <table:table-cell office:value-type="float" office:value="29.2706666667">
            <text:p>29.27</text:p>
          </table:table-cell>
          <table:table-cell office:value-type="float" office:value="26.1719529086">
            <text:p>26.17</text:p>
          </table:table-cell>
          <table:table-cell office:value-type="float" office:value="26.4489814396">
            <text:p>26.45</text:p>
          </table:table-cell>
        </table:table-row>
        <table:table-row table:style-name="ro1">
          <table:table-cell office:value-type="float" office:value="24.3298611111">
            <text:p>24.33</text:p>
          </table:table-cell>
          <table:table-cell office:value-type="float" office:value="26.012244898">
            <text:p>26.01</text:p>
          </table:table-cell>
          <table:table-cell office:value-type="float" office:value="29.2706666667">
            <text:p>29.27</text:p>
          </table:table-cell>
          <table:table-cell office:value-type="float" office:value="26.667867036">
            <text:p>26.67</text:p>
          </table:table-cell>
          <table:table-cell office:value-type="float" office:value="26.4466727026">
            <text:p>26.45</text:p>
          </table:table-cell>
        </table:table-row>
        <table:table-row table:style-name="ro1">
          <table:table-cell office:value-type="float" office:value="24.5284722222">
            <text:p>24.53</text:p>
          </table:table-cell>
          <table:table-cell office:value-type="float" office:value="26.012244898">
            <text:p>26.01</text:p>
          </table:table-cell>
          <table:table-cell office:value-type="float" office:value="29.4702222222">
            <text:p>29.47</text:p>
          </table:table-cell>
          <table:table-cell office:value-type="float" office:value="26.7673130194">
            <text:p>26.77</text:p>
          </table:table-cell>
          <table:table-cell office:value-type="float" office:value="26.6435038479">
            <text:p>26.64</text:p>
          </table:table-cell>
        </table:table-row>
        <table:table-row table:style-name="ro1">
          <table:table-cell office:value-type="float" office:value="24.6277777778">
            <text:p>24.63</text:p>
          </table:table-cell>
          <table:table-cell office:value-type="float" office:value="26.3113378685">
            <text:p>26.31</text:p>
          </table:table-cell>
          <table:table-cell office:value-type="float" office:value="29.5698888889">
            <text:p>29.57</text:p>
          </table:table-cell>
          <table:table-cell office:value-type="float" office:value="26.9604570637">
            <text:p>26.96</text:p>
          </table:table-cell>
          <table:table-cell office:value-type="float" office:value="26.742236306">
            <text:p>26.74</text:p>
          </table:table-cell>
        </table:table-row>
        <table:table-row table:style-name="ro1">
          <table:table-cell office:value-type="float" office:value="24.9256944444">
            <text:p>24.93</text:p>
          </table:table-cell>
          <table:table-cell office:value-type="float" office:value="26.7097505669">
            <text:p>26.71</text:p>
          </table:table-cell>
          <table:table-cell office:value-type="float" office:value="29.6658888889">
            <text:p>29.67</text:p>
          </table:table-cell>
          <table:table-cell office:value-type="float" office:value="26.9588642659">
            <text:p>26.96</text:p>
          </table:table-cell>
          <table:table-cell office:value-type="float" office:value="27.1402444545">
            <text:p>27.14</text:p>
          </table:table-cell>
        </table:table-row>
        <table:table-row table:style-name="ro1">
          <table:table-cell office:value-type="float" office:value="25.1243055556">
            <text:p>25.12</text:p>
          </table:table-cell>
          <table:table-cell office:value-type="float" office:value="26.8095238095">
            <text:p>26.81</text:p>
          </table:table-cell>
          <table:table-cell office:value-type="float" office:value="30.0628888889">
            <text:p>30.06</text:p>
          </table:table-cell>
          <table:table-cell office:value-type="float" office:value="26.9588642659">
            <text:p>26.96</text:p>
          </table:table-cell>
          <table:table-cell office:value-type="float" office:value="27.2376641014">
            <text:p>27.24</text:p>
          </table:table-cell>
        </table:table-row>
        <table:table-row table:style-name="ro1">
          <table:table-cell office:value-type="float" office:value="25.2236111111">
            <text:p>25.22</text:p>
          </table:table-cell>
          <table:table-cell office:value-type="float" office:value="27.0090702948">
            <text:p>27.01</text:p>
          </table:table-cell>
          <table:table-cell office:value-type="float" office:value="30.1586666667">
            <text:p>30.16</text:p>
          </table:table-cell>
          <table:table-cell office:value-type="float" office:value="27.254501385">
            <text:p>27.25</text:p>
          </table:table-cell>
          <table:table-cell office:value-type="float" office:value="27.2376641014">
            <text:p>27.24</text:p>
          </table:table-cell>
        </table:table-row>
        <table:table-row table:style-name="ro1">
          <table:table-cell office:value-type="float" office:value="25.3229166667">
            <text:p>25.32</text:p>
          </table:table-cell>
          <table:table-cell office:value-type="float" office:value="27.0090702948">
            <text:p>27.01</text:p>
          </table:table-cell>
          <table:table-cell office:value-type="float" office:value="30.3582222222">
            <text:p>30.36</text:p>
          </table:table-cell>
          <table:table-cell office:value-type="float" office:value="27.450900277">
            <text:p>27.45</text:p>
          </table:table-cell>
          <table:table-cell office:value-type="float" office:value="27.2366681756">
            <text:p>27.24</text:p>
          </table:table-cell>
        </table:table-row>
        <table:table-row table:style-name="ro1">
          <table:table-cell office:value-type="float" office:value="25.3229166667">
            <text:p>25.32</text:p>
          </table:table-cell>
          <table:table-cell office:value-type="float" office:value="27.0090702948">
            <text:p>27.01</text:p>
          </table:table-cell>
          <table:table-cell office:value-type="float" office:value="30.5577777778">
            <text:p>30.56</text:p>
          </table:table-cell>
          <table:table-cell office:value-type="float" office:value="27.5490304709">
            <text:p>27.55</text:p>
          </table:table-cell>
          <table:table-cell office:value-type="float" office:value="27.4359891354">
            <text:p>27.44</text:p>
          </table:table-cell>
        </table:table-row>
        <table:table-row table:style-name="ro1">
          <table:table-cell office:value-type="float" office:value="25.5215277778">
            <text:p>25.52</text:p>
          </table:table-cell>
          <table:table-cell office:value-type="float" office:value="27.20861678">
            <text:p>27.21</text:p>
          </table:table-cell>
          <table:table-cell office:value-type="float" office:value="30.6555555556">
            <text:p>30.66</text:p>
          </table:table-cell>
          <table:table-cell office:value-type="float" office:value="27.9434903047">
            <text:p>27.94</text:p>
          </table:table-cell>
          <table:table-cell office:value-type="float" office:value="27.7283838841">
            <text:p>27.73</text:p>
          </table:table-cell>
        </table:table-row>
        <table:table-row table:style-name="ro1">
          <table:table-cell office:value-type="float" office:value="25.7201388889">
            <text:p>25.72</text:p>
          </table:table-cell>
          <table:table-cell office:value-type="float" office:value="27.5077097506">
            <text:p>27.51</text:p>
          </table:table-cell>
          <table:table-cell office:value-type="float" office:value="30.7554444444">
            <text:p>30.76</text:p>
          </table:table-cell>
          <table:table-cell office:value-type="float" office:value="28.0388504155">
            <text:p>28.04</text:p>
          </table:table-cell>
          <table:table-cell office:value-type="float" office:value="27.9251244907">
            <text:p>27.93</text:p>
          </table:table-cell>
        </table:table-row>
        <table:table-row table:style-name="ro1">
          <table:table-cell office:value-type="float" office:value="25.7201388889">
            <text:p>25.72</text:p>
          </table:table-cell>
          <table:table-cell office:value-type="float" office:value="27.6074829932">
            <text:p>27.61</text:p>
          </table:table-cell>
          <table:table-cell office:value-type="float" office:value="30.9546666667">
            <text:p>30.95</text:p>
          </table:table-cell>
          <table:table-cell office:value-type="float" office:value="28.1360803324">
            <text:p>28.14</text:p>
          </table:table-cell>
          <table:table-cell office:value-type="float" office:value="28.2194658216">
            <text:p>28.22</text:p>
          </table:table-cell>
        </table:table-row>
        <table:table-row table:style-name="ro1">
          <table:table-cell office:value-type="float" office:value="25.91875">
            <text:p>25.92</text:p>
          </table:table-cell>
          <table:table-cell office:value-type="float" office:value="27.7070294785">
            <text:p>27.71</text:p>
          </table:table-cell>
          <table:table-cell office:value-type="float" office:value="31.1521111111">
            <text:p>31.15</text:p>
          </table:table-cell>
          <table:table-cell office:value-type="float" office:value="28.1296398892">
            <text:p>28.13</text:p>
          </table:table-cell>
          <table:table-cell office:value-type="float" office:value="28.3181077411">
            <text:p>28.32</text:p>
          </table:table-cell>
        </table:table-row>
        <table:table-row table:style-name="ro1">
          <table:table-cell office:value-type="float" office:value="25.91875">
            <text:p>25.92</text:p>
          </table:table-cell>
          <table:table-cell office:value-type="float" office:value="28.0058956916">
            <text:p>28.01</text:p>
          </table:table-cell>
          <table:table-cell office:value-type="float" office:value="31.3473333333">
            <text:p>31.35</text:p>
          </table:table-cell>
          <table:table-cell office:value-type="float" office:value="28.3261080332">
            <text:p>28.33</text:p>
          </table:table-cell>
          <table:table-cell office:value-type="float" office:value="28.3170665459">
            <text:p>28.32</text:p>
          </table:table-cell>
        </table:table-row>
        <table:table-row table:style-name="ro1">
          <table:table-cell office:value-type="float" office:value="26.0180555556">
            <text:p>26.02</text:p>
          </table:table-cell>
          <table:table-cell office:value-type="float" office:value="28.1056689342">
            <text:p>28.11</text:p>
          </table:table-cell>
          <table:table-cell office:value-type="float" office:value="31.5468888889">
            <text:p>31.55</text:p>
          </table:table-cell>
          <table:table-cell office:value-type="float" office:value="28.6225069252">
            <text:p>28.62</text:p>
          </table:table-cell>
          <table:table-cell office:value-type="float" office:value="28.4143051154">
            <text:p>28.41</text:p>
          </table:table-cell>
        </table:table-row>
        <table:table-row table:style-name="ro1">
          <table:table-cell office:value-type="float" office:value="26.1173611111">
            <text:p>26.12</text:p>
          </table:table-cell>
          <table:table-cell office:value-type="float" office:value="28.1056689342">
            <text:p>28.11</text:p>
          </table:table-cell>
          <table:table-cell office:value-type="float" office:value="31.7463333333">
            <text:p>31.75</text:p>
          </table:table-cell>
          <table:table-cell office:value-type="float" office:value="28.7182825485">
            <text:p>28.72</text:p>
          </table:table-cell>
          <table:table-cell office:value-type="float" office:value="28.6103666818">
            <text:p>28.61</text:p>
          </table:table-cell>
        </table:table-row>
        <table:table-row table:style-name="ro1">
          <table:table-cell office:value-type="float" office:value="26.2166666667">
            <text:p>26.22</text:p>
          </table:table-cell>
          <table:table-cell office:value-type="float" office:value="28.2054421769">
            <text:p>28.21</text:p>
          </table:table-cell>
          <table:table-cell office:value-type="float" office:value="32.0436666667">
            <text:p>32.04</text:p>
          </table:table-cell>
          <table:table-cell office:value-type="float" office:value="28.9129501385">
            <text:p>28.91</text:p>
          </table:table-cell>
          <table:table-cell office:value-type="float" office:value="29.002308737">
            <text:p>29</text:p>
          </table:table-cell>
        </table:table-row>
        <table:table-row table:style-name="ro1">
          <table:table-cell office:value-type="float" office:value="26.4152777778">
            <text:p>26.42</text:p>
          </table:table-cell>
          <table:table-cell office:value-type="float" office:value="28.3052154195">
            <text:p>28.31</text:p>
          </table:table-cell>
          <table:table-cell office:value-type="float" office:value="32.0436666667">
            <text:p>32.04</text:p>
          </table:table-cell>
          <table:table-cell office:value-type="float" office:value="29.1087950139">
            <text:p>29.11</text:p>
          </table:table-cell>
          <table:table-cell office:value-type="float" office:value="29.1992756904">
            <text:p>29.2</text:p>
          </table:table-cell>
        </table:table-row>
        <table:table-row table:style-name="ro1">
          <table:table-cell office:value-type="float" office:value="26.6138888889">
            <text:p>26.61</text:p>
          </table:table-cell>
          <table:table-cell office:value-type="float" office:value="28.4049886621">
            <text:p>28.4</text:p>
          </table:table-cell>
          <table:table-cell office:value-type="float" office:value="32.1401111111">
            <text:p>32.14</text:p>
          </table:table-cell>
          <table:table-cell office:value-type="float" office:value="29.2007617729">
            <text:p>29.2</text:p>
          </table:table-cell>
          <table:table-cell office:value-type="float" office:value="29.2951109099">
            <text:p>29.3</text:p>
          </table:table-cell>
        </table:table-row>
        <table:table-row table:style-name="ro1">
          <table:table-cell office:value-type="float" office:value="26.8125">
            <text:p>26.81</text:p>
          </table:table-cell>
          <table:table-cell office:value-type="float" office:value="28.60430839">
            <text:p>28.6</text:p>
          </table:table-cell>
          <table:table-cell office:value-type="float" office:value="32.3377777778">
            <text:p>32.34</text:p>
          </table:table-cell>
          <table:table-cell office:value-type="float" office:value="29.5944598338">
            <text:p>29.59</text:p>
          </table:table-cell>
          <table:table-cell office:value-type="float" office:value="29.3945676777">
            <text:p>29.39</text:p>
          </table:table-cell>
        </table:table-row>
        <table:table-row table:style-name="ro1">
          <table:table-cell office:value-type="float" office:value="26.9118055556">
            <text:p>26.91</text:p>
          </table:table-cell>
          <table:table-cell office:value-type="float" office:value="28.7036281179">
            <text:p>28.7</text:p>
          </table:table-cell>
          <table:table-cell office:value-type="float" office:value="32.6366666667">
            <text:p>32.64</text:p>
          </table:table-cell>
          <table:table-cell office:value-type="float" office:value="29.6933518006">
            <text:p>29.69</text:p>
          </table:table-cell>
          <table:table-cell office:value-type="float" office:value="29.5921231326">
            <text:p>29.59</text:p>
          </table:table-cell>
        </table:table-row>
        <table:table-row table:style-name="ro1">
          <table:table-cell office:value-type="float" office:value="27.0111111111">
            <text:p>27.01</text:p>
          </table:table-cell>
          <table:table-cell office:value-type="float" office:value="28.8034013605">
            <text:p>28.8</text:p>
          </table:table-cell>
          <table:table-cell office:value-type="float" office:value="32.7321111111">
            <text:p>32.73</text:p>
          </table:table-cell>
          <table:table-cell office:value-type="float" office:value="29.7885041551">
            <text:p>29.79</text:p>
          </table:table-cell>
          <table:table-cell office:value-type="float" office:value="29.7888637392">
            <text:p>29.79</text:p>
          </table:table-cell>
        </table:table-row>
        <table:table-row table:style-name="ro1">
          <table:table-cell office:value-type="float" office:value="27.2097222222">
            <text:p>27.21</text:p>
          </table:table-cell>
          <table:table-cell office:value-type="float" office:value="28.9031746032">
            <text:p>28.9</text:p>
          </table:table-cell>
          <table:table-cell office:value-type="float" office:value="32.9273333333">
            <text:p>32.93</text:p>
          </table:table-cell>
          <table:table-cell office:value-type="float" office:value="29.8845567867">
            <text:p>29.88</text:p>
          </table:table-cell>
          <table:table-cell office:value-type="float" office:value="29.7852874604">
            <text:p>29.79</text:p>
          </table:table-cell>
        </table:table-row>
        <table:table-row table:style-name="ro1">
          <table:table-cell office:value-type="float" office:value="27.3090277778">
            <text:p>27.31</text:p>
          </table:table-cell>
          <table:table-cell office:value-type="float" office:value="29.2022675737">
            <text:p>29.2</text:p>
          </table:table-cell>
          <table:table-cell office:value-type="float" office:value="33.1245555556">
            <text:p>33.12</text:p>
          </table:table-cell>
          <table:table-cell office:value-type="float" office:value="29.9815096953">
            <text:p>29.98</text:p>
          </table:table-cell>
          <table:table-cell office:value-type="float" office:value="29.8819375283">
            <text:p>29.88</text:p>
          </table:table-cell>
        </table:table-row>
        <table:table-row table:style-name="ro1">
          <table:table-cell office:value-type="float" office:value="27.3090277778">
            <text:p>27.31</text:p>
          </table:table-cell>
          <table:table-cell office:value-type="float" office:value="29.5009070295">
            <text:p>29.5</text:p>
          </table:table-cell>
          <table:table-cell office:value-type="float" office:value="33.2244444444">
            <text:p>33.22</text:p>
          </table:table-cell>
          <table:table-cell office:value-type="float" office:value="30.0807479224">
            <text:p>30.08</text:p>
          </table:table-cell>
          <table:table-cell office:value-type="float" office:value="30.1798551381">
            <text:p>30.18</text:p>
          </table:table-cell>
        </table:table-row>
        <table:table-row table:style-name="ro1">
          <table:table-cell office:value-type="float" office:value="27.4083333333">
            <text:p>27.41</text:p>
          </table:table-cell>
          <table:table-cell office:value-type="float" office:value="29.6006802721">
            <text:p>29.6</text:p>
          </table:table-cell>
          <table:table-cell office:value-type="float" office:value="33.3241111111">
            <text:p>33.32</text:p>
          </table:table-cell>
          <table:table-cell office:value-type="float" office:value="30.1795706371">
            <text:p>30.18</text:p>
          </table:table-cell>
          <table:table-cell office:value-type="float" office:value="30.3763693979">
            <text:p>30.38</text:p>
          </table:table-cell>
        </table:table-row>
        <table:table-row table:style-name="ro1">
          <table:table-cell office:value-type="float" office:value="27.5076388889">
            <text:p>27.51</text:p>
          </table:table-cell>
          <table:table-cell office:value-type="float" office:value="29.7004535147">
            <text:p>29.7</text:p>
          </table:table-cell>
          <table:table-cell office:value-type="float" office:value="33.424">
            <text:p>33.42</text:p>
          </table:table-cell>
          <table:table-cell office:value-type="float" office:value="30.2765235457">
            <text:p>30.28</text:p>
          </table:table-cell>
          <table:table-cell office:value-type="float" office:value="30.5742417383">
            <text:p>30.57</text:p>
          </table:table-cell>
        </table:table-row>
        <table:table-row table:style-name="ro1">
          <table:table-cell office:value-type="float" office:value="27.5076388889">
            <text:p>27.51</text:p>
          </table:table-cell>
          <table:table-cell office:value-type="float" office:value="29.8002267574">
            <text:p>29.8</text:p>
          </table:table-cell>
          <table:table-cell office:value-type="float" office:value="33.6233333333">
            <text:p>33.62</text:p>
          </table:table-cell>
          <table:table-cell office:value-type="float" office:value="30.6704293629">
            <text:p>30.67</text:p>
          </table:table-cell>
          <table:table-cell office:value-type="float" office:value="30.7709370756">
            <text:p>30.77</text:p>
          </table:table-cell>
        </table:table-row>
        <table:table-row table:style-name="ro1">
          <table:table-cell office:value-type="float" office:value="27.70625">
            <text:p>27.71</text:p>
          </table:table-cell>
          <table:table-cell office:value-type="float" office:value="30.0990929705">
            <text:p>30.1</text:p>
          </table:table-cell>
          <table:table-cell office:value-type="float" office:value="33.7195555556">
            <text:p>33.72</text:p>
          </table:table-cell>
          <table:table-cell office:value-type="float" office:value="30.7673130194">
            <text:p>30.77</text:p>
          </table:table-cell>
          <table:table-cell office:value-type="float" office:value="30.8657311">
            <text:p>30.87</text:p>
          </table:table-cell>
        </table:table-row>
        <table:table-row table:style-name="ro1">
          <table:table-cell office:value-type="float" office:value="27.70625">
            <text:p>27.71</text:p>
          </table:table-cell>
          <table:table-cell office:value-type="float" office:value="30.0990929705">
            <text:p>30.1</text:p>
          </table:table-cell>
          <table:table-cell office:value-type="float" office:value="33.9188888889">
            <text:p>33.92</text:p>
          </table:table-cell>
          <table:table-cell office:value-type="float" office:value="30.8644044321">
            <text:p>30.86</text:p>
          </table:table-cell>
          <table:table-cell office:value-type="float" office:value="31.0563150747">
            <text:p>31.06</text:p>
          </table:table-cell>
        </table:table-row>
        <table:table-row table:style-name="ro1">
          <table:table-cell office:value-type="float" office:value="27.8055555556">
            <text:p>27.81</text:p>
          </table:table-cell>
          <table:table-cell office:value-type="float" office:value="30.1984126984">
            <text:p>30.2</text:p>
          </table:table-cell>
          <table:table-cell office:value-type="float" office:value="34.4172222222">
            <text:p>34.42</text:p>
          </table:table-cell>
          <table:table-cell office:value-type="float" office:value="30.9614265928">
            <text:p>30.96</text:p>
          </table:table-cell>
          <table:table-cell office:value-type="float" office:value="31.0535083748">
            <text:p>31.05</text:p>
          </table:table-cell>
        </table:table-row>
        <table:table-row table:style-name="ro1">
          <table:table-cell office:value-type="float" office:value="27.8055555556">
            <text:p>27.81</text:p>
          </table:table-cell>
          <table:table-cell office:value-type="float" office:value="30.4977324263">
            <text:p>30.5</text:p>
          </table:table-cell>
          <table:table-cell office:value-type="float" office:value="34.6133333333">
            <text:p>34.61</text:p>
          </table:table-cell>
          <table:table-cell office:value-type="float" office:value="31.0587257618">
            <text:p>31.06</text:p>
          </table:table-cell>
          <table:table-cell office:value-type="float" office:value="31.2501584427">
            <text:p>31.25</text:p>
          </table:table-cell>
        </table:table-row>
        <table:table-row table:style-name="ro1">
          <table:table-cell office:value-type="float" office:value="27.9048611111">
            <text:p>27.9</text:p>
          </table:table-cell>
          <table:table-cell office:value-type="float" office:value="30.8963718821">
            <text:p>30.9</text:p>
          </table:table-cell>
          <table:table-cell office:value-type="float" office:value="34.6133333333">
            <text:p>34.61</text:p>
          </table:table-cell>
          <table:table-cell office:value-type="float" office:value="31.2543628809">
            <text:p>31.25</text:p>
          </table:table-cell>
          <table:table-cell office:value-type="float" office:value="31.3494341331">
            <text:p>31.35</text:p>
          </table:table-cell>
        </table:table-row>
        <table:table-row table:style-name="ro1">
          <table:table-cell office:value-type="float" office:value="28.3020833333">
            <text:p>28.3</text:p>
          </table:table-cell>
          <table:table-cell office:value-type="float" office:value="30.8886621315">
            <text:p>30.89</text:p>
          </table:table-cell>
          <table:table-cell office:value-type="float" office:value="34.9106666667">
            <text:p>34.91</text:p>
          </table:table-cell>
          <table:table-cell office:value-type="float" office:value="31.6457063712">
            <text:p>31.65</text:p>
          </table:table-cell>
          <table:table-cell office:value-type="float" office:value="31.4451335446">
            <text:p>31.45</text:p>
          </table:table-cell>
        </table:table-row>
        <table:table-row table:style-name="ro1">
          <table:table-cell office:value-type="float" office:value="28.5006944444">
            <text:p>28.5</text:p>
          </table:table-cell>
          <table:table-cell office:value-type="float" office:value="30.8886621315">
            <text:p>30.89</text:p>
          </table:table-cell>
          <table:table-cell office:value-type="float" office:value="35.11">
            <text:p>35.11</text:p>
          </table:table-cell>
          <table:table-cell office:value-type="float" office:value="31.7398199446">
            <text:p>31.74</text:p>
          </table:table-cell>
          <table:table-cell office:value-type="float" office:value="31.838252603">
            <text:p>31.84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30.9884353741">
            <text:p>30.99</text:p>
          </table:table-cell>
          <table:table-cell office:value-type="float" office:value="35.2061111111">
            <text:p>35.21</text:p>
          </table:table-cell>
          <table:table-cell office:value-type="float" office:value="31.8349030471">
            <text:p>31.83</text:p>
          </table:table-cell>
          <table:table-cell office:value-type="float" office:value="31.9360796741">
            <text:p>31.94</text:p>
          </table:table-cell>
        </table:table-row>
        <table:table-row table:style-name="ro1">
          <table:table-cell office:value-type="float" office:value="28.6993055556">
            <text:p>28.7</text:p>
          </table:table-cell>
          <table:table-cell office:value-type="float" office:value="31.1875283447">
            <text:p>31.19</text:p>
          </table:table-cell>
          <table:table-cell office:value-type="float" office:value="35.4052222222">
            <text:p>35.41</text:p>
          </table:table-cell>
          <table:table-cell office:value-type="float" office:value="32.0291551247">
            <text:p>32.03</text:p>
          </table:table-cell>
          <table:table-cell office:value-type="float" office:value="31.9293345405">
            <text:p>31.93</text:p>
          </table:table-cell>
        </table:table-row>
        <table:table-row table:style-name="ro1">
          <table:table-cell office:value-type="float" office:value="28.9972222222">
            <text:p>29</text:p>
          </table:table-cell>
          <table:table-cell office:value-type="float" office:value="31.2873015873">
            <text:p>31.29</text:p>
          </table:table-cell>
          <table:table-cell office:value-type="float" office:value="35.5008888889">
            <text:p>35.5</text:p>
          </table:table-cell>
          <table:table-cell office:value-type="float" office:value="32.3260387812">
            <text:p>32.33</text:p>
          </table:table-cell>
          <table:table-cell office:value-type="float" office:value="32.0217745586">
            <text:p>32.02</text:p>
          </table:table-cell>
        </table:table-row>
        <table:table-row table:style-name="ro1">
          <table:table-cell office:value-type="float" office:value="29.1958333333">
            <text:p>29.2</text:p>
          </table:table-cell>
          <table:table-cell office:value-type="float" office:value="31.3870748299">
            <text:p>31.39</text:p>
          </table:table-cell>
          <table:table-cell office:value-type="float" office:value="35.8977777778">
            <text:p>35.9</text:p>
          </table:table-cell>
          <table:table-cell office:value-type="float" office:value="32.3260387812">
            <text:p>32.33</text:p>
          </table:table-cell>
          <table:table-cell office:value-type="float" office:value="32.2151199638">
            <text:p>32.22</text:p>
          </table:table-cell>
        </table:table-row>
        <table:table-row table:style-name="ro1">
          <table:table-cell office:value-type="float" office:value="29.3944444444">
            <text:p>29.39</text:p>
          </table:table-cell>
          <table:table-cell office:value-type="float" office:value="31.5859410431">
            <text:p>31.59</text:p>
          </table:table-cell>
          <table:table-cell office:value-type="float" office:value="35.9973333333">
            <text:p>36</text:p>
          </table:table-cell>
          <table:table-cell office:value-type="float" office:value="32.4239612188">
            <text:p>32.42</text:p>
          </table:table-cell>
          <table:table-cell office:value-type="float" office:value="32.3068809416">
            <text:p>32.31</text:p>
          </table:table-cell>
        </table:table-row>
        <table:table-row table:style-name="ro1">
          <table:table-cell office:value-type="float" office:value="29.3944444444">
            <text:p>29.39</text:p>
          </table:table-cell>
          <table:table-cell office:value-type="float" office:value="31.5859410431">
            <text:p>31.59</text:p>
          </table:table-cell>
          <table:table-cell office:value-type="float" office:value="36.097">
            <text:p>36.1</text:p>
          </table:table-cell>
          <table:table-cell office:value-type="float" office:value="32.6224376731">
            <text:p>32.62</text:p>
          </table:table-cell>
          <table:table-cell office:value-type="float" office:value="32.5008148483">
            <text:p>32.5</text:p>
          </table:table-cell>
        </table:table-row>
        <table:table-row table:style-name="ro1">
          <table:table-cell office:value-type="float" office:value="29.49375">
            <text:p>29.49</text:p>
          </table:table-cell>
          <table:table-cell office:value-type="float" office:value="31.8850340136">
            <text:p>31.89</text:p>
          </table:table-cell>
          <table:table-cell office:value-type="float" office:value="36.2961111111">
            <text:p>36.3</text:p>
          </table:table-cell>
          <table:table-cell office:value-type="float" office:value="32.7213296399">
            <text:p>32.72</text:p>
          </table:table-cell>
          <table:table-cell office:value-type="float" office:value="32.6959257583">
            <text:p>32.7</text:p>
          </table:table-cell>
        </table:table-row>
        <table:table-row table:style-name="ro1">
          <table:table-cell office:value-type="float" office:value="29.5930555556">
            <text:p>29.59</text:p>
          </table:table-cell>
          <table:table-cell office:value-type="float" office:value="31.8775510204">
            <text:p>31.88</text:p>
          </table:table-cell>
          <table:table-cell office:value-type="float" office:value="36.2961111111">
            <text:p>36.3</text:p>
          </table:table-cell>
          <table:table-cell office:value-type="float" office:value="32.8128808864">
            <text:p>32.81</text:p>
          </table:table-cell>
          <table:table-cell office:value-type="float" office:value="32.8901312811">
            <text:p>32.89</text:p>
          </table:table-cell>
        </table:table-row>
        <table:table-row table:style-name="ro1">
          <table:table-cell office:value-type="float" office:value="29.9819444444">
            <text:p>29.98</text:p>
          </table:table-cell>
          <table:table-cell office:value-type="float" office:value="31.9770975057">
            <text:p>31.98</text:p>
          </table:table-cell>
          <table:table-cell office:value-type="float" office:value="36.5935555556">
            <text:p>36.59</text:p>
          </table:table-cell>
          <table:table-cell office:value-type="float" office:value="32.9108033241">
            <text:p>32.91</text:p>
          </table:table-cell>
          <table:table-cell office:value-type="float" office:value="33.086781349">
            <text:p>33.09</text:p>
          </table:table-cell>
        </table:table-row>
        <table:table-row table:style-name="ro1">
          <table:table-cell office:value-type="float" office:value="30.08125">
            <text:p>30.08</text:p>
          </table:table-cell>
          <table:table-cell office:value-type="float" office:value="31.9770975057">
            <text:p>31.98</text:p>
          </table:table-cell>
          <table:table-cell office:value-type="float" office:value="36.7848888889">
            <text:p>36.78</text:p>
          </table:table-cell>
          <table:table-cell office:value-type="float" office:value="33.109833795">
            <text:p>33.11</text:p>
          </table:table-cell>
          <table:table-cell office:value-type="float" office:value="33.3829334541">
            <text:p>33.38</text:p>
          </table:table-cell>
        </table:table-row>
        <table:table-row table:style-name="ro1">
          <table:table-cell office:value-type="float" office:value="30.3784722222">
            <text:p>30.38</text:p>
          </table:table-cell>
          <table:table-cell office:value-type="float" office:value="32.2761904762">
            <text:p>32.28</text:p>
          </table:table-cell>
          <table:table-cell office:value-type="float" office:value="36.7848888889">
            <text:p>36.78</text:p>
          </table:table-cell>
          <table:table-cell office:value-type="float" office:value="33.2091412742">
            <text:p>33.21</text:p>
          </table:table-cell>
          <table:table-cell office:value-type="float" office:value="33.3800362155">
            <text:p>33.38</text:p>
          </table:table-cell>
        </table:table-row>
        <table:table-row table:style-name="ro1">
          <table:table-cell office:value-type="float" office:value="30.4777777778">
            <text:p>30.48</text:p>
          </table:table-cell>
          <table:table-cell office:value-type="float" office:value="32.4752834467">
            <text:p>32.48</text:p>
          </table:table-cell>
          <table:table-cell office:value-type="float" office:value="37.1796666667">
            <text:p>37.18</text:p>
          </table:table-cell>
          <table:table-cell office:value-type="float" office:value="33.2091412742">
            <text:p>33.21</text:p>
          </table:table-cell>
          <table:table-cell office:value-type="float" office:value="33.3786781349">
            <text:p>33.38</text:p>
          </table:table-cell>
        </table:table-row>
        <table:table-row table:style-name="ro1">
          <table:table-cell office:value-type="float" office:value="30.7756944444">
            <text:p>30.78</text:p>
          </table:table-cell>
          <table:table-cell office:value-type="float" office:value="32.6743764172">
            <text:p>32.67</text:p>
          </table:table-cell>
          <table:table-cell office:value-type="float" office:value="37.2711111111">
            <text:p>37.27</text:p>
          </table:table-cell>
          <table:table-cell office:value-type="float" office:value="33.407132964">
            <text:p>33.41</text:p>
          </table:table-cell>
          <table:table-cell office:value-type="float" office:value="33.5743775464">
            <text:p>33.57</text:p>
          </table:table-cell>
        </table:table-row>
        <table:table-row table:style-name="ro1">
          <table:table-cell office:value-type="float" office:value="30.9743055556">
            <text:p>30.97</text:p>
          </table:table-cell>
          <table:table-cell office:value-type="float" office:value="32.7741496599">
            <text:p>32.77</text:p>
          </table:table-cell>
          <table:table-cell office:value-type="float" office:value="37.4638888889">
            <text:p>37.46</text:p>
          </table:table-cell>
          <table:table-cell office:value-type="float" office:value="33.8002077562">
            <text:p>33.8</text:p>
          </table:table-cell>
          <table:table-cell office:value-type="float" office:value="33.7708012675">
            <text:p>33.77</text:p>
          </table:table-cell>
        </table:table-row>
        <table:table-row table:style-name="ro1">
          <table:table-cell office:value-type="float" office:value="31.2715277778">
            <text:p>31.27</text:p>
          </table:table-cell>
          <table:table-cell office:value-type="float" office:value="32.8739229025">
            <text:p>32.87</text:p>
          </table:table-cell>
          <table:table-cell office:value-type="float" office:value="37.4594444444">
            <text:p>37.46</text:p>
          </table:table-cell>
          <table:table-cell office:value-type="float" office:value="33.8995152355">
            <text:p>33.9</text:p>
          </table:table-cell>
          <table:table-cell office:value-type="float" office:value="34.2619737438">
            <text:p>34.26</text:p>
          </table:table-cell>
        </table:table-row>
        <table:table-row table:style-name="ro1">
          <table:table-cell office:value-type="float" office:value="31.4701388889">
            <text:p>31.47</text:p>
          </table:table-cell>
          <table:table-cell office:value-type="float" office:value="32.9736961451">
            <text:p>32.97</text:p>
          </table:table-cell>
          <table:table-cell office:value-type="float" office:value="37.758">
            <text:p>37.76</text:p>
          </table:table-cell>
          <table:table-cell office:value-type="float" office:value="34.0979916898">
            <text:p>34.1</text:p>
          </table:table-cell>
          <table:table-cell office:value-type="float" office:value="34.2573110005">
            <text:p>34.26</text:p>
          </table:table-cell>
        </table:table-row>
        <table:table-row table:style-name="ro1">
          <table:table-cell office:value-type="float" office:value="31.66875">
            <text:p>31.67</text:p>
          </table:table-cell>
          <table:table-cell office:value-type="float" office:value="32.9736961451">
            <text:p>32.97</text:p>
          </table:table-cell>
          <table:table-cell office:value-type="float" office:value="37.8576666667">
            <text:p>37.86</text:p>
          </table:table-cell>
          <table:table-cell office:value-type="float" office:value="34.092867036">
            <text:p>34.09</text:p>
          </table:table-cell>
          <table:table-cell office:value-type="float" office:value="34.355454957">
            <text:p>34.36</text:p>
          </table:table-cell>
        </table:table-row>
        <table:table-row table:style-name="ro1">
          <table:table-cell office:value-type="float" office:value="31.66875">
            <text:p>31.67</text:p>
          </table:table-cell>
          <table:table-cell office:value-type="float" office:value="33.3721088435">
            <text:p>33.37</text:p>
          </table:table-cell>
          <table:table-cell office:value-type="float" office:value="37.8576666667">
            <text:p>37.86</text:p>
          </table:table-cell>
          <table:table-cell office:value-type="float" office:value="34.088365651">
            <text:p>34.09</text:p>
          </table:table-cell>
          <table:table-cell office:value-type="float" office:value="34.4472612042">
            <text:p>34.45</text:p>
          </table:table-cell>
        </table:table-row>
        <table:table-row table:style-name="ro1">
          <table:table-cell office:value-type="float" office:value="31.7680555556">
            <text:p>31.77</text:p>
          </table:table-cell>
          <table:table-cell office:value-type="float" office:value="33.5712018141">
            <text:p>33.57</text:p>
          </table:table-cell>
          <table:table-cell office:value-type="float" office:value="38.0521111111">
            <text:p>38.05</text:p>
          </table:table-cell>
          <table:table-cell office:value-type="float" office:value="34.2850415512">
            <text:p>34.29</text:p>
          </table:table-cell>
          <table:table-cell office:value-type="float" office:value="34.839022182">
            <text:p>34.84</text:p>
          </table:table-cell>
        </table:table-row>
        <table:table-row table:style-name="ro1">
          <table:table-cell office:value-type="float" office:value="31.7680555556">
            <text:p>31.77</text:p>
          </table:table-cell>
          <table:table-cell office:value-type="float" office:value="33.6709750567">
            <text:p>33.67</text:p>
          </table:table-cell>
          <table:table-cell office:value-type="float" office:value="38.3485555556">
            <text:p>38.35</text:p>
          </table:table-cell>
          <table:table-cell office:value-type="float" office:value="34.3846952909">
            <text:p>34.38</text:p>
          </table:table-cell>
          <table:table-cell office:value-type="float" office:value="34.9380262562">
            <text:p>34.94</text:p>
          </table:table-cell>
        </table:table-row>
        <table:table-row table:style-name="ro1">
          <table:table-cell office:value-type="float" office:value="31.9666666667">
            <text:p>31.97</text:p>
          </table:table-cell>
          <table:table-cell office:value-type="float" office:value="33.7707482993">
            <text:p>33.77</text:p>
          </table:table-cell>
          <table:table-cell office:value-type="float" office:value="38.5477777778">
            <text:p>38.55</text:p>
          </table:table-cell>
          <table:table-cell office:value-type="float" office:value="34.3819944598">
            <text:p>34.38</text:p>
          </table:table-cell>
          <table:table-cell office:value-type="float" office:value="34.9335898597">
            <text:p>34.93</text:p>
          </table:table-cell>
        </table:table-row>
        <table:table-row table:style-name="ro1">
          <table:table-cell office:value-type="float" office:value="32.0652777778">
            <text:p>32.07</text:p>
          </table:table-cell>
          <table:table-cell office:value-type="float" office:value="33.7707482993">
            <text:p>33.77</text:p>
          </table:table-cell>
          <table:table-cell office:value-type="float" office:value="38.6431111111">
            <text:p>38.64</text:p>
          </table:table-cell>
          <table:table-cell office:value-type="float" office:value="34.5755540166">
            <text:p>34.58</text:p>
          </table:table-cell>
          <table:table-cell office:value-type="float" office:value="35.2305115437">
            <text:p>35.23</text:p>
          </table:table-cell>
        </table:table-row>
        <table:table-row table:style-name="ro1">
          <table:table-cell office:value-type="float" office:value="32.1645833333">
            <text:p>32.16</text:p>
          </table:table-cell>
          <table:table-cell office:value-type="float" office:value="33.870521542">
            <text:p>33.87</text:p>
          </table:table-cell>
          <table:table-cell office:value-type="float" office:value="38.7426666667">
            <text:p>38.74</text:p>
          </table:table-cell>
          <table:table-cell office:value-type="float" office:value="35.1636426593">
            <text:p>35.16</text:p>
          </table:table-cell>
          <table:table-cell office:value-type="float" office:value="35.5222725215">
            <text:p>35.52</text:p>
          </table:table-cell>
        </table:table-row>
        <table:table-row table:style-name="ro1">
          <table:table-cell office:value-type="float" office:value="32.2416666667">
            <text:p>32.24</text:p>
          </table:table-cell>
          <table:table-cell office:value-type="float" office:value="33.870521542">
            <text:p>33.87</text:p>
          </table:table-cell>
          <table:table-cell office:value-type="float" office:value="38.8373333333">
            <text:p>38.84</text:p>
          </table:table-cell>
          <table:table-cell office:value-type="float" office:value="35.1588642659">
            <text:p>35.16</text:p>
          </table:table-cell>
          <table:table-cell office:value-type="float" office:value="35.6200995926">
            <text:p>35.62</text:p>
          </table:table-cell>
        </table:table-row>
        <table:table-row table:style-name="ro1">
          <table:table-cell office:value-type="float" office:value="32.4402777778">
            <text:p>32.44</text:p>
          </table:table-cell>
          <table:table-cell office:value-type="float" office:value="34.1696145125">
            <text:p>34.17</text:p>
          </table:table-cell>
          <table:table-cell office:value-type="float" office:value="39.0342222222">
            <text:p>39.03</text:p>
          </table:table-cell>
          <table:table-cell office:value-type="float" office:value="35.1588642659">
            <text:p>35.16</text:p>
          </table:table-cell>
          <table:table-cell office:value-type="float" office:value="35.7160706202">
            <text:p>35.72</text:p>
          </table:table-cell>
        </table:table-row>
        <table:table-row table:style-name="ro1">
          <table:table-cell office:value-type="float" office:value="32.5395833333">
            <text:p>32.54</text:p>
          </table:table-cell>
          <table:table-cell office:value-type="float" office:value="34.2691609977">
            <text:p>34.27</text:p>
          </table:table-cell>
          <table:table-cell office:value-type="float" office:value="39.1294444444">
            <text:p>39.13</text:p>
          </table:table-cell>
          <table:table-cell office:value-type="float" office:value="35.3524930748">
            <text:p>35.35</text:p>
          </table:table-cell>
          <table:table-cell office:value-type="float" office:value="36.0122679946">
            <text:p>36.01</text:p>
          </table:table-cell>
        </table:table-row>
        <table:table-row table:style-name="ro1">
          <table:table-cell office:value-type="float" office:value="32.7381944444">
            <text:p>32.74</text:p>
          </table:table-cell>
          <table:table-cell office:value-type="float" office:value="34.3684807256">
            <text:p>34.37</text:p>
          </table:table-cell>
          <table:table-cell office:value-type="float" office:value="39.4241111111">
            <text:p>39.42</text:p>
          </table:table-cell>
          <table:table-cell office:value-type="float" office:value="35.5436288089">
            <text:p>35.54</text:p>
          </table:table-cell>
          <table:table-cell office:value-type="float" office:value="36.2059302852">
            <text:p>36.21</text:p>
          </table:table-cell>
        </table:table-row>
        <table:table-row table:style-name="ro1">
          <table:table-cell office:value-type="float" office:value="32.8368055556">
            <text:p>32.84</text:p>
          </table:table-cell>
          <table:table-cell office:value-type="float" office:value="34.5678004535">
            <text:p>34.57</text:p>
          </table:table-cell>
          <table:table-cell office:value-type="float" office:value="39.4241111111">
            <text:p>39.42</text:p>
          </table:table-cell>
          <table:table-cell office:value-type="float" office:value="35.5411357341">
            <text:p>35.54</text:p>
          </table:table-cell>
          <table:table-cell office:value-type="float" office:value="36.3024898144">
            <text:p>36.3</text:p>
          </table:table-cell>
        </table:table-row>
        <table:table-row table:style-name="ro1">
          <table:table-cell office:value-type="float" office:value="32.9361111111">
            <text:p>32.94</text:p>
          </table:table-cell>
          <table:table-cell office:value-type="float" office:value="34.6675736961">
            <text:p>34.67</text:p>
          </table:table-cell>
          <table:table-cell office:value-type="float" office:value="39.8224444444">
            <text:p>39.82</text:p>
          </table:table-cell>
          <table:table-cell office:value-type="float" office:value="35.6389196676">
            <text:p>35.64</text:p>
          </table:table-cell>
          <table:table-cell office:value-type="float" office:value="36.3990493436">
            <text:p>36.4</text:p>
          </table:table-cell>
        </table:table-row>
        <table:table-row table:style-name="ro1">
          <table:table-cell office:value-type="float" office:value="33.1347222222">
            <text:p>33.13</text:p>
          </table:table-cell>
          <table:table-cell office:value-type="float" office:value="34.9664399093">
            <text:p>34.97</text:p>
          </table:table-cell>
          <table:table-cell office:value-type="float" office:value="39.9158888889">
            <text:p>39.92</text:p>
          </table:table-cell>
          <table:table-cell office:value-type="float" office:value="35.6389196676">
            <text:p>35.64</text:p>
          </table:table-cell>
          <table:table-cell office:value-type="float" office:value="36.5939791761">
            <text:p>36.59</text:p>
          </table:table-cell>
        </table:table-row>
        <table:table-row table:style-name="ro1">
          <table:table-cell office:value-type="float" office:value="33.1347222222">
            <text:p>33.13</text:p>
          </table:table-cell>
          <table:table-cell office:value-type="float" office:value="35.2655328798">
            <text:p>35.27</text:p>
          </table:table-cell>
          <table:table-cell office:value-type="float" office:value="40.0154444444">
            <text:p>40.02</text:p>
          </table:table-cell>
          <table:table-cell office:value-type="float" office:value="36.0349030471">
            <text:p>36.03</text:p>
          </table:table-cell>
          <table:table-cell office:value-type="float" office:value="36.7878678135">
            <text:p>36.79</text:p>
          </table:table-cell>
        </table:table-row>
        <table:table-row table:style-name="ro1">
          <table:table-cell office:value-type="float" office:value="33.1347222222">
            <text:p>33.13</text:p>
          </table:table-cell>
          <table:table-cell office:value-type="float" office:value="35.2655328798">
            <text:p>35.27</text:p>
          </table:table-cell>
          <table:table-cell office:value-type="float" office:value="40.3141111111">
            <text:p>40.31</text:p>
          </table:table-cell>
          <table:table-cell office:value-type="float" office:value="36.1341412742">
            <text:p>36.13</text:p>
          </table:table-cell>
          <table:table-cell office:value-type="float" office:value="36.9837483024">
            <text:p>36.98</text:p>
          </table:table-cell>
        </table:table-row>
        <table:table-row table:style-name="ro1">
          <table:table-cell office:value-type="float" office:value="33.2340277778">
            <text:p>33.23</text:p>
          </table:table-cell>
          <table:table-cell office:value-type="float" office:value="35.3650793651">
            <text:p>35.37</text:p>
          </table:table-cell>
          <table:table-cell office:value-type="float" office:value="40.3141111111">
            <text:p>40.31</text:p>
          </table:table-cell>
          <table:table-cell office:value-type="float" office:value="36.2328947368">
            <text:p>36.23</text:p>
          </table:table-cell>
          <table:table-cell office:value-type="float" office:value="37.1763693979">
            <text:p>37.18</text:p>
          </table:table-cell>
        </table:table-row>
        <table:table-row table:style-name="ro1">
          <table:table-cell office:value-type="float" office:value="33.4319444444">
            <text:p>33.43</text:p>
          </table:table-cell>
          <table:table-cell office:value-type="float" office:value="35.564399093">
            <text:p>35.56</text:p>
          </table:table-cell>
          <table:table-cell office:value-type="float" office:value="40.5084444444">
            <text:p>40.51</text:p>
          </table:table-cell>
          <table:table-cell office:value-type="float" office:value="36.3275623269">
            <text:p>36.33</text:p>
          </table:table-cell>
          <table:table-cell office:value-type="float" office:value="37.3712086917">
            <text:p>37.37</text:p>
          </table:table-cell>
        </table:table-row>
        <table:table-row table:style-name="ro1">
          <table:table-cell office:value-type="float" office:value="33.6305555556">
            <text:p>33.63</text:p>
          </table:table-cell>
          <table:table-cell office:value-type="float" office:value="35.564399093">
            <text:p>35.56</text:p>
          </table:table-cell>
          <table:table-cell office:value-type="float" office:value="40.5084444444">
            <text:p>40.51</text:p>
          </table:table-cell>
          <table:table-cell office:value-type="float" office:value="36.4225069252">
            <text:p>36.42</text:p>
          </table:table-cell>
          <table:table-cell office:value-type="float" office:value="37.5657311">
            <text:p>37.57</text:p>
          </table:table-cell>
        </table:table-row>
        <table:table-row table:style-name="ro1">
          <table:table-cell office:value-type="float" office:value="33.6305555556">
            <text:p>33.63</text:p>
          </table:table-cell>
          <table:table-cell office:value-type="float" office:value="35.6562358277">
            <text:p>35.66</text:p>
          </table:table-cell>
          <table:table-cell office:value-type="float" office:value="40.8994444444">
            <text:p>40.9</text:p>
          </table:table-cell>
          <table:table-cell office:value-type="float" office:value="36.5159279778">
            <text:p>36.52</text:p>
          </table:table-cell>
          <table:table-cell office:value-type="float" office:value="37.6583521956">
            <text:p>37.66</text:p>
          </table:table-cell>
        </table:table-row>
        <table:table-row table:style-name="ro1">
          <table:table-cell office:value-type="float" office:value="33.6305555556">
            <text:p>33.63</text:p>
          </table:table-cell>
          <table:table-cell office:value-type="float" office:value="35.7560090703">
            <text:p>35.76</text:p>
          </table:table-cell>
          <table:table-cell office:value-type="float" office:value="40.9988888889">
            <text:p>41</text:p>
          </table:table-cell>
          <table:table-cell office:value-type="float" office:value="36.6117728532">
            <text:p>36.61</text:p>
          </table:table-cell>
          <table:table-cell office:value-type="float" office:value="37.7515165233">
            <text:p>37.75</text:p>
          </table:table-cell>
        </table:table-row>
        <table:table-row table:style-name="ro1">
          <table:table-cell office:value-type="float" office:value="33.8277777778">
            <text:p>33.83</text:p>
          </table:table-cell>
          <table:table-cell office:value-type="float" office:value="35.9553287982">
            <text:p>35.96</text:p>
          </table:table-cell>
          <table:table-cell office:value-type="float" office:value="41.1981111111">
            <text:p>41.2</text:p>
          </table:table-cell>
          <table:table-cell office:value-type="float" office:value="36.7081717452">
            <text:p>36.71</text:p>
          </table:table-cell>
          <table:table-cell office:value-type="float" office:value="37.8445903124">
            <text:p>37.84</text:p>
          </table:table-cell>
        </table:table-row>
        <table:table-row table:style-name="ro1">
          <table:table-cell office:value-type="float" office:value="34.0263888889">
            <text:p>34.03</text:p>
          </table:table-cell>
          <table:table-cell office:value-type="float" office:value="35.9553287982">
            <text:p>35.96</text:p>
          </table:table-cell>
          <table:table-cell office:value-type="float" office:value="41.1981111111">
            <text:p>41.2</text:p>
          </table:table-cell>
          <table:table-cell office:value-type="float" office:value="37.19466759">
            <text:p>37.19</text:p>
          </table:table-cell>
          <table:table-cell office:value-type="float" office:value="38.1403349932">
            <text:p>38.14</text:p>
          </table:table-cell>
        </table:table-row>
        <table:table-row table:style-name="ro1">
          <table:table-cell office:value-type="float" office:value="34.1256944444">
            <text:p>34.13</text:p>
          </table:table-cell>
          <table:table-cell office:value-type="float" office:value="36.1544217687">
            <text:p>36.15</text:p>
          </table:table-cell>
          <table:table-cell office:value-type="float" office:value="41.1927777778">
            <text:p>41.19</text:p>
          </table:table-cell>
          <table:table-cell office:value-type="float" office:value="37.1917590028">
            <text:p>37.19</text:p>
          </table:table-cell>
          <table:table-cell office:value-type="float" office:value="38.4299230421">
            <text:p>38.43</text:p>
          </table:table-cell>
        </table:table-row>
        <table:table-row table:style-name="ro1">
          <table:table-cell office:value-type="float" office:value="34.1256944444">
            <text:p>34.13</text:p>
          </table:table-cell>
          <table:table-cell office:value-type="float" office:value="36.1453514739">
            <text:p>36.15</text:p>
          </table:table-cell>
          <table:table-cell office:value-type="float" office:value="41.2878888889">
            <text:p>41.29</text:p>
          </table:table-cell>
          <table:table-cell office:value-type="float" office:value="37.3829639889">
            <text:p>37.38</text:p>
          </table:table-cell>
          <table:table-cell office:value-type="float" office:value="38.7251697601">
            <text:p>38.73</text:p>
          </table:table-cell>
        </table:table-row>
        <table:table-row table:style-name="ro1">
          <table:table-cell office:value-type="float" office:value="34.4229166667">
            <text:p>34.42</text:p>
          </table:table-cell>
          <table:table-cell office:value-type="float" office:value="36.2448979592">
            <text:p>36.24</text:p>
          </table:table-cell>
          <table:table-cell office:value-type="float" office:value="41.4866666667">
            <text:p>41.49</text:p>
          </table:table-cell>
          <table:table-cell office:value-type="float" office:value="37.3806786704">
            <text:p>37.38</text:p>
          </table:table-cell>
          <table:table-cell office:value-type="float" office:value="38.7216387506">
            <text:p>38.72</text:p>
          </table:table-cell>
        </table:table-row>
        <table:table-row table:style-name="ro1">
          <table:table-cell office:value-type="float" office:value="34.6215277778">
            <text:p>34.62</text:p>
          </table:table-cell>
          <table:table-cell office:value-type="float" office:value="36.5437641723">
            <text:p>36.54</text:p>
          </table:table-cell>
          <table:table-cell office:value-type="float" office:value="41.5863333333">
            <text:p>41.59</text:p>
          </table:table-cell>
          <table:table-cell office:value-type="float" office:value="37.7729916898">
            <text:p>37.77</text:p>
          </table:table-cell>
          <table:table-cell office:value-type="float" office:value="38.8175645088">
            <text:p>38.82</text:p>
          </table:table-cell>
        </table:table-row>
        <table:table-row table:style-name="ro1">
          <table:table-cell office:value-type="float" office:value="34.8201388889">
            <text:p>34.82</text:p>
          </table:table-cell>
          <table:table-cell office:value-type="float" office:value="36.5437641723">
            <text:p>36.54</text:p>
          </table:table-cell>
          <table:table-cell office:value-type="float" office:value="41.686">
            <text:p>41.69</text:p>
          </table:table-cell>
          <table:table-cell office:value-type="float" office:value="37.8720221607">
            <text:p>37.87</text:p>
          </table:table-cell>
          <table:table-cell office:value-type="float" office:value="39.0095971028">
            <text:p>39.01</text:p>
          </table:table-cell>
        </table:table-row>
        <table:table-row table:style-name="ro1">
          <table:table-cell office:value-type="float" office:value="35.2166666667">
            <text:p>35.22</text:p>
          </table:table-cell>
          <table:table-cell office:value-type="float" office:value="36.8424036281">
            <text:p>36.84</text:p>
          </table:table-cell>
          <table:table-cell office:value-type="float" office:value="41.7804444444">
            <text:p>41.78</text:p>
          </table:table-cell>
          <table:table-cell office:value-type="float" office:value="38.0661357341">
            <text:p>38.07</text:p>
          </table:table-cell>
          <table:table-cell office:value-type="float" office:value="39.3031235853">
            <text:p>39.3</text:p>
          </table:table-cell>
        </table:table-row>
        <table:table-row table:style-name="ro1">
          <table:table-cell office:value-type="float" office:value="35.3159722222">
            <text:p>35.32</text:p>
          </table:table-cell>
          <table:table-cell office:value-type="float" office:value="36.8424036281">
            <text:p>36.84</text:p>
          </table:table-cell>
          <table:table-cell office:value-type="float" office:value="42.0767777778">
            <text:p>42.08</text:p>
          </table:table-cell>
          <table:table-cell office:value-type="float" office:value="38.0585180055">
            <text:p>38.06</text:p>
          </table:table-cell>
          <table:table-cell office:value-type="float" office:value="39.399230421">
            <text:p>39.4</text:p>
          </table:table-cell>
        </table:table-row>
        <table:table-row table:style-name="ro1">
          <table:table-cell office:value-type="float" office:value="35.5145833333">
            <text:p>35.51</text:p>
          </table:table-cell>
          <table:table-cell office:value-type="float" office:value="37.1408163265">
            <text:p>37.14</text:p>
          </table:table-cell>
          <table:table-cell office:value-type="float" office:value="42.2757777778">
            <text:p>42.28</text:p>
          </table:table-cell>
          <table:table-cell office:value-type="float" office:value="38.1552631579">
            <text:p>38.16</text:p>
          </table:table-cell>
          <table:table-cell office:value-type="float" office:value="39.4968764147">
            <text:p>39.5</text:p>
          </table:table-cell>
        </table:table-row>
        <table:table-row table:style-name="ro1">
          <table:table-cell office:value-type="float" office:value="35.7131944444">
            <text:p>35.71</text:p>
          </table:table-cell>
          <table:table-cell office:value-type="float" office:value="37.1408163265">
            <text:p>37.14</text:p>
          </table:table-cell>
          <table:table-cell office:value-type="float" office:value="42.5744444444">
            <text:p>42.57</text:p>
          </table:table-cell>
          <table:table-cell office:value-type="float" office:value="38.3508310249">
            <text:p>38.35</text:p>
          </table:table-cell>
          <table:table-cell office:value-type="float" office:value="39.6949751019">
            <text:p>39.69</text:p>
          </table:table-cell>
        </table:table-row>
        <table:table-row table:style-name="ro1">
          <table:table-cell office:value-type="float" office:value="35.9118055556">
            <text:p>35.91</text:p>
          </table:table-cell>
          <table:table-cell office:value-type="float" office:value="37.1408163265">
            <text:p>37.14</text:p>
          </table:table-cell>
          <table:table-cell office:value-type="float" office:value="42.5744444444">
            <text:p>42.57</text:p>
          </table:table-cell>
          <table:table-cell office:value-type="float" office:value="38.5457756233">
            <text:p>38.55</text:p>
          </table:table-cell>
          <table:table-cell office:value-type="float" office:value="39.9907197827">
            <text:p>39.99</text:p>
          </table:table-cell>
        </table:table-row>
        <table:table-row table:style-name="ro1">
          <table:table-cell office:value-type="float" office:value="36.0111111111">
            <text:p>36.01</text:p>
          </table:table-cell>
          <table:table-cell office:value-type="float" office:value="37.2403628118">
            <text:p>37.24</text:p>
          </table:table-cell>
          <table:table-cell office:value-type="float" office:value="42.7734444444">
            <text:p>42.77</text:p>
          </table:table-cell>
          <table:table-cell office:value-type="float" office:value="38.7441135734">
            <text:p>38.74</text:p>
          </table:table-cell>
          <table:table-cell office:value-type="float" office:value="40.1862833861">
            <text:p>40.19</text:p>
          </table:table-cell>
        </table:table-row>
        <table:table-row table:style-name="ro1">
          <table:table-cell office:value-type="float" office:value="36.2097222222">
            <text:p>36.21</text:p>
          </table:table-cell>
          <table:table-cell office:value-type="float" office:value="37.4394557823">
            <text:p>37.44</text:p>
          </table:table-cell>
          <table:table-cell office:value-type="float" office:value="42.9683333333">
            <text:p>42.97</text:p>
          </table:table-cell>
          <table:table-cell office:value-type="float" office:value="38.8367036011">
            <text:p>38.84</text:p>
          </table:table-cell>
          <table:table-cell office:value-type="float" office:value="40.3818017202">
            <text:p>40.38</text:p>
          </table:table-cell>
        </table:table-row>
        <table:table-row table:style-name="ro1">
          <table:table-cell office:value-type="float" office:value="36.4083333333">
            <text:p>36.41</text:p>
          </table:table-cell>
          <table:table-cell office:value-type="float" office:value="37.7380952381">
            <text:p>37.74</text:p>
          </table:table-cell>
          <table:table-cell office:value-type="float" office:value="43.068">
            <text:p>43.07</text:p>
          </table:table-cell>
          <table:table-cell office:value-type="float" office:value="39.1270775623">
            <text:p>39.13</text:p>
          </table:table-cell>
          <table:table-cell office:value-type="float" office:value="40.476641014">
            <text:p>40.48</text:p>
          </table:table-cell>
        </table:table-row>
        <table:table-row table:style-name="ro1">
          <table:table-cell office:value-type="float" office:value="36.6055555556">
            <text:p>36.61</text:p>
          </table:table-cell>
          <table:table-cell office:value-type="float" office:value="37.8376417234">
            <text:p>37.84</text:p>
          </table:table-cell>
          <table:table-cell office:value-type="float" office:value="43.4632222222">
            <text:p>43.46</text:p>
          </table:table-cell>
          <table:table-cell office:value-type="float" office:value="39.1244459834">
            <text:p>39.12</text:p>
          </table:table-cell>
          <table:table-cell office:value-type="float" office:value="40.675101856">
            <text:p>40.68</text:p>
          </table:table-cell>
        </table:table-row>
        <table:table-row table:style-name="ro1">
          <table:table-cell office:value-type="float" office:value="36.7048611111">
            <text:p>36.7</text:p>
          </table:table-cell>
          <table:table-cell office:value-type="float" office:value="37.9371882086">
            <text:p>37.94</text:p>
          </table:table-cell>
          <table:table-cell office:value-type="float" office:value="43.6621111111">
            <text:p>43.66</text:p>
          </table:table-cell>
          <table:table-cell office:value-type="float" office:value="39.4166204986">
            <text:p>39.42</text:p>
          </table:table-cell>
          <table:table-cell office:value-type="float" office:value="40.7668628339">
            <text:p>40.77</text:p>
          </table:table-cell>
        </table:table-row>
        <table:table-row table:style-name="ro1">
          <table:table-cell office:value-type="float" office:value="37.0027777778">
            <text:p>37</text:p>
          </table:table-cell>
          <table:table-cell office:value-type="float" office:value="38.1365079365">
            <text:p>38.14</text:p>
          </table:table-cell>
          <table:table-cell office:value-type="float" office:value="43.8612222222">
            <text:p>43.86</text:p>
          </table:table-cell>
          <table:table-cell office:value-type="float" office:value="39.6121191136">
            <text:p>39.61</text:p>
          </table:table-cell>
          <table:table-cell office:value-type="float" office:value="41.1565414215">
            <text:p>41.16</text:p>
          </table:table-cell>
        </table:table-row>
        <table:table-row table:style-name="ro1">
          <table:table-cell office:value-type="float" office:value="37.2006944444">
            <text:p>37.2</text:p>
          </table:table-cell>
          <table:table-cell office:value-type="float" office:value="38.2360544218">
            <text:p>38.24</text:p>
          </table:table-cell>
          <table:table-cell office:value-type="float" office:value="44.055">
            <text:p>44.06</text:p>
          </table:table-cell>
          <table:table-cell office:value-type="float" office:value="39.8011080332">
            <text:p>39.8</text:p>
          </table:table-cell>
          <table:table-cell office:value-type="float" office:value="41.1525577184">
            <text:p>41.15</text:p>
          </table:table-cell>
        </table:table-row>
        <table:table-row table:style-name="ro1">
          <table:table-cell office:value-type="float" office:value="37.3">
            <text:p>37.3</text:p>
          </table:table-cell>
          <table:table-cell office:value-type="float" office:value="38.4353741497">
            <text:p>38.44</text:p>
          </table:table-cell>
          <table:table-cell office:value-type="float" office:value="44.1545555556">
            <text:p>44.15</text:p>
          </table:table-cell>
          <table:table-cell office:value-type="float" office:value="39.7985457064">
            <text:p>39.8</text:p>
          </table:table-cell>
          <table:table-cell office:value-type="float" office:value="41.3479402445">
            <text:p>41.35</text:p>
          </table:table-cell>
        </table:table-row>
        <table:table-row table:style-name="ro1">
          <table:table-cell office:value-type="float" office:value="37.3986111111">
            <text:p>37.4</text:p>
          </table:table-cell>
          <table:table-cell office:value-type="float" office:value="38.4353741497">
            <text:p>38.44</text:p>
          </table:table-cell>
          <table:table-cell office:value-type="float" office:value="44.3538888889">
            <text:p>44.35</text:p>
          </table:table-cell>
          <table:table-cell office:value-type="float" office:value="39.7959833795">
            <text:p>39.8</text:p>
          </table:table-cell>
          <table:table-cell office:value-type="float" office:value="41.5439112721">
            <text:p>41.54</text:p>
          </table:table-cell>
        </table:table-row>
        <table:table-row table:style-name="ro1">
          <table:table-cell office:value-type="float" office:value="37.5972222222">
            <text:p>37.6</text:p>
          </table:table-cell>
          <table:table-cell office:value-type="float" office:value="38.9328798186">
            <text:p>38.93</text:p>
          </table:table-cell>
          <table:table-cell office:value-type="float" office:value="44.7462222222">
            <text:p>44.75</text:p>
          </table:table-cell>
          <table:table-cell office:value-type="float" office:value="40.1861495845">
            <text:p>40.19</text:p>
          </table:table-cell>
          <table:table-cell office:value-type="float" office:value="41.6388863739">
            <text:p>41.64</text:p>
          </table:table-cell>
        </table:table-row>
        <table:table-row table:style-name="ro1">
          <table:table-cell office:value-type="float" office:value="37.7958333333">
            <text:p>37.8</text:p>
          </table:table-cell>
          <table:table-cell office:value-type="float" office:value="39.1319727891">
            <text:p>39.13</text:p>
          </table:table-cell>
          <table:table-cell office:value-type="float" office:value="44.8388888889">
            <text:p>44.84</text:p>
          </table:table-cell>
          <table:table-cell office:value-type="float" office:value="40.2820637119">
            <text:p>40.28</text:p>
          </table:table-cell>
          <table:table-cell office:value-type="float" office:value="41.933635129">
            <text:p>41.93</text:p>
          </table:table-cell>
        </table:table-row>
        <table:table-row table:style-name="ro1">
          <table:table-cell office:value-type="float" office:value="37.7958333333">
            <text:p>37.8</text:p>
          </table:table-cell>
          <table:table-cell office:value-type="float" office:value="39.3310657596">
            <text:p>39.33</text:p>
          </table:table-cell>
          <table:table-cell office:value-type="float" office:value="44.8388888889">
            <text:p>44.84</text:p>
          </table:table-cell>
          <table:table-cell office:value-type="float" office:value="40.2733379501">
            <text:p>40.27</text:p>
          </table:table-cell>
          <table:table-cell office:value-type="float" office:value="42.0291081938">
            <text:p>42.03</text:p>
          </table:table-cell>
        </table:table-row>
        <table:table-row table:style-name="ro1">
          <table:table-cell office:value-type="float" office:value="37.8944444444">
            <text:p>37.89</text:p>
          </table:table-cell>
          <table:table-cell office:value-type="float" office:value="39.4306122449">
            <text:p>39.43</text:p>
          </table:table-cell>
          <table:table-cell office:value-type="float" office:value="44.9385555556">
            <text:p>44.94</text:p>
          </table:table-cell>
          <table:table-cell office:value-type="float" office:value="40.3680055402">
            <text:p>40.37</text:p>
          </table:table-cell>
          <table:table-cell office:value-type="float" office:value="42.2269352648">
            <text:p>42.23</text:p>
          </table:table-cell>
        </table:table-row>
        <table:table-row table:style-name="ro1">
          <table:table-cell office:value-type="float" office:value="38.1923611111">
            <text:p>38.19</text:p>
          </table:table-cell>
          <table:table-cell office:value-type="float" office:value="39.5231292517">
            <text:p>39.52</text:p>
          </table:table-cell>
          <table:table-cell office:value-type="float" office:value="45.2345555556">
            <text:p>45.23</text:p>
          </table:table-cell>
          <table:table-cell office:value-type="float" office:value="40.6623961219">
            <text:p>40.66</text:p>
          </table:table-cell>
          <table:table-cell office:value-type="float" office:value="42.2269352648">
            <text:p>42.23</text:p>
          </table:table-cell>
        </table:table-row>
        <table:table-row table:style-name="ro1">
          <table:table-cell office:value-type="float" office:value="38.2916666667">
            <text:p>38.29</text:p>
          </table:table-cell>
          <table:table-cell office:value-type="float" office:value="39.5231292517">
            <text:p>39.52</text:p>
          </table:table-cell>
          <table:table-cell office:value-type="float" office:value="45.2345555556">
            <text:p>45.23</text:p>
          </table:table-cell>
          <table:table-cell office:value-type="float" office:value="40.8538781163">
            <text:p>40.85</text:p>
          </table:table-cell>
          <table:table-cell office:value-type="float" office:value="42.5194658216">
            <text:p>42.52</text:p>
          </table:table-cell>
        </table:table-row>
        <table:table-row table:style-name="ro1">
          <table:table-cell office:value-type="float" office:value="38.3909722222">
            <text:p>38.39</text:p>
          </table:table-cell>
          <table:table-cell office:value-type="float" office:value="39.8217687075">
            <text:p>39.82</text:p>
          </table:table-cell>
          <table:table-cell office:value-type="float" office:value="45.533">
            <text:p>45.53</text:p>
          </table:table-cell>
          <table:table-cell office:value-type="float" office:value="40.8511772853">
            <text:p>40.85</text:p>
          </table:table-cell>
          <table:table-cell office:value-type="float" office:value="42.6104119511">
            <text:p>42.61</text:p>
          </table:table-cell>
        </table:table-row>
        <table:table-row table:style-name="ro1">
          <table:table-cell office:value-type="float" office:value="38.4902777778">
            <text:p>38.49</text:p>
          </table:table-cell>
          <table:table-cell office:value-type="float" office:value="39.9213151927">
            <text:p>39.92</text:p>
          </table:table-cell>
          <table:table-cell office:value-type="float" office:value="45.7291111111">
            <text:p>45.73</text:p>
          </table:table-cell>
          <table:table-cell office:value-type="float" office:value="41.0400277008">
            <text:p>41.04</text:p>
          </table:table-cell>
          <table:table-cell office:value-type="float" office:value="42.9045722046">
            <text:p>42.9</text:p>
          </table:table-cell>
        </table:table-row>
        <table:table-row table:style-name="ro1">
          <table:table-cell office:value-type="float" office:value="38.6888888889">
            <text:p>38.69</text:p>
          </table:table-cell>
          <table:table-cell office:value-type="float" office:value="39.9213151927">
            <text:p>39.92</text:p>
          </table:table-cell>
          <table:table-cell office:value-type="float" office:value="45.9282222222">
            <text:p>45.93</text:p>
          </table:table-cell>
          <table:table-cell office:value-type="float" office:value="41.031232687">
            <text:p>41.03</text:p>
          </table:table-cell>
          <table:table-cell office:value-type="float" office:value="42.9025803531">
            <text:p>42.9</text:p>
          </table:table-cell>
        </table:table-row>
        <table:table-row table:style-name="ro1">
          <table:table-cell office:value-type="float" office:value="38.7881944444">
            <text:p>38.79</text:p>
          </table:table-cell>
          <table:table-cell office:value-type="float" office:value="40.319047619">
            <text:p>40.32</text:p>
          </table:table-cell>
          <table:table-cell office:value-type="float" office:value="46.0276666667">
            <text:p>46.03</text:p>
          </table:table-cell>
          <table:table-cell office:value-type="float" office:value="41.324099723">
            <text:p>41.32</text:p>
          </table:table-cell>
          <table:table-cell office:value-type="float" office:value="43.1008148483">
            <text:p>43.1</text:p>
          </table:table-cell>
        </table:table-row>
        <table:table-row table:style-name="ro1">
          <table:table-cell office:value-type="float" office:value="38.8875">
            <text:p>38.89</text:p>
          </table:table-cell>
          <table:table-cell office:value-type="float" office:value="40.4185941043">
            <text:p>40.42</text:p>
          </table:table-cell>
          <table:table-cell office:value-type="float" office:value="46.3215555556">
            <text:p>46.32</text:p>
          </table:table-cell>
          <table:table-cell office:value-type="float" office:value="41.4197368421">
            <text:p>41.42</text:p>
          </table:table-cell>
          <table:table-cell office:value-type="float" office:value="43.2964689905">
            <text:p>43.3</text:p>
          </table:table-cell>
        </table:table-row>
        <table:table-row table:style-name="ro1">
          <table:table-cell office:value-type="float" office:value="38.8875">
            <text:p>38.89</text:p>
          </table:table-cell>
          <table:table-cell office:value-type="float" office:value="40.4185941043">
            <text:p>40.42</text:p>
          </table:table-cell>
          <table:table-cell office:value-type="float" office:value="46.5097777778">
            <text:p>46.51</text:p>
          </table:table-cell>
          <table:table-cell office:value-type="float" office:value="41.5188365651">
            <text:p>41.52</text:p>
          </table:table-cell>
          <table:table-cell office:value-type="float" office:value="43.4902670892">
            <text:p>43.49</text:p>
          </table:table-cell>
        </table:table-row>
        <table:table-row table:style-name="ro1">
          <table:table-cell office:value-type="float" office:value="38.8875">
            <text:p>38.89</text:p>
          </table:table-cell>
          <table:table-cell office:value-type="float" office:value="40.9092970522">
            <text:p>40.91</text:p>
          </table:table-cell>
          <table:table-cell office:value-type="float" office:value="46.6068888889">
            <text:p>46.61</text:p>
          </table:table-cell>
          <table:table-cell office:value-type="float" office:value="41.7159279778">
            <text:p>41.72</text:p>
          </table:table-cell>
          <table:table-cell office:value-type="float" office:value="43.5838841105">
            <text:p>43.58</text:p>
          </table:table-cell>
        </table:table-row>
        <table:table-row table:style-name="ro1">
          <table:table-cell office:value-type="float" office:value="39.0861111111">
            <text:p>39.09</text:p>
          </table:table-cell>
          <table:table-cell office:value-type="float" office:value="40.9092970522">
            <text:p>40.91</text:p>
          </table:table-cell>
          <table:table-cell office:value-type="float" office:value="46.6068888889">
            <text:p>46.61</text:p>
          </table:table-cell>
          <table:table-cell office:value-type="float" office:value="41.9096260388">
            <text:p>41.91</text:p>
          </table:table-cell>
          <table:table-cell office:value-type="float" office:value="43.7777727478">
            <text:p>43.78</text:p>
          </table:table-cell>
        </table:table-row>
        <table:table-row table:style-name="ro1">
          <table:table-cell office:value-type="float" office:value="39.3840277778">
            <text:p>39.38</text:p>
          </table:table-cell>
          <table:table-cell office:value-type="float" office:value="41.3072562358">
            <text:p>41.31</text:p>
          </table:table-cell>
          <table:table-cell office:value-type="float" office:value="46.7011111111">
            <text:p>46.7</text:p>
          </table:table-cell>
          <table:table-cell office:value-type="float" office:value="41.9033933518">
            <text:p>41.9</text:p>
          </table:table-cell>
          <table:table-cell office:value-type="float" office:value="43.9712992304">
            <text:p>43.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02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8M17S</meta:editing-duration>
    <meta:editing-cycles>9</meta:editing-cycles>
    <meta:generator>OpenOffice/4.1.1$Win32 OpenOffice.org_project/411m6$Build-9775</meta:generator>
    <dc:date>2015-12-18T02:33:12.18</dc:date>
    <dc:creator>Anton Valkenberg</dc:creator>
    <meta:document-statistic meta:table-count="2" meta:cell-count="15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14cm" svg:height="9.698cm" xlink:href=".." xlink:type="simple" chart:class="chart:line" chart:style-name="ch1">
        <chart:title svg:x="3.175cm" svg:y="0.329cm" chart:style-name="ch2">
          <text:p>Experiment 2: Increasing world dimensions and firefighters</text:p>
        </chart:title>
        <chart:legend chart:legend-position="end" svg:x="14.909cm" svg:y="3.489cm" style:legend-expansion="high" chart:style-name="ch3"/>
        <chart:plot-area chart:style-name="ch4" table:cell-range-address="Data.A1:Data.E301" chart:data-source-has-labels="row" svg:x="1.537cm" svg:y="1.687cm" svg:width="12.66cm" svg:height="6.667cm">
          <chartooo:coordinate-region svg:x="2.158cm" svg:y="1.899cm" svg:width="12.039cm" svg:height="5.782cm"/>
          <chart:axis chart:dimension="x" chart:name="primary-x" chart:style-name="ch5">
            <chart:title svg:x="7.407cm" svg:y="8.547cm" chart:style-name="ch6">
              <text:p>Tick</text:p>
            </chart:title>
          </chart:axis>
          <chart:axis chart:dimension="y" chart:name="primary-y" chart:style-name="ch7">
            <chart:title svg:x="0.451cm" svg:y="6.618cm" chart:style-name="ch8">
              <text:p>Evaluation score</text:p>
            </chart:title>
            <chart:grid chart:style-name="ch9" chart:class="major"/>
          </chart:axis>
          <chart:series chart:style-name="ch10" chart:values-cell-range-address="Data.A2:Data.A301" chart:label-cell-address="Data.A1:Data.A1" chart:class="chart:line">
            <chart:data-point chart:repeated="300"/>
          </chart:series>
          <chart:series chart:style-name="ch11" chart:values-cell-range-address="Data.B2:Data.B301" chart:label-cell-address="Data.B1:Data.B1" chart:class="chart:line">
            <chart:data-point chart:repeated="300"/>
          </chart:series>
          <chart:series chart:style-name="ch12" chart:values-cell-range-address="Data.C2:Data.C301" chart:label-cell-address="Data.C1:Data.C1" chart:class="chart:line">
            <chart:data-point chart:repeated="300"/>
          </chart:series>
          <chart:series chart:style-name="ch13" chart:values-cell-range-address="Data.D2:Data.D301" chart:label-cell-address="Data.D1:Data.D1" chart:class="chart:line">
            <chart:data-point chart:repeated="300"/>
          </chart:series>
          <chart:series chart:style-name="ch14" chart:values-cell-range-address="Data.E2:Data.E301" chart:label-cell-address="Data.E1:Data.E1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x12 1ff</text:p>
                <draw:g>
                  <svg:desc>Data.A1:Data.A1</svg:desc>
                </draw:g>
              </table:table-cell>
              <table:table-cell office:value-type="string">
                <text:p>21x21 3ff</text:p>
                <draw:g>
                  <svg:desc>Data.B1:Data.B1</svg:desc>
                </draw:g>
              </table:table-cell>
              <table:table-cell office:value-type="string">
                <text:p>30x30 6ff</text:p>
                <draw:g>
                  <svg:desc>Data.C1:Data.C1</svg:desc>
                </draw:g>
              </table:table-cell>
              <table:table-cell office:value-type="string">
                <text:p>38x38 10ff</text:p>
                <draw:g>
                  <svg:desc>Data.D1:Data.D1</svg:desc>
                </draw:g>
              </table:table-cell>
              <table:table-cell office:value-type="string">
                <text:p>47x47 15ff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301</svg:desc>
                </draw:g>
              </table:table-cell>
              <table:table-cell office:value-type="float" office:value="0">
                <text:p>0</text:p>
                <draw:g>
                  <svg:desc>Data.B2:Data.B301</svg:desc>
                </draw:g>
              </table:table-cell>
              <table:table-cell office:value-type="float" office:value="0">
                <text:p>0</text:p>
                <draw:g>
                  <svg:desc>Data.C2:Data.C301</svg:desc>
                </draw:g>
              </table:table-cell>
              <table:table-cell office:value-type="float" office:value="0">
                <text:p>0</text:p>
                <draw:g>
                  <svg:desc>Data.D2:Data.D301</svg:desc>
                </draw:g>
              </table:table-cell>
              <table:table-cell office:value-type="float" office:value="0">
                <text:p>0</text:p>
                <draw:g>
                  <svg:desc>Data.E2:Data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">
                <text:p>2.6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">
                <text:p>2.7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">
                <text:p>3.2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">
                <text:p>3.7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">
                <text:p>3.8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  <table:table-cell office:value-type="float" office:value="2.7">
                <text:p>2.7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">
                <text:p>3.9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">
                <text:p>4.1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">
                <text:p>4.1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">
                <text:p>4.3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">
                <text:p>4.4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3.4">
                <text:p>3.4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">
                <text:p>4.9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">
                <text:p>5.1</text:p>
              </table:table-cell>
              <table:table-cell office:value-type="float" office:value="4.2">
                <text:p>4.2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8">
                <text:p>3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9">
                <text:p>3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">
                <text:p>5.4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4">
                <text:p>5.4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4.6">
                <text:p>4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">
                <text:p>5.9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">
                <text:p>5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">
                <text:p>6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">
                <text:p>6.3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">
                <text:p>6.3</text:p>
              </table:table-cell>
              <table:table-cell office:value-type="float" office:value="5.5">
                <text:p>5.5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">
                <text:p>6.4</text:p>
              </table:table-cell>
              <table:table-cell office:value-type="float" office:value="5.7">
                <text:p>5.7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4">
                <text:p>6.4</text:p>
              </table:table-cell>
              <table:table-cell office:value-type="float" office:value="5.9">
                <text:p>5.9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">
                <text:p>6.8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6.6">
                <text:p>6.6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">
                <text:p>7.1</text:p>
              </table:table-cell>
              <table:table-cell office:value-type="float" office:value="6.7">
                <text:p>6.7</text:p>
              </table:table-cell>
              <table:table-cell office:value-type="float" office:value="6.3">
                <text:p>6.3</text:p>
              </table:table-cell>
              <table:table-cell office:value-type="float" office:value="6.1">
                <text:p>6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">
                <text:p>7.3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  <table:table-cell office:value-type="float" office:value="6.2">
                <text:p>6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">
                <text:p>7.4</text:p>
              </table:table-cell>
              <table:table-cell office:value-type="float" office:value="6.9">
                <text:p>6.9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  <table:table-cell office:value-type="float" office:value="6.9">
                <text:p>6.9</text:p>
              </table:table-cell>
              <table:table-cell office:value-type="float" office:value="6.7">
                <text:p>6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  <table:table-cell office:value-type="float" office:value="7.1">
                <text:p>7.1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">
                <text:p>7.8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6.9">
                <text:p>6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">
                <text:p>8.2</text:p>
              </table:table-cell>
              <table:table-cell office:value-type="float" office:value="7.6">
                <text:p>7.6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3">
                <text:p>8.3</text:p>
              </table:table-cell>
              <table:table-cell office:value-type="float" office:value="7.9">
                <text:p>7.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">
                <text:p>8.4</text:p>
              </table:table-cell>
              <table:table-cell office:value-type="float" office:value="8.1">
                <text:p>8.1</text:p>
              </table:table-cell>
              <table:table-cell office:value-type="float" office:value="7.8">
                <text:p>7.8</text:p>
              </table:table-cell>
              <table:table-cell office:value-type="float" office:value="7.2">
                <text:p>7.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">
                <text:p>8.6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7">
                <text:p>8.7</text:p>
              </table:table-cell>
              <table:table-cell office:value-type="float" office:value="8.5">
                <text:p>8.5</text:p>
              </table:table-cell>
              <table:table-cell office:value-type="float" office:value="8.4">
                <text:p>8.4</text:p>
              </table:table-cell>
              <table:table-cell office:value-type="float" office:value="7.6">
                <text:p>7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">
                <text:p>8.9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7.6">
                <text:p>7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8.9">
                <text:p>8.9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">
                <text:p>9.2</text:p>
              </table:table-cell>
              <table:table-cell office:value-type="float" office:value="8.9">
                <text:p>8.9</text:p>
              </table:table-cell>
              <table:table-cell office:value-type="float" office:value="8.7">
                <text:p>8.7</text:p>
              </table:table-cell>
              <table:table-cell office:value-type="float" office:value="7.7">
                <text:p>7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">
                <text:p>9.3</text:p>
              </table:table-cell>
              <table:table-cell office:value-type="float" office:value="9">
                <text:p>9</text:p>
              </table:table-cell>
              <table:table-cell office:value-type="float" office:value="8.9">
                <text:p>8.9</text:p>
              </table:table-cell>
              <table:table-cell office:value-type="float" office:value="7.9">
                <text:p>7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4">
                <text:p>9.4</text:p>
              </table:table-cell>
              <table:table-cell office:value-type="float" office:value="9">
                <text:p>9</text:p>
              </table:table-cell>
              <table:table-cell office:value-type="float" office:value="9.1">
                <text:p>9.1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7">
                <text:p>9.7</text:p>
              </table:table-cell>
              <table:table-cell office:value-type="float" office:value="9.5">
                <text:p>9.5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">
                <text:p>9.8</text:p>
              </table:table-cell>
              <table:table-cell office:value-type="float" office:value="9.7">
                <text:p>9.7</text:p>
              </table:table-cell>
              <table:table-cell office:value-type="float" office:value="9.4">
                <text:p>9.4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8">
                <text:p>9.8</text:p>
              </table:table-cell>
              <table:table-cell office:value-type="float" office:value="9.9">
                <text:p>9.9</text:p>
              </table:table-cell>
              <table:table-cell office:value-type="float" office:value="9.4">
                <text:p>9.4</text:p>
              </table:table-cell>
              <table:table-cell office:value-type="float" office:value="8.7">
                <text:p>8.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9.5">
                <text:p>9.5</text:p>
              </table:table-cell>
              <table:table-cell office:value-type="float" office:value="8.9">
                <text:p>8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">
                <text:p>10.2</text:p>
              </table:table-cell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2">
                <text:p>10.2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2">
                <text:p>10.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4">
                <text:p>10.4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9.2">
                <text:p>9.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">
                <text:p>10.5</text:p>
              </table:table-cell>
              <table:table-cell office:value-type="float" office:value="10.1">
                <text:p>10.1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7">
                <text:p>10.7</text:p>
              </table:table-cell>
              <table:table-cell office:value-type="float" office:value="9.4">
                <text:p>9.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  <table:table-cell office:value-type="float" office:value="9.6">
                <text:p>9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9.7">
                <text:p>9.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0.1">
                <text:p>10.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5">
                <text:p>11.5</text:p>
              </table:table-cell>
              <table:table-cell office:value-type="float" office:value="11.2922902494">
                <text:p>11.2922902494</text:p>
              </table:table-cell>
              <table:table-cell office:value-type="float" office:value="11.5982222222">
                <text:p>11.5982222222</text:p>
              </table:table-cell>
              <table:table-cell office:value-type="float" office:value="10.1992382271">
                <text:p>10.199238227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4805555556">
                <text:p>11.4805555556</text:p>
              </table:table-cell>
              <table:table-cell office:value-type="float" office:value="11.2922902494">
                <text:p>11.2922902494</text:p>
              </table:table-cell>
              <table:table-cell office:value-type="float" office:value="11.796">
                <text:p>11.796</text:p>
              </table:table-cell>
              <table:table-cell office:value-type="float" office:value="10.3965373961">
                <text:p>10.3965373961</text:p>
              </table:table-cell>
              <table:table-cell office:value-type="float" office:value="10.8995473065">
                <text:p>10.89954730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5805555556">
                <text:p>11.5805555556</text:p>
              </table:table-cell>
              <table:table-cell office:value-type="float" office:value="11.4922902494">
                <text:p>11.4922902494</text:p>
              </table:table-cell>
              <table:table-cell office:value-type="float" office:value="11.89">
                <text:p>11.89</text:p>
              </table:table-cell>
              <table:table-cell office:value-type="float" office:value="10.5948060942">
                <text:p>10.5948060942</text:p>
              </table:table-cell>
              <table:table-cell office:value-type="float" office:value="10.8990493436">
                <text:p>10.8990493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7791666667">
                <text:p>11.7791666667</text:p>
              </table:table-cell>
              <table:table-cell office:value-type="float" office:value="11.6922902494">
                <text:p>11.6922902494</text:p>
              </table:table-cell>
              <table:table-cell office:value-type="float" office:value="12.0898888889">
                <text:p>12.0898888889</text:p>
              </table:table-cell>
              <table:table-cell office:value-type="float" office:value="10.6939750693">
                <text:p>10.6939750693</text:p>
              </table:table-cell>
              <table:table-cell office:value-type="float" office:value="10.9971480308">
                <text:p>10.9971480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8618055556">
                <text:p>11.8618055556</text:p>
              </table:table-cell>
              <table:table-cell office:value-type="float" office:value="11.8823129252">
                <text:p>11.8823129252</text:p>
              </table:table-cell>
              <table:table-cell office:value-type="float" office:value="12.3878888889">
                <text:p>12.3878888889</text:p>
              </table:table-cell>
              <table:table-cell office:value-type="float" office:value="10.7934903047">
                <text:p>10.7934903047</text:p>
              </table:table-cell>
              <table:table-cell office:value-type="float" office:value="11.1961068357">
                <text:p>11.1961068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9618055556">
                <text:p>11.9618055556</text:p>
              </table:table-cell>
              <table:table-cell office:value-type="float" office:value="12.0820861678">
                <text:p>12.0820861678</text:p>
              </table:table-cell>
              <table:table-cell office:value-type="float" office:value="12.4866666667">
                <text:p>12.4866666667</text:p>
              </table:table-cell>
              <table:table-cell office:value-type="float" office:value="10.9921745152">
                <text:p>10.9921745152</text:p>
              </table:table-cell>
              <table:table-cell office:value-type="float" office:value="11.4947487551">
                <text:p>11.49474875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611111111">
                <text:p>12.1611111111</text:p>
              </table:table-cell>
              <table:table-cell office:value-type="float" office:value="12.2818594104">
                <text:p>12.2818594104</text:p>
              </table:table-cell>
              <table:table-cell office:value-type="float" office:value="12.5864444444">
                <text:p>12.5864444444</text:p>
              </table:table-cell>
              <table:table-cell office:value-type="float" office:value="11.2912742382">
                <text:p>11.2912742382</text:p>
              </table:table-cell>
              <table:table-cell office:value-type="float" office:value="11.4942960616">
                <text:p>11.4942960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3604166667">
                <text:p>12.3604166667</text:p>
              </table:table-cell>
              <table:table-cell office:value-type="float" office:value="12.4816326531">
                <text:p>12.4816326531</text:p>
              </table:table-cell>
              <table:table-cell office:value-type="float" office:value="12.985">
                <text:p>12.985</text:p>
              </table:table-cell>
              <table:table-cell office:value-type="float" office:value="11.5909279778">
                <text:p>11.5909279778</text:p>
              </table:table-cell>
              <table:table-cell office:value-type="float" office:value="11.6921231326">
                <text:p>11.6921231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6583333333">
                <text:p>12.6583333333</text:p>
              </table:table-cell>
              <table:table-cell office:value-type="float" office:value="12.6814058957">
                <text:p>12.6814058957</text:p>
              </table:table-cell>
              <table:table-cell office:value-type="float" office:value="12.9841111111">
                <text:p>12.9841111111</text:p>
              </table:table-cell>
              <table:table-cell office:value-type="float" office:value="11.6896814404">
                <text:p>11.6896814404</text:p>
              </table:table-cell>
              <table:table-cell office:value-type="float" office:value="11.9918515165">
                <text:p>11.9918515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9527777778">
                <text:p>12.9527777778</text:p>
              </table:table-cell>
              <table:table-cell office:value-type="float" office:value="12.980952381">
                <text:p>12.980952381</text:p>
              </table:table-cell>
              <table:table-cell office:value-type="float" office:value="13.2838888889">
                <text:p>13.2838888889</text:p>
              </table:table-cell>
              <table:table-cell office:value-type="float" office:value="11.6886426593">
                <text:p>11.6886426593</text:p>
              </table:table-cell>
              <table:table-cell office:value-type="float" office:value="12.1917157085">
                <text:p>12.19171570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0423611111">
                <text:p>13.0423611111</text:p>
              </table:table-cell>
              <table:table-cell office:value-type="float" office:value="12.980952381">
                <text:p>12.980952381</text:p>
              </table:table-cell>
              <table:table-cell office:value-type="float" office:value="13.4837777778">
                <text:p>13.4837777778</text:p>
              </table:table-cell>
              <table:table-cell office:value-type="float" office:value="11.6867728532">
                <text:p>11.6867728532</text:p>
              </table:table-cell>
              <table:table-cell office:value-type="float" office:value="12.2908103214">
                <text:p>12.2908103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2416666667">
                <text:p>13.2416666667</text:p>
              </table:table-cell>
              <table:table-cell office:value-type="float" office:value="12.980952381">
                <text:p>12.980952381</text:p>
              </table:table-cell>
              <table:table-cell office:value-type="float" office:value="13.6832222222">
                <text:p>13.6832222222</text:p>
              </table:table-cell>
              <table:table-cell office:value-type="float" office:value="11.885734072">
                <text:p>11.885734072</text:p>
              </table:table-cell>
              <table:table-cell office:value-type="float" office:value="12.388184699">
                <text:p>12.3881846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2416666667">
                <text:p>13.2416666667</text:p>
              </table:table-cell>
              <table:table-cell office:value-type="float" office:value="13.2807256236">
                <text:p>13.2807256236</text:p>
              </table:table-cell>
              <table:table-cell office:value-type="float" office:value="13.883">
                <text:p>13.883</text:p>
              </table:table-cell>
              <table:table-cell office:value-type="float" office:value="12.0836565097">
                <text:p>12.0836565097</text:p>
              </table:table-cell>
              <table:table-cell office:value-type="float" office:value="12.5880036215">
                <text:p>12.5880036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5402777778">
                <text:p>13.5402777778</text:p>
              </table:table-cell>
              <table:table-cell office:value-type="float" office:value="13.3804988662">
                <text:p>13.3804988662</text:p>
              </table:table-cell>
              <table:table-cell office:value-type="float" office:value="13.982">
                <text:p>13.982</text:p>
              </table:table-cell>
              <table:table-cell office:value-type="float" office:value="12.2831024931">
                <text:p>12.2831024931</text:p>
              </table:table-cell>
              <table:table-cell office:value-type="float" office:value="12.8859212313">
                <text:p>12.88592123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388888889">
                <text:p>13.8388888889</text:p>
              </table:table-cell>
              <table:table-cell office:value-type="float" office:value="13.5802721088">
                <text:p>13.5802721088</text:p>
              </table:table-cell>
              <table:table-cell office:value-type="float" office:value="14.1798888889">
                <text:p>14.1798888889</text:p>
              </table:table-cell>
              <table:table-cell office:value-type="float" office:value="12.4822714681">
                <text:p>12.4822714681</text:p>
              </table:table-cell>
              <table:table-cell office:value-type="float" office:value="13.085106383">
                <text:p>13.0851063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0381944444">
                <text:p>14.0381944444</text:p>
              </table:table-cell>
              <table:table-cell office:value-type="float" office:value="13.6800453515">
                <text:p>13.6800453515</text:p>
              </table:table-cell>
              <table:table-cell office:value-type="float" office:value="14.2796666667">
                <text:p>14.2796666667</text:p>
              </table:table-cell>
              <table:table-cell office:value-type="float" office:value="12.8809556787">
                <text:p>12.8809556787</text:p>
              </table:table-cell>
              <table:table-cell office:value-type="float" office:value="13.2837483024">
                <text:p>13.2837483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3368055556">
                <text:p>14.3368055556</text:p>
              </table:table-cell>
              <table:table-cell office:value-type="float" office:value="13.6800453515">
                <text:p>13.6800453515</text:p>
              </table:table-cell>
              <table:table-cell office:value-type="float" office:value="14.6787777778">
                <text:p>14.6787777778</text:p>
              </table:table-cell>
              <table:table-cell office:value-type="float" office:value="12.9779778393">
                <text:p>12.9779778393</text:p>
              </table:table-cell>
              <table:table-cell office:value-type="float" office:value="13.2837483024">
                <text:p>13.2837483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4368055556">
                <text:p>14.4368055556</text:p>
              </table:table-cell>
              <table:table-cell office:value-type="float" office:value="13.9798185941">
                <text:p>13.9798185941</text:p>
              </table:table-cell>
              <table:table-cell office:value-type="float" office:value="14.9784444444">
                <text:p>14.9784444444</text:p>
              </table:table-cell>
              <table:table-cell office:value-type="float" office:value="13.0774930748">
                <text:p>13.0774930748</text:p>
              </table:table-cell>
              <table:table-cell office:value-type="float" office:value="13.3836577637">
                <text:p>13.38365776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361111111">
                <text:p>14.6361111111</text:p>
              </table:table-cell>
              <table:table-cell office:value-type="float" office:value="14.1768707483">
                <text:p>14.1768707483</text:p>
              </table:table-cell>
              <table:table-cell office:value-type="float" office:value="15.078">
                <text:p>15.078</text:p>
              </table:table-cell>
              <table:table-cell office:value-type="float" office:value="13.0752770083">
                <text:p>13.0752770083</text:p>
              </table:table-cell>
              <table:table-cell office:value-type="float" office:value="13.7818922589">
                <text:p>13.7818922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725">
                <text:p>14.725</text:p>
              </table:table-cell>
              <table:table-cell office:value-type="float" office:value="14.3764172336">
                <text:p>14.3764172336</text:p>
              </table:table-cell>
              <table:table-cell office:value-type="float" office:value="15.1778888889">
                <text:p>15.1778888889</text:p>
              </table:table-cell>
              <table:table-cell office:value-type="float" office:value="13.3741689751">
                <text:p>13.3741689751</text:p>
              </table:table-cell>
              <table:table-cell office:value-type="float" office:value="13.8810321412">
                <text:p>13.8810321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243055556">
                <text:p>14.9243055556</text:p>
              </table:table-cell>
              <table:table-cell office:value-type="float" office:value="14.4764172336">
                <text:p>14.4764172336</text:p>
              </table:table-cell>
              <table:table-cell office:value-type="float" office:value="15.1766666667">
                <text:p>15.1766666667</text:p>
              </table:table-cell>
              <table:table-cell office:value-type="float" office:value="13.671398892">
                <text:p>13.671398892</text:p>
              </table:table-cell>
              <table:table-cell office:value-type="float" office:value="14.1799004074">
                <text:p>14.1799004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0243055556">
                <text:p>15.0243055556</text:p>
              </table:table-cell>
              <table:table-cell office:value-type="float" office:value="14.5761904762">
                <text:p>14.5761904762</text:p>
              </table:table-cell>
              <table:table-cell office:value-type="float" office:value="15.5761111111">
                <text:p>15.5761111111</text:p>
              </table:table-cell>
              <table:table-cell office:value-type="float" office:value="13.770567867">
                <text:p>13.770567867</text:p>
              </table:table-cell>
              <table:table-cell office:value-type="float" office:value="14.2790855591">
                <text:p>14.2790855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1243055556">
                <text:p>15.1243055556</text:p>
              </table:table-cell>
              <table:table-cell office:value-type="float" office:value="14.5739229025">
                <text:p>14.5739229025</text:p>
              </table:table-cell>
              <table:table-cell office:value-type="float" office:value="15.6755555556">
                <text:p>15.6755555556</text:p>
              </table:table-cell>
              <table:table-cell office:value-type="float" office:value="13.870498615">
                <text:p>13.870498615</text:p>
              </table:table-cell>
              <table:table-cell office:value-type="float" office:value="14.7777274785">
                <text:p>14.7777274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4229166667">
                <text:p>15.4229166667</text:p>
              </table:table-cell>
              <table:table-cell office:value-type="float" office:value="15.0732426304">
                <text:p>15.0732426304</text:p>
              </table:table-cell>
              <table:table-cell office:value-type="float" office:value="15.7754444444">
                <text:p>15.7754444444</text:p>
              </table:table-cell>
              <table:table-cell office:value-type="float" office:value="13.9666897507">
                <text:p>13.9666897507</text:p>
              </table:table-cell>
              <table:table-cell office:value-type="float" office:value="14.7752829335">
                <text:p>14.77528293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6215277778">
                <text:p>15.6215277778</text:p>
              </table:table-cell>
              <table:table-cell office:value-type="float" office:value="15.3725623583">
                <text:p>15.3725623583</text:p>
              </table:table-cell>
              <table:table-cell office:value-type="float" office:value="16.0731111111">
                <text:p>16.0731111111</text:p>
              </table:table-cell>
              <table:table-cell office:value-type="float" office:value="14.1657894737">
                <text:p>14.1657894737</text:p>
              </table:table-cell>
              <table:table-cell office:value-type="float" office:value="14.7746038932">
                <text:p>14.7746038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7215277778">
                <text:p>15.7215277778</text:p>
              </table:table-cell>
              <table:table-cell office:value-type="float" office:value="15.4723356009">
                <text:p>15.4723356009</text:p>
              </table:table-cell>
              <table:table-cell office:value-type="float" office:value="16.1728888889">
                <text:p>16.1728888889</text:p>
              </table:table-cell>
              <table:table-cell office:value-type="float" office:value="14.3623961219">
                <text:p>14.3623961219</text:p>
              </table:table-cell>
              <table:table-cell office:value-type="float" office:value="14.9726120416">
                <text:p>14.9726120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0208333333">
                <text:p>16.0208333333</text:p>
              </table:table-cell>
              <table:table-cell office:value-type="float" office:value="15.5689342404">
                <text:p>15.5689342404</text:p>
              </table:table-cell>
              <table:table-cell office:value-type="float" office:value="16.3725555556">
                <text:p>16.3725555556</text:p>
              </table:table-cell>
              <table:table-cell office:value-type="float" office:value="14.5592105263">
                <text:p>14.5592105263</text:p>
              </table:table-cell>
              <table:table-cell office:value-type="float" office:value="15.2709370756">
                <text:p>15.2709370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0208333333">
                <text:p>16.0208333333</text:p>
              </table:table-cell>
              <table:table-cell office:value-type="float" office:value="15.768707483">
                <text:p>15.768707483</text:p>
              </table:table-cell>
              <table:table-cell office:value-type="float" office:value="16.7716666667">
                <text:p>16.7716666667</text:p>
              </table:table-cell>
              <table:table-cell office:value-type="float" office:value="14.6554709141">
                <text:p>14.6554709141</text:p>
              </table:table-cell>
              <table:table-cell office:value-type="float" office:value="15.4694884563">
                <text:p>15.46948845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3194444444">
                <text:p>16.3194444444</text:p>
              </table:table-cell>
              <table:table-cell office:value-type="float" office:value="15.9682539683">
                <text:p>15.9682539683</text:p>
              </table:table-cell>
              <table:table-cell office:value-type="float" office:value="16.8716666667">
                <text:p>16.8716666667</text:p>
              </table:table-cell>
              <table:table-cell office:value-type="float" office:value="14.9539473684">
                <text:p>14.9539473684</text:p>
              </table:table-cell>
              <table:table-cell office:value-type="float" office:value="15.5692621096">
                <text:p>15.5692621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41875">
                <text:p>16.41875</text:p>
              </table:table-cell>
              <table:table-cell office:value-type="float" office:value="16.1678004535">
                <text:p>16.1678004535</text:p>
              </table:table-cell>
              <table:table-cell office:value-type="float" office:value="17.0691111111">
                <text:p>17.0691111111</text:p>
              </table:table-cell>
              <table:table-cell office:value-type="float" office:value="14.9539473684">
                <text:p>14.9539473684</text:p>
              </table:table-cell>
              <table:table-cell office:value-type="float" office:value="15.7683567225">
                <text:p>15.7683567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4083333333">
                <text:p>16.4083333333</text:p>
              </table:table-cell>
              <table:table-cell office:value-type="float" office:value="16.4673469388">
                <text:p>16.4673469388</text:p>
              </table:table-cell>
              <table:table-cell office:value-type="float" office:value="17.2688888889">
                <text:p>17.2688888889</text:p>
              </table:table-cell>
              <table:table-cell office:value-type="float" office:value="15.1524238227">
                <text:p>15.1524238227</text:p>
              </table:table-cell>
              <table:table-cell office:value-type="float" office:value="15.9658669081">
                <text:p>15.96586690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4083333333">
                <text:p>16.4083333333</text:p>
              </table:table-cell>
              <table:table-cell office:value-type="float" office:value="16.5671201814">
                <text:p>16.5671201814</text:p>
              </table:table-cell>
              <table:table-cell office:value-type="float" office:value="17.3686666667">
                <text:p>17.3686666667</text:p>
              </table:table-cell>
              <table:table-cell office:value-type="float" office:value="15.5484764543">
                <text:p>15.5484764543</text:p>
              </table:table-cell>
              <table:table-cell office:value-type="float" office:value="16.2623811679">
                <text:p>16.26238116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6951388889">
                <text:p>16.6951388889</text:p>
              </table:table-cell>
              <table:table-cell office:value-type="float" office:value="16.666893424">
                <text:p>16.666893424</text:p>
              </table:table-cell>
              <table:table-cell office:value-type="float" office:value="17.6682222222">
                <text:p>17.6682222222</text:p>
              </table:table-cell>
              <table:table-cell office:value-type="float" office:value="15.6474376731">
                <text:p>15.6474376731</text:p>
              </table:table-cell>
              <table:table-cell office:value-type="float" office:value="16.4593481213">
                <text:p>16.4593481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7944444444">
                <text:p>16.7944444444</text:p>
              </table:table-cell>
              <table:table-cell office:value-type="float" office:value="16.9662131519">
                <text:p>16.9662131519</text:p>
              </table:table-cell>
              <table:table-cell office:value-type="float" office:value="17.8664444444">
                <text:p>17.8664444444</text:p>
              </table:table-cell>
              <table:table-cell office:value-type="float" office:value="16.0436980609">
                <text:p>16.0436980609</text:p>
              </table:table-cell>
              <table:table-cell office:value-type="float" office:value="16.5578089633">
                <text:p>16.55780896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9930555556">
                <text:p>16.9930555556</text:p>
              </table:table-cell>
              <table:table-cell office:value-type="float" office:value="17.2657596372">
                <text:p>17.2657596372</text:p>
              </table:table-cell>
              <table:table-cell office:value-type="float" office:value="18.0654444444">
                <text:p>18.0654444444</text:p>
              </table:table-cell>
              <table:table-cell office:value-type="float" office:value="16.1421745152">
                <text:p>16.1421745152</text:p>
              </table:table-cell>
              <table:table-cell office:value-type="float" office:value="16.7573110005">
                <text:p>16.757311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1916666667">
                <text:p>17.1916666667</text:p>
              </table:table-cell>
              <table:table-cell office:value-type="float" office:value="17.2657596372">
                <text:p>17.2657596372</text:p>
              </table:table-cell>
              <table:table-cell office:value-type="float" office:value="18.3652222222">
                <text:p>18.3652222222</text:p>
              </table:table-cell>
              <table:table-cell office:value-type="float" office:value="16.2389196676">
                <text:p>16.2389196676</text:p>
              </table:table-cell>
              <table:table-cell office:value-type="float" office:value="16.9566319602">
                <text:p>16.9566319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1916666667">
                <text:p>17.1916666667</text:p>
              </table:table-cell>
              <table:table-cell office:value-type="float" office:value="17.5653061224">
                <text:p>17.5653061224</text:p>
              </table:table-cell>
              <table:table-cell office:value-type="float" office:value="18.5647777778">
                <text:p>18.5647777778</text:p>
              </table:table-cell>
              <table:table-cell office:value-type="float" office:value="16.434833795">
                <text:p>16.434833795</text:p>
              </table:table-cell>
              <table:table-cell office:value-type="float" office:value="17.0555907651">
                <text:p>17.05559076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4895833333">
                <text:p>17.4895833333</text:p>
              </table:table-cell>
              <table:table-cell office:value-type="float" office:value="17.6650793651">
                <text:p>17.6650793651</text:p>
              </table:table-cell>
              <table:table-cell office:value-type="float" office:value="18.6627777778">
                <text:p>18.6627777778</text:p>
              </table:table-cell>
              <table:table-cell office:value-type="float" office:value="16.4337257618">
                <text:p>16.4337257618</text:p>
              </table:table-cell>
              <table:table-cell office:value-type="float" office:value="17.2544590312">
                <text:p>17.2544590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6881944444">
                <text:p>17.6881944444</text:p>
              </table:table-cell>
              <table:table-cell office:value-type="float" office:value="17.7648526077">
                <text:p>17.7648526077</text:p>
              </table:table-cell>
              <table:table-cell office:value-type="float" office:value="18.761">
                <text:p>18.761</text:p>
              </table:table-cell>
              <table:table-cell office:value-type="float" office:value="16.630401662">
                <text:p>16.630401662</text:p>
              </table:table-cell>
              <table:table-cell office:value-type="float" office:value="17.3521502943">
                <text:p>17.3521502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6881944444">
                <text:p>17.6881944444</text:p>
              </table:table-cell>
              <table:table-cell office:value-type="float" office:value="17.8646258503">
                <text:p>17.8646258503</text:p>
              </table:table-cell>
              <table:table-cell office:value-type="float" office:value="19.0596666667">
                <text:p>19.0596666667</text:p>
              </table:table-cell>
              <table:table-cell office:value-type="float" office:value="17.1270775623">
                <text:p>17.1270775623</text:p>
              </table:table-cell>
              <table:table-cell office:value-type="float" office:value="17.9499773653">
                <text:p>17.94997736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7875">
                <text:p>17.7875</text:p>
              </table:table-cell>
              <table:table-cell office:value-type="float" office:value="18.1637188209">
                <text:p>18.1637188209</text:p>
              </table:table-cell>
              <table:table-cell office:value-type="float" office:value="19.1576666667">
                <text:p>19.1576666667</text:p>
              </table:table-cell>
              <table:table-cell office:value-type="float" office:value="17.1252770083">
                <text:p>17.1252770083</text:p>
              </table:table-cell>
              <table:table-cell office:value-type="float" office:value="17.9466274332">
                <text:p>17.9466274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0861111111">
                <text:p>18.0861111111</text:p>
              </table:table-cell>
              <table:table-cell office:value-type="float" office:value="18.1637188209">
                <text:p>18.1637188209</text:p>
              </table:table-cell>
              <table:table-cell office:value-type="float" office:value="19.2574444444">
                <text:p>19.2574444444</text:p>
              </table:table-cell>
              <table:table-cell office:value-type="float" office:value="17.3219529086">
                <text:p>17.3219529086</text:p>
              </table:table-cell>
              <table:table-cell office:value-type="float" office:value="18.0464010865">
                <text:p>18.0464010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2847222222">
                <text:p>18.2847222222</text:p>
              </table:table-cell>
              <table:table-cell office:value-type="float" office:value="18.4632653061">
                <text:p>18.4632653061</text:p>
              </table:table-cell>
              <table:table-cell office:value-type="float" office:value="19.5521111111">
                <text:p>19.5521111111</text:p>
              </table:table-cell>
              <table:table-cell office:value-type="float" office:value="17.6159279778">
                <text:p>17.6159279778</text:p>
              </table:table-cell>
              <table:table-cell office:value-type="float" office:value="18.0464010865">
                <text:p>18.0464010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3840277778">
                <text:p>18.3840277778</text:p>
              </table:table-cell>
              <table:table-cell office:value-type="float" office:value="18.4632653061">
                <text:p>18.4632653061</text:p>
              </table:table-cell>
              <table:table-cell office:value-type="float" office:value="19.6518888889">
                <text:p>19.6518888889</text:p>
              </table:table-cell>
              <table:table-cell office:value-type="float" office:value="17.7135041551">
                <text:p>17.7135041551</text:p>
              </table:table-cell>
              <table:table-cell office:value-type="float" office:value="18.5447713898">
                <text:p>18.5447713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5826388889">
                <text:p>18.5826388889</text:p>
              </table:table-cell>
              <table:table-cell office:value-type="float" office:value="18.5630385488">
                <text:p>18.5630385488</text:p>
              </table:table-cell>
              <table:table-cell office:value-type="float" office:value="19.7484444444">
                <text:p>19.7484444444</text:p>
              </table:table-cell>
              <table:table-cell office:value-type="float" office:value="17.9119806094">
                <text:p>17.9119806094</text:p>
              </table:table-cell>
              <table:table-cell office:value-type="float" office:value="18.843005885">
                <text:p>18.8430058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6819444444">
                <text:p>18.6819444444</text:p>
              </table:table-cell>
              <table:table-cell office:value-type="float" office:value="18.7623582766">
                <text:p>18.7623582766</text:p>
              </table:table-cell>
              <table:table-cell office:value-type="float" office:value="19.8462222222">
                <text:p>19.8462222222</text:p>
              </table:table-cell>
              <table:table-cell office:value-type="float" office:value="18.2105955679">
                <text:p>18.2105955679</text:p>
              </table:table-cell>
              <table:table-cell office:value-type="float" office:value="18.843005885">
                <text:p>18.8430058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78125">
                <text:p>18.78125</text:p>
              </table:table-cell>
              <table:table-cell office:value-type="float" office:value="18.9619047619">
                <text:p>18.9619047619</text:p>
              </table:table-cell>
              <table:table-cell office:value-type="float" office:value="20.3416666667">
                <text:p>20.3416666667</text:p>
              </table:table-cell>
              <table:table-cell office:value-type="float" office:value="18.3088642659">
                <text:p>18.3088642659</text:p>
              </table:table-cell>
              <table:table-cell office:value-type="float" office:value="18.9411951109">
                <text:p>18.94119511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8805555556">
                <text:p>18.8805555556</text:p>
              </table:table-cell>
              <table:table-cell office:value-type="float" office:value="19.1614512472">
                <text:p>19.1614512472</text:p>
              </table:table-cell>
              <table:table-cell office:value-type="float" office:value="20.4414444444">
                <text:p>20.4414444444</text:p>
              </table:table-cell>
              <table:table-cell office:value-type="float" office:value="18.4077562327">
                <text:p>18.4077562327</text:p>
              </table:table-cell>
              <table:table-cell office:value-type="float" office:value="19.2389769126">
                <text:p>19.23897691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8805555556">
                <text:p>18.8805555556</text:p>
              </table:table-cell>
              <table:table-cell office:value-type="float" office:value="19.3560090703">
                <text:p>19.3560090703</text:p>
              </table:table-cell>
              <table:table-cell office:value-type="float" office:value="20.6396666667">
                <text:p>20.6396666667</text:p>
              </table:table-cell>
              <table:table-cell office:value-type="float" office:value="18.6059556787">
                <text:p>18.6059556787</text:p>
              </table:table-cell>
              <table:table-cell office:value-type="float" office:value="19.4371208692">
                <text:p>19.43712086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9798611111">
                <text:p>18.9798611111</text:p>
              </table:table-cell>
              <table:table-cell office:value-type="float" office:value="19.4557823129">
                <text:p>19.4557823129</text:p>
              </table:table-cell>
              <table:table-cell office:value-type="float" office:value="20.7373333333">
                <text:p>20.7373333333</text:p>
              </table:table-cell>
              <table:table-cell office:value-type="float" office:value="19.0004155125">
                <text:p>19.0004155125</text:p>
              </table:table-cell>
              <table:table-cell office:value-type="float" office:value="19.4344499774">
                <text:p>19.4344499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9798611111">
                <text:p>18.9798611111</text:p>
              </table:table-cell>
              <table:table-cell office:value-type="float" office:value="19.5555555556">
                <text:p>19.5555555556</text:p>
              </table:table-cell>
              <table:table-cell office:value-type="float" office:value="20.937">
                <text:p>20.937</text:p>
              </table:table-cell>
              <table:table-cell office:value-type="float" office:value="19.0987534626">
                <text:p>19.0987534626</text:p>
              </table:table-cell>
              <table:table-cell office:value-type="float" office:value="19.6321865097">
                <text:p>19.6321865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0666666667">
                <text:p>19.0666666667</text:p>
              </table:table-cell>
              <table:table-cell office:value-type="float" office:value="19.6555555556">
                <text:p>19.6555555556</text:p>
              </table:table-cell>
              <table:table-cell office:value-type="float" office:value="21.2321111111">
                <text:p>21.2321111111</text:p>
              </table:table-cell>
              <table:table-cell office:value-type="float" office:value="19.1966066482">
                <text:p>19.1966066482</text:p>
              </table:table-cell>
              <table:table-cell office:value-type="float" office:value="20.1288365776">
                <text:p>20.12883657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0666666667">
                <text:p>19.0666666667</text:p>
              </table:table-cell>
              <table:table-cell office:value-type="float" office:value="19.8551020408">
                <text:p>19.8551020408</text:p>
              </table:table-cell>
              <table:table-cell office:value-type="float" office:value="21.4302222222">
                <text:p>21.4302222222</text:p>
              </table:table-cell>
              <table:table-cell office:value-type="float" office:value="19.4940443213">
                <text:p>19.4940443213</text:p>
              </table:table-cell>
              <table:table-cell office:value-type="float" office:value="20.3249886827">
                <text:p>20.32498868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659722222">
                <text:p>19.1659722222</text:p>
              </table:table-cell>
              <table:table-cell office:value-type="float" office:value="19.9548752834">
                <text:p>19.9548752834</text:p>
              </table:table-cell>
              <table:table-cell office:value-type="float" office:value="21.5301111111">
                <text:p>21.5301111111</text:p>
              </table:table-cell>
              <table:table-cell office:value-type="float" office:value="19.6923130194">
                <text:p>19.6923130194</text:p>
              </table:table-cell>
              <table:table-cell office:value-type="float" office:value="20.4229062924">
                <text:p>20.4229062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1659722222">
                <text:p>19.1659722222</text:p>
              </table:table-cell>
              <table:table-cell office:value-type="float" office:value="20.1541950113">
                <text:p>20.1541950113</text:p>
              </table:table-cell>
              <table:table-cell office:value-type="float" office:value="21.7296666667">
                <text:p>21.7296666667</text:p>
              </table:table-cell>
              <table:table-cell office:value-type="float" office:value="19.9877423823">
                <text:p>19.9877423823</text:p>
              </table:table-cell>
              <table:table-cell office:value-type="float" office:value="20.4219103667">
                <text:p>20.42191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1659722222">
                <text:p>19.1659722222</text:p>
              </table:table-cell>
              <table:table-cell office:value-type="float" office:value="20.3537414966">
                <text:p>20.3537414966</text:p>
              </table:table-cell>
              <table:table-cell office:value-type="float" office:value="21.8294444444">
                <text:p>21.8294444444</text:p>
              </table:table-cell>
              <table:table-cell office:value-type="float" office:value="20.1860110803">
                <text:p>20.1860110803</text:p>
              </table:table-cell>
              <table:table-cell office:value-type="float" office:value="20.62028067">
                <text:p>20.62028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1659722222">
                <text:p>19.1659722222</text:p>
              </table:table-cell>
              <table:table-cell office:value-type="float" office:value="20.4535147392">
                <text:p>20.4535147392</text:p>
              </table:table-cell>
              <table:table-cell office:value-type="float" office:value="22.029">
                <text:p>22.029</text:p>
              </table:table-cell>
              <table:table-cell office:value-type="float" office:value="20.2833102493">
                <text:p>20.2833102493</text:p>
              </table:table-cell>
              <table:table-cell office:value-type="float" office:value="20.6192394749">
                <text:p>20.61923947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2652777778">
                <text:p>19.2652777778</text:p>
              </table:table-cell>
              <table:table-cell office:value-type="float" office:value="20.4535147392">
                <text:p>20.4535147392</text:p>
              </table:table-cell>
              <table:table-cell office:value-type="float" office:value="22.2268888889">
                <text:p>22.2268888889</text:p>
              </table:table-cell>
              <table:table-cell office:value-type="float" office:value="20.3790858726">
                <text:p>20.3790858726</text:p>
              </table:table-cell>
              <table:table-cell office:value-type="float" office:value="21.0171570847">
                <text:p>21.01715708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4638888889">
                <text:p>19.4638888889</text:p>
              </table:table-cell>
              <table:table-cell office:value-type="float" office:value="20.8526077098">
                <text:p>20.8526077098</text:p>
              </table:table-cell>
              <table:table-cell office:value-type="float" office:value="22.5265555556">
                <text:p>22.5265555556</text:p>
              </table:table-cell>
              <table:table-cell office:value-type="float" office:value="20.775900277">
                <text:p>20.775900277</text:p>
              </table:table-cell>
              <table:table-cell office:value-type="float" office:value="21.2143051154">
                <text:p>21.21430511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5631944444">
                <text:p>19.5631944444</text:p>
              </table:table-cell>
              <table:table-cell office:value-type="float" office:value="21.052154195">
                <text:p>21.052154195</text:p>
              </table:table-cell>
              <table:table-cell office:value-type="float" office:value="22.7263333333">
                <text:p>22.7263333333</text:p>
              </table:table-cell>
              <table:table-cell office:value-type="float" office:value="20.7728531856">
                <text:p>20.7728531856</text:p>
              </table:table-cell>
              <table:table-cell office:value-type="float" office:value="21.3128564962">
                <text:p>21.3128564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8611111111">
                <text:p>19.8611111111</text:p>
              </table:table-cell>
              <table:table-cell office:value-type="float" office:value="21.1519274376">
                <text:p>21.1519274376</text:p>
              </table:table-cell>
              <table:table-cell office:value-type="float" office:value="22.9216666667">
                <text:p>22.9216666667</text:p>
              </table:table-cell>
              <table:table-cell office:value-type="float" office:value="20.7718836565">
                <text:p>20.7718836565</text:p>
              </table:table-cell>
              <table:table-cell office:value-type="float" office:value="21.6121774559">
                <text:p>21.61217745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8611111111">
                <text:p>19.8611111111</text:p>
              </table:table-cell>
              <table:table-cell office:value-type="float" office:value="21.2464852608">
                <text:p>21.2464852608</text:p>
              </table:table-cell>
              <table:table-cell office:value-type="float" office:value="23.1212222222">
                <text:p>23.1212222222</text:p>
              </table:table-cell>
              <table:table-cell office:value-type="float" office:value="21.0680747922">
                <text:p>21.0680747922</text:p>
              </table:table-cell>
              <table:table-cell office:value-type="float" office:value="21.6086464464">
                <text:p>21.6086464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8611111111">
                <text:p>19.8611111111</text:p>
              </table:table-cell>
              <table:table-cell office:value-type="float" office:value="21.3462585034">
                <text:p>21.3462585034</text:p>
              </table:table-cell>
              <table:table-cell office:value-type="float" office:value="23.4207777778">
                <text:p>23.4207777778</text:p>
              </table:table-cell>
              <table:table-cell office:value-type="float" office:value="21.1613573407">
                <text:p>21.1613573407</text:p>
              </table:table-cell>
              <table:table-cell office:value-type="float" office:value="21.8057492078">
                <text:p>21.8057492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0597222222">
                <text:p>20.0597222222</text:p>
              </table:table-cell>
              <table:table-cell office:value-type="float" office:value="21.6453514739">
                <text:p>21.6453514739</text:p>
              </table:table-cell>
              <table:table-cell office:value-type="float" office:value="23.8184444444">
                <text:p>23.8184444444</text:p>
              </table:table-cell>
              <table:table-cell office:value-type="float" office:value="21.3577562327">
                <text:p>21.3577562327</text:p>
              </table:table-cell>
              <table:table-cell office:value-type="float" office:value="22.1031235853">
                <text:p>22.10312358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0597222222">
                <text:p>20.0597222222</text:p>
              </table:table-cell>
              <table:table-cell office:value-type="float" office:value="21.6453514739">
                <text:p>21.6453514739</text:p>
              </table:table-cell>
              <table:table-cell office:value-type="float" office:value="23.8154444444">
                <text:p>23.8154444444</text:p>
              </table:table-cell>
              <table:table-cell office:value-type="float" office:value="21.6559556787">
                <text:p>21.6559556787</text:p>
              </table:table-cell>
              <table:table-cell office:value-type="float" office:value="22.0998189226">
                <text:p>22.0998189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583333333">
                <text:p>20.2583333333</text:p>
              </table:table-cell>
              <table:table-cell office:value-type="float" office:value="21.6453514739">
                <text:p>21.6453514739</text:p>
              </table:table-cell>
              <table:table-cell office:value-type="float" office:value="24.0118888889">
                <text:p>24.0118888889</text:p>
              </table:table-cell>
              <table:table-cell office:value-type="float" office:value="21.7546398892">
                <text:p>21.7546398892</text:p>
              </table:table-cell>
              <table:table-cell office:value-type="float" office:value="22.2982797646">
                <text:p>22.2982797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576388889">
                <text:p>20.3576388889</text:p>
              </table:table-cell>
              <table:table-cell office:value-type="float" office:value="22.0442176871">
                <text:p>22.0442176871</text:p>
              </table:table-cell>
              <table:table-cell office:value-type="float" office:value="24.3114444444">
                <text:p>24.3114444444</text:p>
              </table:table-cell>
              <table:table-cell office:value-type="float" office:value="21.8512465374">
                <text:p>21.8512465374</text:p>
              </table:table-cell>
              <table:table-cell office:value-type="float" office:value="22.2972385695">
                <text:p>22.2972385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55625">
                <text:p>20.55625</text:p>
              </table:table-cell>
              <table:table-cell office:value-type="float" office:value="22.1442176871">
                <text:p>22.1442176871</text:p>
              </table:table-cell>
              <table:table-cell office:value-type="float" office:value="24.3114444444">
                <text:p>24.3114444444</text:p>
              </table:table-cell>
              <table:table-cell office:value-type="float" office:value="21.9484072022">
                <text:p>21.9484072022</text:p>
              </table:table-cell>
              <table:table-cell office:value-type="float" office:value="22.4963784518">
                <text:p>22.49637845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548611111">
                <text:p>20.7548611111</text:p>
              </table:table-cell>
              <table:table-cell office:value-type="float" office:value="22.443537415">
                <text:p>22.443537415</text:p>
              </table:table-cell>
              <table:table-cell office:value-type="float" office:value="24.511">
                <text:p>24.511</text:p>
              </table:table-cell>
              <table:table-cell office:value-type="float" office:value="22.1438365651">
                <text:p>22.1438365651</text:p>
              </table:table-cell>
              <table:table-cell office:value-type="float" office:value="22.5942960616">
                <text:p>22.5942960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541666667">
                <text:p>20.8541666667</text:p>
              </table:table-cell>
              <table:table-cell office:value-type="float" office:value="22.6430839002">
                <text:p>22.6430839002</text:p>
              </table:table-cell>
              <table:table-cell office:value-type="float" office:value="24.9084444444">
                <text:p>24.9084444444</text:p>
              </table:table-cell>
              <table:table-cell office:value-type="float" office:value="22.5387119114">
                <text:p>22.5387119114</text:p>
              </table:table-cell>
              <table:table-cell office:value-type="float" office:value="22.6940244455">
                <text:p>22.6940244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0527777778">
                <text:p>21.0527777778</text:p>
              </table:table-cell>
              <table:table-cell office:value-type="float" office:value="22.6430839002">
                <text:p>22.6430839002</text:p>
              </table:table-cell>
              <table:table-cell office:value-type="float" office:value="24.9053333333">
                <text:p>24.9053333333</text:p>
              </table:table-cell>
              <table:table-cell office:value-type="float" office:value="22.8380886427">
                <text:p>22.8380886427</text:p>
              </table:table-cell>
              <table:table-cell office:value-type="float" office:value="22.89370756">
                <text:p>22.893707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1520833333">
                <text:p>21.1520833333</text:p>
              </table:table-cell>
              <table:table-cell office:value-type="float" office:value="22.6430839002">
                <text:p>22.6430839002</text:p>
              </table:table-cell>
              <table:table-cell office:value-type="float" office:value="25.202">
                <text:p>25.202</text:p>
              </table:table-cell>
              <table:table-cell office:value-type="float" office:value="22.9341412742">
                <text:p>22.9341412742</text:p>
              </table:table-cell>
              <table:table-cell office:value-type="float" office:value="22.9923947488">
                <text:p>22.9923947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2513888889">
                <text:p>21.2513888889</text:p>
              </table:table-cell>
              <table:table-cell office:value-type="float" office:value="22.8426303855">
                <text:p>22.8426303855</text:p>
              </table:table-cell>
              <table:table-cell office:value-type="float" office:value="25.3993333333">
                <text:p>25.3993333333</text:p>
              </table:table-cell>
              <table:table-cell office:value-type="float" office:value="23.0333102493">
                <text:p>23.0333102493</text:p>
              </table:table-cell>
              <table:table-cell office:value-type="float" office:value="23.2894069715">
                <text:p>23.28940697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493055556">
                <text:p>21.5493055556</text:p>
              </table:table-cell>
              <table:table-cell office:value-type="float" office:value="23.141723356">
                <text:p>23.141723356</text:p>
              </table:table-cell>
              <table:table-cell office:value-type="float" office:value="25.5988888889">
                <text:p>25.5988888889</text:p>
              </table:table-cell>
              <table:table-cell office:value-type="float" office:value="23.2288781163">
                <text:p>23.2288781163</text:p>
              </table:table-cell>
              <table:table-cell office:value-type="float" office:value="23.4864191942">
                <text:p>23.48641919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493055556">
                <text:p>21.5493055556</text:p>
              </table:table-cell>
              <table:table-cell office:value-type="float" office:value="23.2414965986">
                <text:p>23.2414965986</text:p>
              </table:table-cell>
              <table:table-cell office:value-type="float" office:value="25.7931111111">
                <text:p>25.7931111111</text:p>
              </table:table-cell>
              <table:table-cell office:value-type="float" office:value="23.3265927978">
                <text:p>23.3265927978</text:p>
              </table:table-cell>
              <table:table-cell office:value-type="float" office:value="23.5839293798">
                <text:p>23.58392937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7479166667">
                <text:p>21.7479166667</text:p>
              </table:table-cell>
              <table:table-cell office:value-type="float" office:value="23.2414965986">
                <text:p>23.2414965986</text:p>
              </table:table-cell>
              <table:table-cell office:value-type="float" office:value="25.7931111111">
                <text:p>25.7931111111</text:p>
              </table:table-cell>
              <table:table-cell office:value-type="float" office:value="23.4263157895">
                <text:p>23.4263157895</text:p>
              </table:table-cell>
              <table:table-cell office:value-type="float" office:value="23.6830239928">
                <text:p>23.68302399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8472222222">
                <text:p>21.8472222222</text:p>
              </table:table-cell>
              <table:table-cell office:value-type="float" office:value="23.3362811791">
                <text:p>23.3362811791</text:p>
              </table:table-cell>
              <table:table-cell office:value-type="float" office:value="26.0923333333">
                <text:p>26.0923333333</text:p>
              </table:table-cell>
              <table:table-cell office:value-type="float" office:value="23.8229224377">
                <text:p>23.8229224377</text:p>
              </table:table-cell>
              <table:table-cell office:value-type="float" office:value="23.6830239928">
                <text:p>23.68302399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8472222222">
                <text:p>21.8472222222</text:p>
              </table:table-cell>
              <table:table-cell office:value-type="float" office:value="23.5360544218">
                <text:p>23.5360544218</text:p>
              </table:table-cell>
              <table:table-cell office:value-type="float" office:value="26.3916666667">
                <text:p>26.3916666667</text:p>
              </table:table-cell>
              <table:table-cell office:value-type="float" office:value="23.8229224377">
                <text:p>23.8229224377</text:p>
              </table:table-cell>
              <table:table-cell office:value-type="float" office:value="23.7824354912">
                <text:p>23.7824354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8472222222">
                <text:p>21.8472222222</text:p>
              </table:table-cell>
              <table:table-cell office:value-type="float" office:value="23.735600907">
                <text:p>23.735600907</text:p>
              </table:table-cell>
              <table:table-cell office:value-type="float" office:value="26.3887777778">
                <text:p>26.3887777778</text:p>
              </table:table-cell>
              <table:table-cell office:value-type="float" office:value="23.9220914127">
                <text:p>23.9220914127</text:p>
              </table:table-cell>
              <table:table-cell office:value-type="float" office:value="24.1805341784">
                <text:p>24.1805341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8472222222">
                <text:p>21.8472222222</text:p>
              </table:table-cell>
              <table:table-cell office:value-type="float" office:value="24.0344671202">
                <text:p>24.0344671202</text:p>
              </table:table-cell>
              <table:table-cell office:value-type="float" office:value="26.6862222222">
                <text:p>26.6862222222</text:p>
              </table:table-cell>
              <table:table-cell office:value-type="float" office:value="24.2176592798">
                <text:p>24.2176592798</text:p>
              </table:table-cell>
              <table:table-cell office:value-type="float" office:value="24.3771389769">
                <text:p>24.37713897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1451388889">
                <text:p>22.1451388889</text:p>
              </table:table-cell>
              <table:table-cell office:value-type="float" office:value="24.0344671202">
                <text:p>24.0344671202</text:p>
              </table:table-cell>
              <table:table-cell office:value-type="float" office:value="26.9853333333">
                <text:p>26.9853333333</text:p>
              </table:table-cell>
              <table:table-cell office:value-type="float" office:value="24.313434903">
                <text:p>24.313434903</text:p>
              </table:table-cell>
              <table:table-cell office:value-type="float" office:value="24.3762788592">
                <text:p>24.37627885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2444444444">
                <text:p>22.2444444444</text:p>
              </table:table-cell>
              <table:table-cell office:value-type="float" office:value="24.1340136054">
                <text:p>24.1340136054</text:p>
              </table:table-cell>
              <table:table-cell office:value-type="float" office:value="27.0851111111">
                <text:p>27.0851111111</text:p>
              </table:table-cell>
              <table:table-cell office:value-type="float" office:value="24.5112188366">
                <text:p>24.5112188366</text:p>
              </table:table-cell>
              <table:table-cell office:value-type="float" office:value="24.5746944319">
                <text:p>24.5746944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4430555556">
                <text:p>22.4430555556</text:p>
              </table:table-cell>
              <table:table-cell office:value-type="float" office:value="24.2337868481">
                <text:p>24.2337868481</text:p>
              </table:table-cell>
              <table:table-cell office:value-type="float" office:value="27.1847777778">
                <text:p>27.1847777778</text:p>
              </table:table-cell>
              <table:table-cell office:value-type="float" office:value="24.6077562327">
                <text:p>24.6077562327</text:p>
              </table:table-cell>
              <table:table-cell office:value-type="float" office:value="24.6724762336">
                <text:p>24.6724762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5423611111">
                <text:p>22.5423611111</text:p>
              </table:table-cell>
              <table:table-cell office:value-type="float" office:value="24.3274376417">
                <text:p>24.3274376417</text:p>
              </table:table-cell>
              <table:table-cell office:value-type="float" office:value="27.5838888889">
                <text:p>27.5838888889</text:p>
              </table:table-cell>
              <table:table-cell office:value-type="float" office:value="24.6063711911">
                <text:p>24.6063711911</text:p>
              </table:table-cell>
              <table:table-cell office:value-type="float" office:value="24.8713444998">
                <text:p>24.8713444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7409722222">
                <text:p>22.7409722222</text:p>
              </table:table-cell>
              <table:table-cell office:value-type="float" office:value="24.3274376417">
                <text:p>24.3274376417</text:p>
              </table:table-cell>
              <table:table-cell office:value-type="float" office:value="27.7814444444">
                <text:p>27.7814444444</text:p>
              </table:table-cell>
              <table:table-cell office:value-type="float" office:value="25.0007617729">
                <text:p>25.0007617729</text:p>
              </table:table-cell>
              <table:table-cell office:value-type="float" office:value="25.0694884563">
                <text:p>25.06948845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0388888889">
                <text:p>23.0388888889</text:p>
              </table:table-cell>
              <table:table-cell office:value-type="float" office:value="24.4272108844">
                <text:p>24.4272108844</text:p>
              </table:table-cell>
              <table:table-cell office:value-type="float" office:value="27.7782222222">
                <text:p>27.7782222222</text:p>
              </table:table-cell>
              <table:table-cell office:value-type="float" office:value="25.1959833795">
                <text:p>25.1959833795</text:p>
              </table:table-cell>
              <table:table-cell office:value-type="float" office:value="25.1671797193">
                <text:p>25.1671797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1381944444">
                <text:p>23.1381944444</text:p>
              </table:table-cell>
              <table:table-cell office:value-type="float" office:value="24.7260770975">
                <text:p>24.7260770975</text:p>
              </table:table-cell>
              <table:table-cell office:value-type="float" office:value="27.9758888889">
                <text:p>27.9758888889</text:p>
              </table:table-cell>
              <table:table-cell office:value-type="float" office:value="25.2924515235">
                <text:p>25.2924515235</text:p>
              </table:table-cell>
              <table:table-cell office:value-type="float" office:value="25.2660932549">
                <text:p>25.26609325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5354166667">
                <text:p>23.5354166667</text:p>
              </table:table-cell>
              <table:table-cell office:value-type="float" office:value="24.8258503401">
                <text:p>24.8258503401</text:p>
              </table:table-cell>
              <table:table-cell office:value-type="float" office:value="28.275">
                <text:p>28.275</text:p>
              </table:table-cell>
              <table:table-cell office:value-type="float" office:value="25.4855263158">
                <text:p>25.4855263158</text:p>
              </table:table-cell>
              <table:table-cell office:value-type="float" office:value="25.5611588954">
                <text:p>25.5611588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354166667">
                <text:p>23.5354166667</text:p>
              </table:table-cell>
              <table:table-cell office:value-type="float" office:value="25.2201814059">
                <text:p>25.2201814059</text:p>
              </table:table-cell>
              <table:table-cell office:value-type="float" office:value="28.4744444444">
                <text:p>28.4744444444</text:p>
              </table:table-cell>
              <table:table-cell office:value-type="float" office:value="25.6846952909">
                <text:p>25.6846952909</text:p>
              </table:table-cell>
              <table:table-cell office:value-type="float" office:value="25.6588048891">
                <text:p>25.6588048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7340277778">
                <text:p>23.7340277778</text:p>
              </table:table-cell>
              <table:table-cell office:value-type="float" office:value="25.2201814059">
                <text:p>25.2201814059</text:p>
              </table:table-cell>
              <table:table-cell office:value-type="float" office:value="28.674">
                <text:p>28.674</text:p>
              </table:table-cell>
              <table:table-cell office:value-type="float" office:value="25.7819252078">
                <text:p>25.7819252078</text:p>
              </table:table-cell>
              <table:table-cell office:value-type="float" office:value="25.8558623812">
                <text:p>25.85586238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9326388889">
                <text:p>23.9326388889</text:p>
              </table:table-cell>
              <table:table-cell office:value-type="float" office:value="25.5192743764">
                <text:p>25.5192743764</text:p>
              </table:table-cell>
              <table:table-cell office:value-type="float" office:value="28.674">
                <text:p>28.674</text:p>
              </table:table-cell>
              <table:table-cell office:value-type="float" office:value="25.8763850416">
                <text:p>25.8763850416</text:p>
              </table:table-cell>
              <table:table-cell office:value-type="float" office:value="25.854685378">
                <text:p>25.8546853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.2305555556">
                <text:p>24.2305555556</text:p>
              </table:table-cell>
              <table:table-cell office:value-type="float" office:value="25.7131519274">
                <text:p>25.7131519274</text:p>
              </table:table-cell>
              <table:table-cell office:value-type="float" office:value="28.9714444444">
                <text:p>28.9714444444</text:p>
              </table:table-cell>
              <table:table-cell office:value-type="float" office:value="25.9732686981">
                <text:p>25.9732686981</text:p>
              </table:table-cell>
              <table:table-cell office:value-type="float" office:value="26.3512901766">
                <text:p>26.35129017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2305555556">
                <text:p>24.2305555556</text:p>
              </table:table-cell>
              <table:table-cell office:value-type="float" office:value="25.9124716553">
                <text:p>25.9124716553</text:p>
              </table:table-cell>
              <table:table-cell office:value-type="float" office:value="29.2706666667">
                <text:p>29.2706666667</text:p>
              </table:table-cell>
              <table:table-cell office:value-type="float" office:value="26.1719529086">
                <text:p>26.1719529086</text:p>
              </table:table-cell>
              <table:table-cell office:value-type="float" office:value="26.4489814396">
                <text:p>26.44898143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3298611111">
                <text:p>24.3298611111</text:p>
              </table:table-cell>
              <table:table-cell office:value-type="float" office:value="26.012244898">
                <text:p>26.012244898</text:p>
              </table:table-cell>
              <table:table-cell office:value-type="float" office:value="29.2706666667">
                <text:p>29.2706666667</text:p>
              </table:table-cell>
              <table:table-cell office:value-type="float" office:value="26.667867036">
                <text:p>26.667867036</text:p>
              </table:table-cell>
              <table:table-cell office:value-type="float" office:value="26.4466727026">
                <text:p>26.44667270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5284722222">
                <text:p>24.5284722222</text:p>
              </table:table-cell>
              <table:table-cell office:value-type="float" office:value="26.012244898">
                <text:p>26.012244898</text:p>
              </table:table-cell>
              <table:table-cell office:value-type="float" office:value="29.4702222222">
                <text:p>29.4702222222</text:p>
              </table:table-cell>
              <table:table-cell office:value-type="float" office:value="26.7673130194">
                <text:p>26.7673130194</text:p>
              </table:table-cell>
              <table:table-cell office:value-type="float" office:value="26.6435038479">
                <text:p>26.6435038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6277777778">
                <text:p>24.6277777778</text:p>
              </table:table-cell>
              <table:table-cell office:value-type="float" office:value="26.3113378685">
                <text:p>26.3113378685</text:p>
              </table:table-cell>
              <table:table-cell office:value-type="float" office:value="29.5698888889">
                <text:p>29.5698888889</text:p>
              </table:table-cell>
              <table:table-cell office:value-type="float" office:value="26.9604570637">
                <text:p>26.9604570637</text:p>
              </table:table-cell>
              <table:table-cell office:value-type="float" office:value="26.742236306">
                <text:p>26.742236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9256944444">
                <text:p>24.9256944444</text:p>
              </table:table-cell>
              <table:table-cell office:value-type="float" office:value="26.7097505669">
                <text:p>26.7097505669</text:p>
              </table:table-cell>
              <table:table-cell office:value-type="float" office:value="29.6658888889">
                <text:p>29.6658888889</text:p>
              </table:table-cell>
              <table:table-cell office:value-type="float" office:value="26.9588642659">
                <text:p>26.9588642659</text:p>
              </table:table-cell>
              <table:table-cell office:value-type="float" office:value="27.1402444545">
                <text:p>27.1402444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1243055556">
                <text:p>25.1243055556</text:p>
              </table:table-cell>
              <table:table-cell office:value-type="float" office:value="26.8095238095">
                <text:p>26.8095238095</text:p>
              </table:table-cell>
              <table:table-cell office:value-type="float" office:value="30.0628888889">
                <text:p>30.0628888889</text:p>
              </table:table-cell>
              <table:table-cell office:value-type="float" office:value="26.9588642659">
                <text:p>26.9588642659</text:p>
              </table:table-cell>
              <table:table-cell office:value-type="float" office:value="27.2376641014">
                <text:p>27.2376641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2236111111">
                <text:p>25.2236111111</text:p>
              </table:table-cell>
              <table:table-cell office:value-type="float" office:value="27.0090702948">
                <text:p>27.0090702948</text:p>
              </table:table-cell>
              <table:table-cell office:value-type="float" office:value="30.1586666667">
                <text:p>30.1586666667</text:p>
              </table:table-cell>
              <table:table-cell office:value-type="float" office:value="27.254501385">
                <text:p>27.254501385</text:p>
              </table:table-cell>
              <table:table-cell office:value-type="float" office:value="27.2376641014">
                <text:p>27.2376641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3229166667">
                <text:p>25.3229166667</text:p>
              </table:table-cell>
              <table:table-cell office:value-type="float" office:value="27.0090702948">
                <text:p>27.0090702948</text:p>
              </table:table-cell>
              <table:table-cell office:value-type="float" office:value="30.3582222222">
                <text:p>30.3582222222</text:p>
              </table:table-cell>
              <table:table-cell office:value-type="float" office:value="27.450900277">
                <text:p>27.450900277</text:p>
              </table:table-cell>
              <table:table-cell office:value-type="float" office:value="27.2366681756">
                <text:p>27.23666817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3229166667">
                <text:p>25.3229166667</text:p>
              </table:table-cell>
              <table:table-cell office:value-type="float" office:value="27.0090702948">
                <text:p>27.0090702948</text:p>
              </table:table-cell>
              <table:table-cell office:value-type="float" office:value="30.5577777778">
                <text:p>30.5577777778</text:p>
              </table:table-cell>
              <table:table-cell office:value-type="float" office:value="27.5490304709">
                <text:p>27.5490304709</text:p>
              </table:table-cell>
              <table:table-cell office:value-type="float" office:value="27.4359891354">
                <text:p>27.4359891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5215277778">
                <text:p>25.5215277778</text:p>
              </table:table-cell>
              <table:table-cell office:value-type="float" office:value="27.20861678">
                <text:p>27.20861678</text:p>
              </table:table-cell>
              <table:table-cell office:value-type="float" office:value="30.6555555556">
                <text:p>30.6555555556</text:p>
              </table:table-cell>
              <table:table-cell office:value-type="float" office:value="27.9434903047">
                <text:p>27.9434903047</text:p>
              </table:table-cell>
              <table:table-cell office:value-type="float" office:value="27.7283838841">
                <text:p>27.72838388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7201388889">
                <text:p>25.7201388889</text:p>
              </table:table-cell>
              <table:table-cell office:value-type="float" office:value="27.5077097506">
                <text:p>27.5077097506</text:p>
              </table:table-cell>
              <table:table-cell office:value-type="float" office:value="30.7554444444">
                <text:p>30.7554444444</text:p>
              </table:table-cell>
              <table:table-cell office:value-type="float" office:value="28.0388504155">
                <text:p>28.0388504155</text:p>
              </table:table-cell>
              <table:table-cell office:value-type="float" office:value="27.9251244907">
                <text:p>27.92512449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7201388889">
                <text:p>25.7201388889</text:p>
              </table:table-cell>
              <table:table-cell office:value-type="float" office:value="27.6074829932">
                <text:p>27.6074829932</text:p>
              </table:table-cell>
              <table:table-cell office:value-type="float" office:value="30.9546666667">
                <text:p>30.9546666667</text:p>
              </table:table-cell>
              <table:table-cell office:value-type="float" office:value="28.1360803324">
                <text:p>28.1360803324</text:p>
              </table:table-cell>
              <table:table-cell office:value-type="float" office:value="28.2194658216">
                <text:p>28.2194658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91875">
                <text:p>25.91875</text:p>
              </table:table-cell>
              <table:table-cell office:value-type="float" office:value="27.7070294785">
                <text:p>27.7070294785</text:p>
              </table:table-cell>
              <table:table-cell office:value-type="float" office:value="31.1521111111">
                <text:p>31.1521111111</text:p>
              </table:table-cell>
              <table:table-cell office:value-type="float" office:value="28.1296398892">
                <text:p>28.1296398892</text:p>
              </table:table-cell>
              <table:table-cell office:value-type="float" office:value="28.3181077411">
                <text:p>28.31810774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91875">
                <text:p>25.91875</text:p>
              </table:table-cell>
              <table:table-cell office:value-type="float" office:value="28.0058956916">
                <text:p>28.0058956916</text:p>
              </table:table-cell>
              <table:table-cell office:value-type="float" office:value="31.3473333333">
                <text:p>31.3473333333</text:p>
              </table:table-cell>
              <table:table-cell office:value-type="float" office:value="28.3261080332">
                <text:p>28.3261080332</text:p>
              </table:table-cell>
              <table:table-cell office:value-type="float" office:value="28.3170665459">
                <text:p>28.31706654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0180555556">
                <text:p>26.0180555556</text:p>
              </table:table-cell>
              <table:table-cell office:value-type="float" office:value="28.1056689342">
                <text:p>28.1056689342</text:p>
              </table:table-cell>
              <table:table-cell office:value-type="float" office:value="31.5468888889">
                <text:p>31.5468888889</text:p>
              </table:table-cell>
              <table:table-cell office:value-type="float" office:value="28.6225069252">
                <text:p>28.6225069252</text:p>
              </table:table-cell>
              <table:table-cell office:value-type="float" office:value="28.4143051154">
                <text:p>28.41430511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1173611111">
                <text:p>26.1173611111</text:p>
              </table:table-cell>
              <table:table-cell office:value-type="float" office:value="28.1056689342">
                <text:p>28.1056689342</text:p>
              </table:table-cell>
              <table:table-cell office:value-type="float" office:value="31.7463333333">
                <text:p>31.7463333333</text:p>
              </table:table-cell>
              <table:table-cell office:value-type="float" office:value="28.7182825485">
                <text:p>28.7182825485</text:p>
              </table:table-cell>
              <table:table-cell office:value-type="float" office:value="28.6103666818">
                <text:p>28.61036668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166666667">
                <text:p>26.2166666667</text:p>
              </table:table-cell>
              <table:table-cell office:value-type="float" office:value="28.2054421769">
                <text:p>28.2054421769</text:p>
              </table:table-cell>
              <table:table-cell office:value-type="float" office:value="32.0436666667">
                <text:p>32.0436666667</text:p>
              </table:table-cell>
              <table:table-cell office:value-type="float" office:value="28.9129501385">
                <text:p>28.9129501385</text:p>
              </table:table-cell>
              <table:table-cell office:value-type="float" office:value="29.002308737">
                <text:p>29.0023087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4152777778">
                <text:p>26.4152777778</text:p>
              </table:table-cell>
              <table:table-cell office:value-type="float" office:value="28.3052154195">
                <text:p>28.3052154195</text:p>
              </table:table-cell>
              <table:table-cell office:value-type="float" office:value="32.0436666667">
                <text:p>32.0436666667</text:p>
              </table:table-cell>
              <table:table-cell office:value-type="float" office:value="29.1087950139">
                <text:p>29.1087950139</text:p>
              </table:table-cell>
              <table:table-cell office:value-type="float" office:value="29.1992756904">
                <text:p>29.19927569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6138888889">
                <text:p>26.6138888889</text:p>
              </table:table-cell>
              <table:table-cell office:value-type="float" office:value="28.4049886621">
                <text:p>28.4049886621</text:p>
              </table:table-cell>
              <table:table-cell office:value-type="float" office:value="32.1401111111">
                <text:p>32.1401111111</text:p>
              </table:table-cell>
              <table:table-cell office:value-type="float" office:value="29.2007617729">
                <text:p>29.2007617729</text:p>
              </table:table-cell>
              <table:table-cell office:value-type="float" office:value="29.2951109099">
                <text:p>29.2951109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8125">
                <text:p>26.8125</text:p>
              </table:table-cell>
              <table:table-cell office:value-type="float" office:value="28.60430839">
                <text:p>28.60430839</text:p>
              </table:table-cell>
              <table:table-cell office:value-type="float" office:value="32.3377777778">
                <text:p>32.3377777778</text:p>
              </table:table-cell>
              <table:table-cell office:value-type="float" office:value="29.5944598338">
                <text:p>29.5944598338</text:p>
              </table:table-cell>
              <table:table-cell office:value-type="float" office:value="29.3945676777">
                <text:p>29.39456767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9118055556">
                <text:p>26.9118055556</text:p>
              </table:table-cell>
              <table:table-cell office:value-type="float" office:value="28.7036281179">
                <text:p>28.7036281179</text:p>
              </table:table-cell>
              <table:table-cell office:value-type="float" office:value="32.6366666667">
                <text:p>32.6366666667</text:p>
              </table:table-cell>
              <table:table-cell office:value-type="float" office:value="29.6933518006">
                <text:p>29.6933518006</text:p>
              </table:table-cell>
              <table:table-cell office:value-type="float" office:value="29.5921231326">
                <text:p>29.59212313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0111111111">
                <text:p>27.0111111111</text:p>
              </table:table-cell>
              <table:table-cell office:value-type="float" office:value="28.8034013605">
                <text:p>28.8034013605</text:p>
              </table:table-cell>
              <table:table-cell office:value-type="float" office:value="32.7321111111">
                <text:p>32.7321111111</text:p>
              </table:table-cell>
              <table:table-cell office:value-type="float" office:value="29.7885041551">
                <text:p>29.7885041551</text:p>
              </table:table-cell>
              <table:table-cell office:value-type="float" office:value="29.7888637392">
                <text:p>29.78886373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2097222222">
                <text:p>27.2097222222</text:p>
              </table:table-cell>
              <table:table-cell office:value-type="float" office:value="28.9031746032">
                <text:p>28.9031746032</text:p>
              </table:table-cell>
              <table:table-cell office:value-type="float" office:value="32.9273333333">
                <text:p>32.9273333333</text:p>
              </table:table-cell>
              <table:table-cell office:value-type="float" office:value="29.8845567867">
                <text:p>29.8845567867</text:p>
              </table:table-cell>
              <table:table-cell office:value-type="float" office:value="29.7852874604">
                <text:p>29.7852874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3090277778">
                <text:p>27.3090277778</text:p>
              </table:table-cell>
              <table:table-cell office:value-type="float" office:value="29.2022675737">
                <text:p>29.2022675737</text:p>
              </table:table-cell>
              <table:table-cell office:value-type="float" office:value="33.1245555556">
                <text:p>33.1245555556</text:p>
              </table:table-cell>
              <table:table-cell office:value-type="float" office:value="29.9815096953">
                <text:p>29.9815096953</text:p>
              </table:table-cell>
              <table:table-cell office:value-type="float" office:value="29.8819375283">
                <text:p>29.8819375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3090277778">
                <text:p>27.3090277778</text:p>
              </table:table-cell>
              <table:table-cell office:value-type="float" office:value="29.5009070295">
                <text:p>29.5009070295</text:p>
              </table:table-cell>
              <table:table-cell office:value-type="float" office:value="33.2244444444">
                <text:p>33.2244444444</text:p>
              </table:table-cell>
              <table:table-cell office:value-type="float" office:value="30.0807479224">
                <text:p>30.0807479224</text:p>
              </table:table-cell>
              <table:table-cell office:value-type="float" office:value="30.1798551381">
                <text:p>30.17985513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4083333333">
                <text:p>27.4083333333</text:p>
              </table:table-cell>
              <table:table-cell office:value-type="float" office:value="29.6006802721">
                <text:p>29.6006802721</text:p>
              </table:table-cell>
              <table:table-cell office:value-type="float" office:value="33.3241111111">
                <text:p>33.3241111111</text:p>
              </table:table-cell>
              <table:table-cell office:value-type="float" office:value="30.1795706371">
                <text:p>30.1795706371</text:p>
              </table:table-cell>
              <table:table-cell office:value-type="float" office:value="30.3763693979">
                <text:p>30.37636939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5076388889">
                <text:p>27.5076388889</text:p>
              </table:table-cell>
              <table:table-cell office:value-type="float" office:value="29.7004535147">
                <text:p>29.7004535147</text:p>
              </table:table-cell>
              <table:table-cell office:value-type="float" office:value="33.424">
                <text:p>33.424</text:p>
              </table:table-cell>
              <table:table-cell office:value-type="float" office:value="30.2765235457">
                <text:p>30.2765235457</text:p>
              </table:table-cell>
              <table:table-cell office:value-type="float" office:value="30.5742417383">
                <text:p>30.57424173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5076388889">
                <text:p>27.5076388889</text:p>
              </table:table-cell>
              <table:table-cell office:value-type="float" office:value="29.8002267574">
                <text:p>29.8002267574</text:p>
              </table:table-cell>
              <table:table-cell office:value-type="float" office:value="33.6233333333">
                <text:p>33.6233333333</text:p>
              </table:table-cell>
              <table:table-cell office:value-type="float" office:value="30.6704293629">
                <text:p>30.6704293629</text:p>
              </table:table-cell>
              <table:table-cell office:value-type="float" office:value="30.7709370756">
                <text:p>30.7709370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70625">
                <text:p>27.70625</text:p>
              </table:table-cell>
              <table:table-cell office:value-type="float" office:value="30.0990929705">
                <text:p>30.0990929705</text:p>
              </table:table-cell>
              <table:table-cell office:value-type="float" office:value="33.7195555556">
                <text:p>33.7195555556</text:p>
              </table:table-cell>
              <table:table-cell office:value-type="float" office:value="30.7673130194">
                <text:p>30.7673130194</text:p>
              </table:table-cell>
              <table:table-cell office:value-type="float" office:value="30.8657311">
                <text:p>30.86573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70625">
                <text:p>27.70625</text:p>
              </table:table-cell>
              <table:table-cell office:value-type="float" office:value="30.0990929705">
                <text:p>30.0990929705</text:p>
              </table:table-cell>
              <table:table-cell office:value-type="float" office:value="33.9188888889">
                <text:p>33.9188888889</text:p>
              </table:table-cell>
              <table:table-cell office:value-type="float" office:value="30.8644044321">
                <text:p>30.8644044321</text:p>
              </table:table-cell>
              <table:table-cell office:value-type="float" office:value="31.0563150747">
                <text:p>31.05631507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8055555556">
                <text:p>27.8055555556</text:p>
              </table:table-cell>
              <table:table-cell office:value-type="float" office:value="30.1984126984">
                <text:p>30.1984126984</text:p>
              </table:table-cell>
              <table:table-cell office:value-type="float" office:value="34.4172222222">
                <text:p>34.4172222222</text:p>
              </table:table-cell>
              <table:table-cell office:value-type="float" office:value="30.9614265928">
                <text:p>30.9614265928</text:p>
              </table:table-cell>
              <table:table-cell office:value-type="float" office:value="31.0535083748">
                <text:p>31.0535083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055555556">
                <text:p>27.8055555556</text:p>
              </table:table-cell>
              <table:table-cell office:value-type="float" office:value="30.4977324263">
                <text:p>30.4977324263</text:p>
              </table:table-cell>
              <table:table-cell office:value-type="float" office:value="34.6133333333">
                <text:p>34.6133333333</text:p>
              </table:table-cell>
              <table:table-cell office:value-type="float" office:value="31.0587257618">
                <text:p>31.0587257618</text:p>
              </table:table-cell>
              <table:table-cell office:value-type="float" office:value="31.2501584427">
                <text:p>31.2501584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048611111">
                <text:p>27.9048611111</text:p>
              </table:table-cell>
              <table:table-cell office:value-type="float" office:value="30.8963718821">
                <text:p>30.8963718821</text:p>
              </table:table-cell>
              <table:table-cell office:value-type="float" office:value="34.6133333333">
                <text:p>34.6133333333</text:p>
              </table:table-cell>
              <table:table-cell office:value-type="float" office:value="31.2543628809">
                <text:p>31.2543628809</text:p>
              </table:table-cell>
              <table:table-cell office:value-type="float" office:value="31.3494341331">
                <text:p>31.34943413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3020833333">
                <text:p>28.3020833333</text:p>
              </table:table-cell>
              <table:table-cell office:value-type="float" office:value="30.8886621315">
                <text:p>30.8886621315</text:p>
              </table:table-cell>
              <table:table-cell office:value-type="float" office:value="34.9106666667">
                <text:p>34.9106666667</text:p>
              </table:table-cell>
              <table:table-cell office:value-type="float" office:value="31.6457063712">
                <text:p>31.6457063712</text:p>
              </table:table-cell>
              <table:table-cell office:value-type="float" office:value="31.4451335446">
                <text:p>31.44513354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5006944444">
                <text:p>28.5006944444</text:p>
              </table:table-cell>
              <table:table-cell office:value-type="float" office:value="30.8886621315">
                <text:p>30.8886621315</text:p>
              </table:table-cell>
              <table:table-cell office:value-type="float" office:value="35.11">
                <text:p>35.11</text:p>
              </table:table-cell>
              <table:table-cell office:value-type="float" office:value="31.7398199446">
                <text:p>31.7398199446</text:p>
              </table:table-cell>
              <table:table-cell office:value-type="float" office:value="31.838252603">
                <text:p>31.8382526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6">
                <text:p>28.6</text:p>
              </table:table-cell>
              <table:table-cell office:value-type="float" office:value="30.9884353741">
                <text:p>30.9884353741</text:p>
              </table:table-cell>
              <table:table-cell office:value-type="float" office:value="35.2061111111">
                <text:p>35.2061111111</text:p>
              </table:table-cell>
              <table:table-cell office:value-type="float" office:value="31.8349030471">
                <text:p>31.8349030471</text:p>
              </table:table-cell>
              <table:table-cell office:value-type="float" office:value="31.9360796741">
                <text:p>31.93607967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6993055556">
                <text:p>28.6993055556</text:p>
              </table:table-cell>
              <table:table-cell office:value-type="float" office:value="31.1875283447">
                <text:p>31.1875283447</text:p>
              </table:table-cell>
              <table:table-cell office:value-type="float" office:value="35.4052222222">
                <text:p>35.4052222222</text:p>
              </table:table-cell>
              <table:table-cell office:value-type="float" office:value="32.0291551247">
                <text:p>32.0291551247</text:p>
              </table:table-cell>
              <table:table-cell office:value-type="float" office:value="31.9293345405">
                <text:p>31.92933454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9972222222">
                <text:p>28.9972222222</text:p>
              </table:table-cell>
              <table:table-cell office:value-type="float" office:value="31.2873015873">
                <text:p>31.2873015873</text:p>
              </table:table-cell>
              <table:table-cell office:value-type="float" office:value="35.5008888889">
                <text:p>35.5008888889</text:p>
              </table:table-cell>
              <table:table-cell office:value-type="float" office:value="32.3260387812">
                <text:p>32.3260387812</text:p>
              </table:table-cell>
              <table:table-cell office:value-type="float" office:value="32.0217745586">
                <text:p>32.0217745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1958333333">
                <text:p>29.1958333333</text:p>
              </table:table-cell>
              <table:table-cell office:value-type="float" office:value="31.3870748299">
                <text:p>31.3870748299</text:p>
              </table:table-cell>
              <table:table-cell office:value-type="float" office:value="35.8977777778">
                <text:p>35.8977777778</text:p>
              </table:table-cell>
              <table:table-cell office:value-type="float" office:value="32.3260387812">
                <text:p>32.3260387812</text:p>
              </table:table-cell>
              <table:table-cell office:value-type="float" office:value="32.2151199638">
                <text:p>32.21511996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3944444444">
                <text:p>29.3944444444</text:p>
              </table:table-cell>
              <table:table-cell office:value-type="float" office:value="31.5859410431">
                <text:p>31.5859410431</text:p>
              </table:table-cell>
              <table:table-cell office:value-type="float" office:value="35.9973333333">
                <text:p>35.9973333333</text:p>
              </table:table-cell>
              <table:table-cell office:value-type="float" office:value="32.4239612188">
                <text:p>32.4239612188</text:p>
              </table:table-cell>
              <table:table-cell office:value-type="float" office:value="32.3068809416">
                <text:p>32.3068809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3944444444">
                <text:p>29.3944444444</text:p>
              </table:table-cell>
              <table:table-cell office:value-type="float" office:value="31.5859410431">
                <text:p>31.5859410431</text:p>
              </table:table-cell>
              <table:table-cell office:value-type="float" office:value="36.097">
                <text:p>36.097</text:p>
              </table:table-cell>
              <table:table-cell office:value-type="float" office:value="32.6224376731">
                <text:p>32.6224376731</text:p>
              </table:table-cell>
              <table:table-cell office:value-type="float" office:value="32.5008148483">
                <text:p>32.50081484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49375">
                <text:p>29.49375</text:p>
              </table:table-cell>
              <table:table-cell office:value-type="float" office:value="31.8850340136">
                <text:p>31.8850340136</text:p>
              </table:table-cell>
              <table:table-cell office:value-type="float" office:value="36.2961111111">
                <text:p>36.2961111111</text:p>
              </table:table-cell>
              <table:table-cell office:value-type="float" office:value="32.7213296399">
                <text:p>32.7213296399</text:p>
              </table:table-cell>
              <table:table-cell office:value-type="float" office:value="32.6959257583">
                <text:p>32.69592575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5930555556">
                <text:p>29.5930555556</text:p>
              </table:table-cell>
              <table:table-cell office:value-type="float" office:value="31.8775510204">
                <text:p>31.8775510204</text:p>
              </table:table-cell>
              <table:table-cell office:value-type="float" office:value="36.2961111111">
                <text:p>36.2961111111</text:p>
              </table:table-cell>
              <table:table-cell office:value-type="float" office:value="32.8128808864">
                <text:p>32.8128808864</text:p>
              </table:table-cell>
              <table:table-cell office:value-type="float" office:value="32.8901312811">
                <text:p>32.89013128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9819444444">
                <text:p>29.9819444444</text:p>
              </table:table-cell>
              <table:table-cell office:value-type="float" office:value="31.9770975057">
                <text:p>31.9770975057</text:p>
              </table:table-cell>
              <table:table-cell office:value-type="float" office:value="36.5935555556">
                <text:p>36.5935555556</text:p>
              </table:table-cell>
              <table:table-cell office:value-type="float" office:value="32.9108033241">
                <text:p>32.9108033241</text:p>
              </table:table-cell>
              <table:table-cell office:value-type="float" office:value="33.086781349">
                <text:p>33.08678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08125">
                <text:p>30.08125</text:p>
              </table:table-cell>
              <table:table-cell office:value-type="float" office:value="31.9770975057">
                <text:p>31.9770975057</text:p>
              </table:table-cell>
              <table:table-cell office:value-type="float" office:value="36.7848888889">
                <text:p>36.7848888889</text:p>
              </table:table-cell>
              <table:table-cell office:value-type="float" office:value="33.109833795">
                <text:p>33.109833795</text:p>
              </table:table-cell>
              <table:table-cell office:value-type="float" office:value="33.3829334541">
                <text:p>33.3829334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3784722222">
                <text:p>30.3784722222</text:p>
              </table:table-cell>
              <table:table-cell office:value-type="float" office:value="32.2761904762">
                <text:p>32.2761904762</text:p>
              </table:table-cell>
              <table:table-cell office:value-type="float" office:value="36.7848888889">
                <text:p>36.7848888889</text:p>
              </table:table-cell>
              <table:table-cell office:value-type="float" office:value="33.2091412742">
                <text:p>33.2091412742</text:p>
              </table:table-cell>
              <table:table-cell office:value-type="float" office:value="33.3800362155">
                <text:p>33.38003621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4777777778">
                <text:p>30.4777777778</text:p>
              </table:table-cell>
              <table:table-cell office:value-type="float" office:value="32.4752834467">
                <text:p>32.4752834467</text:p>
              </table:table-cell>
              <table:table-cell office:value-type="float" office:value="37.1796666667">
                <text:p>37.1796666667</text:p>
              </table:table-cell>
              <table:table-cell office:value-type="float" office:value="33.2091412742">
                <text:p>33.2091412742</text:p>
              </table:table-cell>
              <table:table-cell office:value-type="float" office:value="33.3786781349">
                <text:p>33.37867813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7756944444">
                <text:p>30.7756944444</text:p>
              </table:table-cell>
              <table:table-cell office:value-type="float" office:value="32.6743764172">
                <text:p>32.6743764172</text:p>
              </table:table-cell>
              <table:table-cell office:value-type="float" office:value="37.2711111111">
                <text:p>37.2711111111</text:p>
              </table:table-cell>
              <table:table-cell office:value-type="float" office:value="33.407132964">
                <text:p>33.407132964</text:p>
              </table:table-cell>
              <table:table-cell office:value-type="float" office:value="33.5743775464">
                <text:p>33.5743775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9743055556">
                <text:p>30.9743055556</text:p>
              </table:table-cell>
              <table:table-cell office:value-type="float" office:value="32.7741496599">
                <text:p>32.7741496599</text:p>
              </table:table-cell>
              <table:table-cell office:value-type="float" office:value="37.4638888889">
                <text:p>37.4638888889</text:p>
              </table:table-cell>
              <table:table-cell office:value-type="float" office:value="33.8002077562">
                <text:p>33.8002077562</text:p>
              </table:table-cell>
              <table:table-cell office:value-type="float" office:value="33.7708012675">
                <text:p>33.7708012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2715277778">
                <text:p>31.2715277778</text:p>
              </table:table-cell>
              <table:table-cell office:value-type="float" office:value="32.8739229025">
                <text:p>32.8739229025</text:p>
              </table:table-cell>
              <table:table-cell office:value-type="float" office:value="37.4594444444">
                <text:p>37.4594444444</text:p>
              </table:table-cell>
              <table:table-cell office:value-type="float" office:value="33.8995152355">
                <text:p>33.8995152355</text:p>
              </table:table-cell>
              <table:table-cell office:value-type="float" office:value="34.2619737438">
                <text:p>34.26197374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.4701388889">
                <text:p>31.4701388889</text:p>
              </table:table-cell>
              <table:table-cell office:value-type="float" office:value="32.9736961451">
                <text:p>32.9736961451</text:p>
              </table:table-cell>
              <table:table-cell office:value-type="float" office:value="37.758">
                <text:p>37.758</text:p>
              </table:table-cell>
              <table:table-cell office:value-type="float" office:value="34.0979916898">
                <text:p>34.0979916898</text:p>
              </table:table-cell>
              <table:table-cell office:value-type="float" office:value="34.2573110005">
                <text:p>34.2573110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66875">
                <text:p>31.66875</text:p>
              </table:table-cell>
              <table:table-cell office:value-type="float" office:value="32.9736961451">
                <text:p>32.9736961451</text:p>
              </table:table-cell>
              <table:table-cell office:value-type="float" office:value="37.8576666667">
                <text:p>37.8576666667</text:p>
              </table:table-cell>
              <table:table-cell office:value-type="float" office:value="34.092867036">
                <text:p>34.092867036</text:p>
              </table:table-cell>
              <table:table-cell office:value-type="float" office:value="34.355454957">
                <text:p>34.3554549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66875">
                <text:p>31.66875</text:p>
              </table:table-cell>
              <table:table-cell office:value-type="float" office:value="33.3721088435">
                <text:p>33.3721088435</text:p>
              </table:table-cell>
              <table:table-cell office:value-type="float" office:value="37.8576666667">
                <text:p>37.8576666667</text:p>
              </table:table-cell>
              <table:table-cell office:value-type="float" office:value="34.088365651">
                <text:p>34.088365651</text:p>
              </table:table-cell>
              <table:table-cell office:value-type="float" office:value="34.4472612042">
                <text:p>34.4472612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7680555556">
                <text:p>31.7680555556</text:p>
              </table:table-cell>
              <table:table-cell office:value-type="float" office:value="33.5712018141">
                <text:p>33.5712018141</text:p>
              </table:table-cell>
              <table:table-cell office:value-type="float" office:value="38.0521111111">
                <text:p>38.0521111111</text:p>
              </table:table-cell>
              <table:table-cell office:value-type="float" office:value="34.2850415512">
                <text:p>34.2850415512</text:p>
              </table:table-cell>
              <table:table-cell office:value-type="float" office:value="34.839022182">
                <text:p>34.839022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7680555556">
                <text:p>31.7680555556</text:p>
              </table:table-cell>
              <table:table-cell office:value-type="float" office:value="33.6709750567">
                <text:p>33.6709750567</text:p>
              </table:table-cell>
              <table:table-cell office:value-type="float" office:value="38.3485555556">
                <text:p>38.3485555556</text:p>
              </table:table-cell>
              <table:table-cell office:value-type="float" office:value="34.3846952909">
                <text:p>34.3846952909</text:p>
              </table:table-cell>
              <table:table-cell office:value-type="float" office:value="34.9380262562">
                <text:p>34.93802625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666666667">
                <text:p>31.9666666667</text:p>
              </table:table-cell>
              <table:table-cell office:value-type="float" office:value="33.7707482993">
                <text:p>33.7707482993</text:p>
              </table:table-cell>
              <table:table-cell office:value-type="float" office:value="38.5477777778">
                <text:p>38.5477777778</text:p>
              </table:table-cell>
              <table:table-cell office:value-type="float" office:value="34.3819944598">
                <text:p>34.3819944598</text:p>
              </table:table-cell>
              <table:table-cell office:value-type="float" office:value="34.9335898597">
                <text:p>34.93358985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.0652777778">
                <text:p>32.0652777778</text:p>
              </table:table-cell>
              <table:table-cell office:value-type="float" office:value="33.7707482993">
                <text:p>33.7707482993</text:p>
              </table:table-cell>
              <table:table-cell office:value-type="float" office:value="38.6431111111">
                <text:p>38.6431111111</text:p>
              </table:table-cell>
              <table:table-cell office:value-type="float" office:value="34.5755540166">
                <text:p>34.5755540166</text:p>
              </table:table-cell>
              <table:table-cell office:value-type="float" office:value="35.2305115437">
                <text:p>35.23051154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.1645833333">
                <text:p>32.1645833333</text:p>
              </table:table-cell>
              <table:table-cell office:value-type="float" office:value="33.870521542">
                <text:p>33.870521542</text:p>
              </table:table-cell>
              <table:table-cell office:value-type="float" office:value="38.7426666667">
                <text:p>38.7426666667</text:p>
              </table:table-cell>
              <table:table-cell office:value-type="float" office:value="35.1636426593">
                <text:p>35.1636426593</text:p>
              </table:table-cell>
              <table:table-cell office:value-type="float" office:value="35.5222725215">
                <text:p>35.5222725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2416666667">
                <text:p>32.2416666667</text:p>
              </table:table-cell>
              <table:table-cell office:value-type="float" office:value="33.870521542">
                <text:p>33.870521542</text:p>
              </table:table-cell>
              <table:table-cell office:value-type="float" office:value="38.8373333333">
                <text:p>38.8373333333</text:p>
              </table:table-cell>
              <table:table-cell office:value-type="float" office:value="35.1588642659">
                <text:p>35.1588642659</text:p>
              </table:table-cell>
              <table:table-cell office:value-type="float" office:value="35.6200995926">
                <text:p>35.62009959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.4402777778">
                <text:p>32.4402777778</text:p>
              </table:table-cell>
              <table:table-cell office:value-type="float" office:value="34.1696145125">
                <text:p>34.1696145125</text:p>
              </table:table-cell>
              <table:table-cell office:value-type="float" office:value="39.0342222222">
                <text:p>39.0342222222</text:p>
              </table:table-cell>
              <table:table-cell office:value-type="float" office:value="35.1588642659">
                <text:p>35.1588642659</text:p>
              </table:table-cell>
              <table:table-cell office:value-type="float" office:value="35.7160706202">
                <text:p>35.71607062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.5395833333">
                <text:p>32.5395833333</text:p>
              </table:table-cell>
              <table:table-cell office:value-type="float" office:value="34.2691609977">
                <text:p>34.2691609977</text:p>
              </table:table-cell>
              <table:table-cell office:value-type="float" office:value="39.1294444444">
                <text:p>39.1294444444</text:p>
              </table:table-cell>
              <table:table-cell office:value-type="float" office:value="35.3524930748">
                <text:p>35.3524930748</text:p>
              </table:table-cell>
              <table:table-cell office:value-type="float" office:value="36.0122679946">
                <text:p>36.01226799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7381944444">
                <text:p>32.7381944444</text:p>
              </table:table-cell>
              <table:table-cell office:value-type="float" office:value="34.3684807256">
                <text:p>34.3684807256</text:p>
              </table:table-cell>
              <table:table-cell office:value-type="float" office:value="39.4241111111">
                <text:p>39.4241111111</text:p>
              </table:table-cell>
              <table:table-cell office:value-type="float" office:value="35.5436288089">
                <text:p>35.5436288089</text:p>
              </table:table-cell>
              <table:table-cell office:value-type="float" office:value="36.2059302852">
                <text:p>36.20593028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.8368055556">
                <text:p>32.8368055556</text:p>
              </table:table-cell>
              <table:table-cell office:value-type="float" office:value="34.5678004535">
                <text:p>34.5678004535</text:p>
              </table:table-cell>
              <table:table-cell office:value-type="float" office:value="39.4241111111">
                <text:p>39.4241111111</text:p>
              </table:table-cell>
              <table:table-cell office:value-type="float" office:value="35.5411357341">
                <text:p>35.5411357341</text:p>
              </table:table-cell>
              <table:table-cell office:value-type="float" office:value="36.3024898144">
                <text:p>36.30248981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.9361111111">
                <text:p>32.9361111111</text:p>
              </table:table-cell>
              <table:table-cell office:value-type="float" office:value="34.6675736961">
                <text:p>34.6675736961</text:p>
              </table:table-cell>
              <table:table-cell office:value-type="float" office:value="39.8224444444">
                <text:p>39.8224444444</text:p>
              </table:table-cell>
              <table:table-cell office:value-type="float" office:value="35.6389196676">
                <text:p>35.6389196676</text:p>
              </table:table-cell>
              <table:table-cell office:value-type="float" office:value="36.3990493436">
                <text:p>36.39904934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.1347222222">
                <text:p>33.1347222222</text:p>
              </table:table-cell>
              <table:table-cell office:value-type="float" office:value="34.9664399093">
                <text:p>34.9664399093</text:p>
              </table:table-cell>
              <table:table-cell office:value-type="float" office:value="39.9158888889">
                <text:p>39.9158888889</text:p>
              </table:table-cell>
              <table:table-cell office:value-type="float" office:value="35.6389196676">
                <text:p>35.6389196676</text:p>
              </table:table-cell>
              <table:table-cell office:value-type="float" office:value="36.5939791761">
                <text:p>36.5939791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.1347222222">
                <text:p>33.1347222222</text:p>
              </table:table-cell>
              <table:table-cell office:value-type="float" office:value="35.2655328798">
                <text:p>35.2655328798</text:p>
              </table:table-cell>
              <table:table-cell office:value-type="float" office:value="40.0154444444">
                <text:p>40.0154444444</text:p>
              </table:table-cell>
              <table:table-cell office:value-type="float" office:value="36.0349030471">
                <text:p>36.0349030471</text:p>
              </table:table-cell>
              <table:table-cell office:value-type="float" office:value="36.7878678135">
                <text:p>36.78786781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.1347222222">
                <text:p>33.1347222222</text:p>
              </table:table-cell>
              <table:table-cell office:value-type="float" office:value="35.2655328798">
                <text:p>35.2655328798</text:p>
              </table:table-cell>
              <table:table-cell office:value-type="float" office:value="40.3141111111">
                <text:p>40.3141111111</text:p>
              </table:table-cell>
              <table:table-cell office:value-type="float" office:value="36.1341412742">
                <text:p>36.1341412742</text:p>
              </table:table-cell>
              <table:table-cell office:value-type="float" office:value="36.9837483024">
                <text:p>36.9837483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.2340277778">
                <text:p>33.2340277778</text:p>
              </table:table-cell>
              <table:table-cell office:value-type="float" office:value="35.3650793651">
                <text:p>35.3650793651</text:p>
              </table:table-cell>
              <table:table-cell office:value-type="float" office:value="40.3141111111">
                <text:p>40.3141111111</text:p>
              </table:table-cell>
              <table:table-cell office:value-type="float" office:value="36.2328947368">
                <text:p>36.2328947368</text:p>
              </table:table-cell>
              <table:table-cell office:value-type="float" office:value="37.1763693979">
                <text:p>37.17636939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.4319444444">
                <text:p>33.4319444444</text:p>
              </table:table-cell>
              <table:table-cell office:value-type="float" office:value="35.564399093">
                <text:p>35.564399093</text:p>
              </table:table-cell>
              <table:table-cell office:value-type="float" office:value="40.5084444444">
                <text:p>40.5084444444</text:p>
              </table:table-cell>
              <table:table-cell office:value-type="float" office:value="36.3275623269">
                <text:p>36.3275623269</text:p>
              </table:table-cell>
              <table:table-cell office:value-type="float" office:value="37.3712086917">
                <text:p>37.3712086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6305555556">
                <text:p>33.6305555556</text:p>
              </table:table-cell>
              <table:table-cell office:value-type="float" office:value="35.564399093">
                <text:p>35.564399093</text:p>
              </table:table-cell>
              <table:table-cell office:value-type="float" office:value="40.5084444444">
                <text:p>40.5084444444</text:p>
              </table:table-cell>
              <table:table-cell office:value-type="float" office:value="36.4225069252">
                <text:p>36.4225069252</text:p>
              </table:table-cell>
              <table:table-cell office:value-type="float" office:value="37.5657311">
                <text:p>37.5657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6305555556">
                <text:p>33.6305555556</text:p>
              </table:table-cell>
              <table:table-cell office:value-type="float" office:value="35.6562358277">
                <text:p>35.6562358277</text:p>
              </table:table-cell>
              <table:table-cell office:value-type="float" office:value="40.8994444444">
                <text:p>40.8994444444</text:p>
              </table:table-cell>
              <table:table-cell office:value-type="float" office:value="36.5159279778">
                <text:p>36.5159279778</text:p>
              </table:table-cell>
              <table:table-cell office:value-type="float" office:value="37.6583521956">
                <text:p>37.65835219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6305555556">
                <text:p>33.6305555556</text:p>
              </table:table-cell>
              <table:table-cell office:value-type="float" office:value="35.7560090703">
                <text:p>35.7560090703</text:p>
              </table:table-cell>
              <table:table-cell office:value-type="float" office:value="40.9988888889">
                <text:p>40.9988888889</text:p>
              </table:table-cell>
              <table:table-cell office:value-type="float" office:value="36.6117728532">
                <text:p>36.6117728532</text:p>
              </table:table-cell>
              <table:table-cell office:value-type="float" office:value="37.7515165233">
                <text:p>37.75151652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8277777778">
                <text:p>33.8277777778</text:p>
              </table:table-cell>
              <table:table-cell office:value-type="float" office:value="35.9553287982">
                <text:p>35.9553287982</text:p>
              </table:table-cell>
              <table:table-cell office:value-type="float" office:value="41.1981111111">
                <text:p>41.1981111111</text:p>
              </table:table-cell>
              <table:table-cell office:value-type="float" office:value="36.7081717452">
                <text:p>36.7081717452</text:p>
              </table:table-cell>
              <table:table-cell office:value-type="float" office:value="37.8445903124">
                <text:p>37.84459031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0263888889">
                <text:p>34.0263888889</text:p>
              </table:table-cell>
              <table:table-cell office:value-type="float" office:value="35.9553287982">
                <text:p>35.9553287982</text:p>
              </table:table-cell>
              <table:table-cell office:value-type="float" office:value="41.1981111111">
                <text:p>41.1981111111</text:p>
              </table:table-cell>
              <table:table-cell office:value-type="float" office:value="37.19466759">
                <text:p>37.19466759</text:p>
              </table:table-cell>
              <table:table-cell office:value-type="float" office:value="38.1403349932">
                <text:p>38.14033499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.1256944444">
                <text:p>34.1256944444</text:p>
              </table:table-cell>
              <table:table-cell office:value-type="float" office:value="36.1544217687">
                <text:p>36.1544217687</text:p>
              </table:table-cell>
              <table:table-cell office:value-type="float" office:value="41.1927777778">
                <text:p>41.1927777778</text:p>
              </table:table-cell>
              <table:table-cell office:value-type="float" office:value="37.1917590028">
                <text:p>37.1917590028</text:p>
              </table:table-cell>
              <table:table-cell office:value-type="float" office:value="38.4299230421">
                <text:p>38.42992304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1256944444">
                <text:p>34.1256944444</text:p>
              </table:table-cell>
              <table:table-cell office:value-type="float" office:value="36.1453514739">
                <text:p>36.1453514739</text:p>
              </table:table-cell>
              <table:table-cell office:value-type="float" office:value="41.2878888889">
                <text:p>41.2878888889</text:p>
              </table:table-cell>
              <table:table-cell office:value-type="float" office:value="37.3829639889">
                <text:p>37.3829639889</text:p>
              </table:table-cell>
              <table:table-cell office:value-type="float" office:value="38.7251697601">
                <text:p>38.7251697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4229166667">
                <text:p>34.4229166667</text:p>
              </table:table-cell>
              <table:table-cell office:value-type="float" office:value="36.2448979592">
                <text:p>36.2448979592</text:p>
              </table:table-cell>
              <table:table-cell office:value-type="float" office:value="41.4866666667">
                <text:p>41.4866666667</text:p>
              </table:table-cell>
              <table:table-cell office:value-type="float" office:value="37.3806786704">
                <text:p>37.3806786704</text:p>
              </table:table-cell>
              <table:table-cell office:value-type="float" office:value="38.7216387506">
                <text:p>38.7216387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.6215277778">
                <text:p>34.6215277778</text:p>
              </table:table-cell>
              <table:table-cell office:value-type="float" office:value="36.5437641723">
                <text:p>36.5437641723</text:p>
              </table:table-cell>
              <table:table-cell office:value-type="float" office:value="41.5863333333">
                <text:p>41.5863333333</text:p>
              </table:table-cell>
              <table:table-cell office:value-type="float" office:value="37.7729916898">
                <text:p>37.7729916898</text:p>
              </table:table-cell>
              <table:table-cell office:value-type="float" office:value="38.8175645088">
                <text:p>38.81756450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8201388889">
                <text:p>34.8201388889</text:p>
              </table:table-cell>
              <table:table-cell office:value-type="float" office:value="36.5437641723">
                <text:p>36.5437641723</text:p>
              </table:table-cell>
              <table:table-cell office:value-type="float" office:value="41.686">
                <text:p>41.686</text:p>
              </table:table-cell>
              <table:table-cell office:value-type="float" office:value="37.8720221607">
                <text:p>37.8720221607</text:p>
              </table:table-cell>
              <table:table-cell office:value-type="float" office:value="39.0095971028">
                <text:p>39.00959710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.2166666667">
                <text:p>35.2166666667</text:p>
              </table:table-cell>
              <table:table-cell office:value-type="float" office:value="36.8424036281">
                <text:p>36.8424036281</text:p>
              </table:table-cell>
              <table:table-cell office:value-type="float" office:value="41.7804444444">
                <text:p>41.7804444444</text:p>
              </table:table-cell>
              <table:table-cell office:value-type="float" office:value="38.0661357341">
                <text:p>38.0661357341</text:p>
              </table:table-cell>
              <table:table-cell office:value-type="float" office:value="39.3031235853">
                <text:p>39.30312358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.3159722222">
                <text:p>35.3159722222</text:p>
              </table:table-cell>
              <table:table-cell office:value-type="float" office:value="36.8424036281">
                <text:p>36.8424036281</text:p>
              </table:table-cell>
              <table:table-cell office:value-type="float" office:value="42.0767777778">
                <text:p>42.0767777778</text:p>
              </table:table-cell>
              <table:table-cell office:value-type="float" office:value="38.0585180055">
                <text:p>38.0585180055</text:p>
              </table:table-cell>
              <table:table-cell office:value-type="float" office:value="39.399230421">
                <text:p>39.3992304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.5145833333">
                <text:p>35.5145833333</text:p>
              </table:table-cell>
              <table:table-cell office:value-type="float" office:value="37.1408163265">
                <text:p>37.1408163265</text:p>
              </table:table-cell>
              <table:table-cell office:value-type="float" office:value="42.2757777778">
                <text:p>42.2757777778</text:p>
              </table:table-cell>
              <table:table-cell office:value-type="float" office:value="38.1552631579">
                <text:p>38.1552631579</text:p>
              </table:table-cell>
              <table:table-cell office:value-type="float" office:value="39.4968764147">
                <text:p>39.4968764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.7131944444">
                <text:p>35.7131944444</text:p>
              </table:table-cell>
              <table:table-cell office:value-type="float" office:value="37.1408163265">
                <text:p>37.1408163265</text:p>
              </table:table-cell>
              <table:table-cell office:value-type="float" office:value="42.5744444444">
                <text:p>42.5744444444</text:p>
              </table:table-cell>
              <table:table-cell office:value-type="float" office:value="38.3508310249">
                <text:p>38.3508310249</text:p>
              </table:table-cell>
              <table:table-cell office:value-type="float" office:value="39.6949751019">
                <text:p>39.6949751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.9118055556">
                <text:p>35.9118055556</text:p>
              </table:table-cell>
              <table:table-cell office:value-type="float" office:value="37.1408163265">
                <text:p>37.1408163265</text:p>
              </table:table-cell>
              <table:table-cell office:value-type="float" office:value="42.5744444444">
                <text:p>42.5744444444</text:p>
              </table:table-cell>
              <table:table-cell office:value-type="float" office:value="38.5457756233">
                <text:p>38.5457756233</text:p>
              </table:table-cell>
              <table:table-cell office:value-type="float" office:value="39.9907197827">
                <text:p>39.99071978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.0111111111">
                <text:p>36.0111111111</text:p>
              </table:table-cell>
              <table:table-cell office:value-type="float" office:value="37.2403628118">
                <text:p>37.2403628118</text:p>
              </table:table-cell>
              <table:table-cell office:value-type="float" office:value="42.7734444444">
                <text:p>42.7734444444</text:p>
              </table:table-cell>
              <table:table-cell office:value-type="float" office:value="38.7441135734">
                <text:p>38.7441135734</text:p>
              </table:table-cell>
              <table:table-cell office:value-type="float" office:value="40.1862833861">
                <text:p>40.18628338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.2097222222">
                <text:p>36.2097222222</text:p>
              </table:table-cell>
              <table:table-cell office:value-type="float" office:value="37.4394557823">
                <text:p>37.4394557823</text:p>
              </table:table-cell>
              <table:table-cell office:value-type="float" office:value="42.9683333333">
                <text:p>42.9683333333</text:p>
              </table:table-cell>
              <table:table-cell office:value-type="float" office:value="38.8367036011">
                <text:p>38.8367036011</text:p>
              </table:table-cell>
              <table:table-cell office:value-type="float" office:value="40.3818017202">
                <text:p>40.3818017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.4083333333">
                <text:p>36.4083333333</text:p>
              </table:table-cell>
              <table:table-cell office:value-type="float" office:value="37.7380952381">
                <text:p>37.7380952381</text:p>
              </table:table-cell>
              <table:table-cell office:value-type="float" office:value="43.068">
                <text:p>43.068</text:p>
              </table:table-cell>
              <table:table-cell office:value-type="float" office:value="39.1270775623">
                <text:p>39.1270775623</text:p>
              </table:table-cell>
              <table:table-cell office:value-type="float" office:value="40.476641014">
                <text:p>40.476641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.6055555556">
                <text:p>36.6055555556</text:p>
              </table:table-cell>
              <table:table-cell office:value-type="float" office:value="37.8376417234">
                <text:p>37.8376417234</text:p>
              </table:table-cell>
              <table:table-cell office:value-type="float" office:value="43.4632222222">
                <text:p>43.4632222222</text:p>
              </table:table-cell>
              <table:table-cell office:value-type="float" office:value="39.1244459834">
                <text:p>39.1244459834</text:p>
              </table:table-cell>
              <table:table-cell office:value-type="float" office:value="40.675101856">
                <text:p>40.6751018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.7048611111">
                <text:p>36.7048611111</text:p>
              </table:table-cell>
              <table:table-cell office:value-type="float" office:value="37.9371882086">
                <text:p>37.9371882086</text:p>
              </table:table-cell>
              <table:table-cell office:value-type="float" office:value="43.6621111111">
                <text:p>43.6621111111</text:p>
              </table:table-cell>
              <table:table-cell office:value-type="float" office:value="39.4166204986">
                <text:p>39.4166204986</text:p>
              </table:table-cell>
              <table:table-cell office:value-type="float" office:value="40.7668628339">
                <text:p>40.76686283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0027777778">
                <text:p>37.0027777778</text:p>
              </table:table-cell>
              <table:table-cell office:value-type="float" office:value="38.1365079365">
                <text:p>38.1365079365</text:p>
              </table:table-cell>
              <table:table-cell office:value-type="float" office:value="43.8612222222">
                <text:p>43.8612222222</text:p>
              </table:table-cell>
              <table:table-cell office:value-type="float" office:value="39.6121191136">
                <text:p>39.6121191136</text:p>
              </table:table-cell>
              <table:table-cell office:value-type="float" office:value="41.1565414215">
                <text:p>41.1565414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2006944444">
                <text:p>37.2006944444</text:p>
              </table:table-cell>
              <table:table-cell office:value-type="float" office:value="38.2360544218">
                <text:p>38.2360544218</text:p>
              </table:table-cell>
              <table:table-cell office:value-type="float" office:value="44.055">
                <text:p>44.055</text:p>
              </table:table-cell>
              <table:table-cell office:value-type="float" office:value="39.8011080332">
                <text:p>39.8011080332</text:p>
              </table:table-cell>
              <table:table-cell office:value-type="float" office:value="41.1525577184">
                <text:p>41.1525577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.3">
                <text:p>37.3</text:p>
              </table:table-cell>
              <table:table-cell office:value-type="float" office:value="38.4353741497">
                <text:p>38.4353741497</text:p>
              </table:table-cell>
              <table:table-cell office:value-type="float" office:value="44.1545555556">
                <text:p>44.1545555556</text:p>
              </table:table-cell>
              <table:table-cell office:value-type="float" office:value="39.7985457064">
                <text:p>39.7985457064</text:p>
              </table:table-cell>
              <table:table-cell office:value-type="float" office:value="41.3479402445">
                <text:p>41.34794024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.3986111111">
                <text:p>37.3986111111</text:p>
              </table:table-cell>
              <table:table-cell office:value-type="float" office:value="38.4353741497">
                <text:p>38.4353741497</text:p>
              </table:table-cell>
              <table:table-cell office:value-type="float" office:value="44.3538888889">
                <text:p>44.3538888889</text:p>
              </table:table-cell>
              <table:table-cell office:value-type="float" office:value="39.7959833795">
                <text:p>39.7959833795</text:p>
              </table:table-cell>
              <table:table-cell office:value-type="float" office:value="41.5439112721">
                <text:p>41.54391127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.5972222222">
                <text:p>37.5972222222</text:p>
              </table:table-cell>
              <table:table-cell office:value-type="float" office:value="38.9328798186">
                <text:p>38.9328798186</text:p>
              </table:table-cell>
              <table:table-cell office:value-type="float" office:value="44.7462222222">
                <text:p>44.7462222222</text:p>
              </table:table-cell>
              <table:table-cell office:value-type="float" office:value="40.1861495845">
                <text:p>40.1861495845</text:p>
              </table:table-cell>
              <table:table-cell office:value-type="float" office:value="41.6388863739">
                <text:p>41.6388863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.7958333333">
                <text:p>37.7958333333</text:p>
              </table:table-cell>
              <table:table-cell office:value-type="float" office:value="39.1319727891">
                <text:p>39.1319727891</text:p>
              </table:table-cell>
              <table:table-cell office:value-type="float" office:value="44.8388888889">
                <text:p>44.8388888889</text:p>
              </table:table-cell>
              <table:table-cell office:value-type="float" office:value="40.2820637119">
                <text:p>40.2820637119</text:p>
              </table:table-cell>
              <table:table-cell office:value-type="float" office:value="41.933635129">
                <text:p>41.9336351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.7958333333">
                <text:p>37.7958333333</text:p>
              </table:table-cell>
              <table:table-cell office:value-type="float" office:value="39.3310657596">
                <text:p>39.3310657596</text:p>
              </table:table-cell>
              <table:table-cell office:value-type="float" office:value="44.8388888889">
                <text:p>44.8388888889</text:p>
              </table:table-cell>
              <table:table-cell office:value-type="float" office:value="40.2733379501">
                <text:p>40.2733379501</text:p>
              </table:table-cell>
              <table:table-cell office:value-type="float" office:value="42.0291081938">
                <text:p>42.02910819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.8944444444">
                <text:p>37.8944444444</text:p>
              </table:table-cell>
              <table:table-cell office:value-type="float" office:value="39.4306122449">
                <text:p>39.4306122449</text:p>
              </table:table-cell>
              <table:table-cell office:value-type="float" office:value="44.9385555556">
                <text:p>44.9385555556</text:p>
              </table:table-cell>
              <table:table-cell office:value-type="float" office:value="40.3680055402">
                <text:p>40.3680055402</text:p>
              </table:table-cell>
              <table:table-cell office:value-type="float" office:value="42.2269352648">
                <text:p>42.22693526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.1923611111">
                <text:p>38.1923611111</text:p>
              </table:table-cell>
              <table:table-cell office:value-type="float" office:value="39.5231292517">
                <text:p>39.5231292517</text:p>
              </table:table-cell>
              <table:table-cell office:value-type="float" office:value="45.2345555556">
                <text:p>45.2345555556</text:p>
              </table:table-cell>
              <table:table-cell office:value-type="float" office:value="40.6623961219">
                <text:p>40.6623961219</text:p>
              </table:table-cell>
              <table:table-cell office:value-type="float" office:value="42.2269352648">
                <text:p>42.22693526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.2916666667">
                <text:p>38.2916666667</text:p>
              </table:table-cell>
              <table:table-cell office:value-type="float" office:value="39.5231292517">
                <text:p>39.5231292517</text:p>
              </table:table-cell>
              <table:table-cell office:value-type="float" office:value="45.2345555556">
                <text:p>45.2345555556</text:p>
              </table:table-cell>
              <table:table-cell office:value-type="float" office:value="40.8538781163">
                <text:p>40.8538781163</text:p>
              </table:table-cell>
              <table:table-cell office:value-type="float" office:value="42.5194658216">
                <text:p>42.51946582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.3909722222">
                <text:p>38.3909722222</text:p>
              </table:table-cell>
              <table:table-cell office:value-type="float" office:value="39.8217687075">
                <text:p>39.8217687075</text:p>
              </table:table-cell>
              <table:table-cell office:value-type="float" office:value="45.533">
                <text:p>45.533</text:p>
              </table:table-cell>
              <table:table-cell office:value-type="float" office:value="40.8511772853">
                <text:p>40.8511772853</text:p>
              </table:table-cell>
              <table:table-cell office:value-type="float" office:value="42.6104119511">
                <text:p>42.61041195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.4902777778">
                <text:p>38.4902777778</text:p>
              </table:table-cell>
              <table:table-cell office:value-type="float" office:value="39.9213151927">
                <text:p>39.9213151927</text:p>
              </table:table-cell>
              <table:table-cell office:value-type="float" office:value="45.7291111111">
                <text:p>45.7291111111</text:p>
              </table:table-cell>
              <table:table-cell office:value-type="float" office:value="41.0400277008">
                <text:p>41.0400277008</text:p>
              </table:table-cell>
              <table:table-cell office:value-type="float" office:value="42.9045722046">
                <text:p>42.9045722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.6888888889">
                <text:p>38.6888888889</text:p>
              </table:table-cell>
              <table:table-cell office:value-type="float" office:value="39.9213151927">
                <text:p>39.9213151927</text:p>
              </table:table-cell>
              <table:table-cell office:value-type="float" office:value="45.9282222222">
                <text:p>45.9282222222</text:p>
              </table:table-cell>
              <table:table-cell office:value-type="float" office:value="41.031232687">
                <text:p>41.031232687</text:p>
              </table:table-cell>
              <table:table-cell office:value-type="float" office:value="42.9025803531">
                <text:p>42.90258035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.7881944444">
                <text:p>38.7881944444</text:p>
              </table:table-cell>
              <table:table-cell office:value-type="float" office:value="40.319047619">
                <text:p>40.319047619</text:p>
              </table:table-cell>
              <table:table-cell office:value-type="float" office:value="46.0276666667">
                <text:p>46.0276666667</text:p>
              </table:table-cell>
              <table:table-cell office:value-type="float" office:value="41.324099723">
                <text:p>41.324099723</text:p>
              </table:table-cell>
              <table:table-cell office:value-type="float" office:value="43.1008148483">
                <text:p>43.10081484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.8875">
                <text:p>38.8875</text:p>
              </table:table-cell>
              <table:table-cell office:value-type="float" office:value="40.4185941043">
                <text:p>40.4185941043</text:p>
              </table:table-cell>
              <table:table-cell office:value-type="float" office:value="46.3215555556">
                <text:p>46.3215555556</text:p>
              </table:table-cell>
              <table:table-cell office:value-type="float" office:value="41.4197368421">
                <text:p>41.4197368421</text:p>
              </table:table-cell>
              <table:table-cell office:value-type="float" office:value="43.2964689905">
                <text:p>43.29646899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.8875">
                <text:p>38.8875</text:p>
              </table:table-cell>
              <table:table-cell office:value-type="float" office:value="40.4185941043">
                <text:p>40.4185941043</text:p>
              </table:table-cell>
              <table:table-cell office:value-type="float" office:value="46.5097777778">
                <text:p>46.5097777778</text:p>
              </table:table-cell>
              <table:table-cell office:value-type="float" office:value="41.5188365651">
                <text:p>41.5188365651</text:p>
              </table:table-cell>
              <table:table-cell office:value-type="float" office:value="43.4902670892">
                <text:p>43.49026708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.8875">
                <text:p>38.8875</text:p>
              </table:table-cell>
              <table:table-cell office:value-type="float" office:value="40.9092970522">
                <text:p>40.9092970522</text:p>
              </table:table-cell>
              <table:table-cell office:value-type="float" office:value="46.6068888889">
                <text:p>46.6068888889</text:p>
              </table:table-cell>
              <table:table-cell office:value-type="float" office:value="41.7159279778">
                <text:p>41.7159279778</text:p>
              </table:table-cell>
              <table:table-cell office:value-type="float" office:value="43.5838841105">
                <text:p>43.5838841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0861111111">
                <text:p>39.0861111111</text:p>
              </table:table-cell>
              <table:table-cell office:value-type="float" office:value="40.9092970522">
                <text:p>40.9092970522</text:p>
              </table:table-cell>
              <table:table-cell office:value-type="float" office:value="46.6068888889">
                <text:p>46.6068888889</text:p>
              </table:table-cell>
              <table:table-cell office:value-type="float" office:value="41.9096260388">
                <text:p>41.9096260388</text:p>
              </table:table-cell>
              <table:table-cell office:value-type="float" office:value="43.7777727478">
                <text:p>43.77777274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3840277778">
                <text:p>39.3840277778</text:p>
              </table:table-cell>
              <table:table-cell office:value-type="float" office:value="41.3072562358">
                <text:p>41.3072562358</text:p>
              </table:table-cell>
              <table:table-cell office:value-type="float" office:value="46.7011111111">
                <text:p>46.7011111111</text:p>
              </table:table-cell>
              <table:table-cell office:value-type="float" office:value="41.9033933518">
                <text:p>41.9033933518</text:p>
              </table:table-cell>
              <table:table-cell office:value-type="float" office:value="43.9712992304">
                <text:p>43.971299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